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68/settings.xml" manifest:version="1.2"/>
  <manifest:file-entry manifest:media-type="application/xml" manifest:full-path="Formula-568/content.xml" manifest:version="1.2"/>
  <manifest:file-entry manifest:media-type="application/xml" manifest:full-path="Formula-566/settings.xml" manifest:version="1.2"/>
  <manifest:file-entry manifest:media-type="application/xml" manifest:full-path="Formula-566/content.xml" manifest:version="1.2"/>
  <manifest:file-entry manifest:media-type="application/xml" manifest:full-path="Formula-564/settings.xml" manifest:version="1.2"/>
  <manifest:file-entry manifest:media-type="application/xml" manifest:full-path="Formula-564/content.xml" manifest:version="1.2"/>
  <manifest:file-entry manifest:media-type="application/xml" manifest:full-path="Formula-562/settings.xml" manifest:version="1.2"/>
  <manifest:file-entry manifest:media-type="application/xml" manifest:full-path="Formula-562/content.xml" manifest:version="1.2"/>
  <manifest:file-entry manifest:media-type="application/xml" manifest:full-path="Formula-560/settings.xml" manifest:version="1.2"/>
  <manifest:file-entry manifest:media-type="application/xml" manifest:full-path="Formula-560/content.xml" manifest:version="1.2"/>
  <manifest:file-entry manifest:media-type="application/xml" manifest:full-path="Formula-558/settings.xml" manifest:version="1.2"/>
  <manifest:file-entry manifest:media-type="application/xml" manifest:full-path="Formula-558/content.xml" manifest:version="1.2"/>
  <manifest:file-entry manifest:media-type="application/xml" manifest:full-path="Formula-556/settings.xml" manifest:version="1.2"/>
  <manifest:file-entry manifest:media-type="application/xml" manifest:full-path="Formula-556/content.xml" manifest:version="1.2"/>
  <manifest:file-entry manifest:media-type="application/xml" manifest:full-path="Formula-554/settings.xml" manifest:version="1.2"/>
  <manifest:file-entry manifest:media-type="application/xml" manifest:full-path="Formula-554/content.xml" manifest:version="1.2"/>
  <manifest:file-entry manifest:media-type="application/xml" manifest:full-path="Formula-552/settings.xml" manifest:version="1.2"/>
  <manifest:file-entry manifest:media-type="application/xml" manifest:full-path="Formula-552/content.xml" manifest:version="1.2"/>
  <manifest:file-entry manifest:media-type="application/xml" manifest:full-path="Formula-550/settings.xml" manifest:version="1.2"/>
  <manifest:file-entry manifest:media-type="application/xml" manifest:full-path="Formula-550/content.xml" manifest:version="1.2"/>
  <manifest:file-entry manifest:media-type="application/xml" manifest:full-path="Formula-548/settings.xml" manifest:version="1.2"/>
  <manifest:file-entry manifest:media-type="application/xml" manifest:full-path="Formula-548/content.xml" manifest:version="1.2"/>
  <manifest:file-entry manifest:media-type="application/xml" manifest:full-path="Formula-546/settings.xml" manifest:version="1.2"/>
  <manifest:file-entry manifest:media-type="application/xml" manifest:full-path="Formula-546/content.xml" manifest:version="1.2"/>
  <manifest:file-entry manifest:media-type="application/xml" manifest:full-path="Formula-544/settings.xml" manifest:version="1.2"/>
  <manifest:file-entry manifest:media-type="application/xml" manifest:full-path="Formula-544/content.xml" manifest:version="1.2"/>
  <manifest:file-entry manifest:media-type="application/xml" manifest:full-path="Formula-542/settings.xml" manifest:version="1.2"/>
  <manifest:file-entry manifest:media-type="application/xml" manifest:full-path="Formula-542/content.xml" manifest:version="1.2"/>
  <manifest:file-entry manifest:media-type="application/xml" manifest:full-path="Formula-540/settings.xml" manifest:version="1.2"/>
  <manifest:file-entry manifest:media-type="application/xml" manifest:full-path="Formula-540/content.xml" manifest:version="1.2"/>
  <manifest:file-entry manifest:media-type="application/xml" manifest:full-path="Formula-538/settings.xml" manifest:version="1.2"/>
  <manifest:file-entry manifest:media-type="application/xml" manifest:full-path="Formula-538/content.xml" manifest:version="1.2"/>
  <manifest:file-entry manifest:media-type="application/xml" manifest:full-path="Formula-536/settings.xml" manifest:version="1.2"/>
  <manifest:file-entry manifest:media-type="application/xml" manifest:full-path="Formula-536/content.xml" manifest:version="1.2"/>
  <manifest:file-entry manifest:media-type="application/xml" manifest:full-path="Formula-534/settings.xml" manifest:version="1.2"/>
  <manifest:file-entry manifest:media-type="application/xml" manifest:full-path="Formula-534/content.xml" manifest:version="1.2"/>
  <manifest:file-entry manifest:media-type="application/xml" manifest:full-path="Formula-532/settings.xml" manifest:version="1.2"/>
  <manifest:file-entry manifest:media-type="application/xml" manifest:full-path="Formula-532/content.xml" manifest:version="1.2"/>
  <manifest:file-entry manifest:media-type="application/xml" manifest:full-path="Formula-530/settings.xml" manifest:version="1.2"/>
  <manifest:file-entry manifest:media-type="application/xml" manifest:full-path="Formula-530/content.xml" manifest:version="1.2"/>
  <manifest:file-entry manifest:media-type="application/xml" manifest:full-path="Formula-528/settings.xml" manifest:version="1.2"/>
  <manifest:file-entry manifest:media-type="application/xml" manifest:full-path="Formula-528/content.xml" manifest:version="1.2"/>
  <manifest:file-entry manifest:media-type="application/xml" manifest:full-path="Formula-526/settings.xml" manifest:version="1.2"/>
  <manifest:file-entry manifest:media-type="application/xml" manifest:full-path="Formula-526/content.xml" manifest:version="1.2"/>
  <manifest:file-entry manifest:media-type="application/xml" manifest:full-path="Formula-524/settings.xml" manifest:version="1.2"/>
  <manifest:file-entry manifest:media-type="application/xml" manifest:full-path="Formula-524/content.xml" manifest:version="1.2"/>
  <manifest:file-entry manifest:media-type="application/xml" manifest:full-path="Formula-522/settings.xml" manifest:version="1.2"/>
  <manifest:file-entry manifest:media-type="application/xml" manifest:full-path="Formula-522/content.xml" manifest:version="1.2"/>
  <manifest:file-entry manifest:media-type="application/xml" manifest:full-path="Formula-520/settings.xml" manifest:version="1.2"/>
  <manifest:file-entry manifest:media-type="application/xml" manifest:full-path="Formula-520/content.xml" manifest:version="1.2"/>
  <manifest:file-entry manifest:media-type="application/xml" manifest:full-path="Formula-518/settings.xml" manifest:version="1.2"/>
  <manifest:file-entry manifest:media-type="application/xml" manifest:full-path="Formula-518/content.xml" manifest:version="1.2"/>
  <manifest:file-entry manifest:media-type="application/xml" manifest:full-path="Formula-516/settings.xml" manifest:version="1.2"/>
  <manifest:file-entry manifest:media-type="application/xml" manifest:full-path="Formula-516/content.xml" manifest:version="1.2"/>
  <manifest:file-entry manifest:media-type="application/xml" manifest:full-path="Formula-514/settings.xml" manifest:version="1.2"/>
  <manifest:file-entry manifest:media-type="application/xml" manifest:full-path="Formula-514/content.xml" manifest:version="1.2"/>
  <manifest:file-entry manifest:media-type="application/xml" manifest:full-path="Formula-512/settings.xml" manifest:version="1.2"/>
  <manifest:file-entry manifest:media-type="application/xml" manifest:full-path="Formula-512/content.xml" manifest:version="1.2"/>
  <manifest:file-entry manifest:media-type="application/xml" manifest:full-path="Formula-510/settings.xml" manifest:version="1.2"/>
  <manifest:file-entry manifest:media-type="application/xml" manifest:full-path="Formula-510/content.xml" manifest:version="1.2"/>
  <manifest:file-entry manifest:media-type="application/xml" manifest:full-path="Formula-508/settings.xml" manifest:version="1.2"/>
  <manifest:file-entry manifest:media-type="application/xml" manifest:full-path="Formula-508/content.xml" manifest:version="1.2"/>
  <manifest:file-entry manifest:media-type="application/xml" manifest:full-path="Formula-506/settings.xml" manifest:version="1.2"/>
  <manifest:file-entry manifest:media-type="application/xml" manifest:full-path="Formula-506/content.xml" manifest:version="1.2"/>
  <manifest:file-entry manifest:media-type="application/xml" manifest:full-path="Formula-504/settings.xml" manifest:version="1.2"/>
  <manifest:file-entry manifest:media-type="application/xml" manifest:full-path="Formula-504/content.xml" manifest:version="1.2"/>
  <manifest:file-entry manifest:media-type="application/xml" manifest:full-path="Formula-502/settings.xml" manifest:version="1.2"/>
  <manifest:file-entry manifest:media-type="application/xml" manifest:full-path="Formula-502/content.xml" manifest:version="1.2"/>
  <manifest:file-entry manifest:media-type="application/xml" manifest:full-path="Formula-500/settings.xml" manifest:version="1.2"/>
  <manifest:file-entry manifest:media-type="application/xml" manifest:full-path="Formula-500/content.xml" manifest:version="1.2"/>
  <manifest:file-entry manifest:media-type="application/xml" manifest:full-path="Formula-498/settings.xml" manifest:version="1.2"/>
  <manifest:file-entry manifest:media-type="application/xml" manifest:full-path="Formula-498/content.xml" manifest:version="1.2"/>
  <manifest:file-entry manifest:media-type="application/xml" manifest:full-path="Formula-496/settings.xml" manifest:version="1.2"/>
  <manifest:file-entry manifest:media-type="application/xml" manifest:full-path="Formula-496/content.xml" manifest:version="1.2"/>
  <manifest:file-entry manifest:media-type="application/xml" manifest:full-path="Formula-494/settings.xml" manifest:version="1.2"/>
  <manifest:file-entry manifest:media-type="application/xml" manifest:full-path="Formula-494/content.xml" manifest:version="1.2"/>
  <manifest:file-entry manifest:media-type="application/xml" manifest:full-path="Formula-492/settings.xml" manifest:version="1.2"/>
  <manifest:file-entry manifest:media-type="application/xml" manifest:full-path="Formula-492/content.xml" manifest:version="1.2"/>
  <manifest:file-entry manifest:media-type="application/xml" manifest:full-path="Formula-490/settings.xml" manifest:version="1.2"/>
  <manifest:file-entry manifest:media-type="application/xml" manifest:full-path="Formula-490/content.xml" manifest:version="1.2"/>
  <manifest:file-entry manifest:media-type="application/xml" manifest:full-path="Formula-488/settings.xml" manifest:version="1.2"/>
  <manifest:file-entry manifest:media-type="application/xml" manifest:full-path="Formula-488/content.xml" manifest:version="1.2"/>
  <manifest:file-entry manifest:media-type="application/xml" manifest:full-path="Formula-486/settings.xml" manifest:version="1.2"/>
  <manifest:file-entry manifest:media-type="application/xml" manifest:full-path="Formula-486/content.xml" manifest:version="1.2"/>
  <manifest:file-entry manifest:media-type="application/xml" manifest:full-path="Formula-484/settings.xml" manifest:version="1.2"/>
  <manifest:file-entry manifest:media-type="application/xml" manifest:full-path="Formula-484/content.xml" manifest:version="1.2"/>
  <manifest:file-entry manifest:media-type="application/xml" manifest:full-path="Formula-482/settings.xml" manifest:version="1.2"/>
  <manifest:file-entry manifest:media-type="application/xml" manifest:full-path="Formula-482/content.xml" manifest:version="1.2"/>
  <manifest:file-entry manifest:media-type="application/xml" manifest:full-path="Formula-480/settings.xml" manifest:version="1.2"/>
  <manifest:file-entry manifest:media-type="application/xml" manifest:full-path="Formula-480/content.xml" manifest:version="1.2"/>
  <manifest:file-entry manifest:media-type="application/xml" manifest:full-path="Formula-478/settings.xml" manifest:version="1.2"/>
  <manifest:file-entry manifest:media-type="application/xml" manifest:full-path="Formula-478/content.xml" manifest:version="1.2"/>
  <manifest:file-entry manifest:media-type="application/xml" manifest:full-path="Formula-476/settings.xml" manifest:version="1.2"/>
  <manifest:file-entry manifest:media-type="application/xml" manifest:full-path="Formula-476/content.xml" manifest:version="1.2"/>
  <manifest:file-entry manifest:media-type="application/xml" manifest:full-path="Formula-474/settings.xml" manifest:version="1.2"/>
  <manifest:file-entry manifest:media-type="application/xml" manifest:full-path="Formula-474/content.xml" manifest:version="1.2"/>
  <manifest:file-entry manifest:media-type="application/xml" manifest:full-path="Formula-472/settings.xml" manifest:version="1.2"/>
  <manifest:file-entry manifest:media-type="application/xml" manifest:full-path="Formula-472/content.xml" manifest:version="1.2"/>
  <manifest:file-entry manifest:media-type="application/xml" manifest:full-path="Formula-470/settings.xml" manifest:version="1.2"/>
  <manifest:file-entry manifest:media-type="application/xml" manifest:full-path="Formula-470/content.xml" manifest:version="1.2"/>
  <manifest:file-entry manifest:media-type="application/xml" manifest:full-path="Formula-468/settings.xml" manifest:version="1.2"/>
  <manifest:file-entry manifest:media-type="application/xml" manifest:full-path="Formula-468/content.xml" manifest:version="1.2"/>
  <manifest:file-entry manifest:media-type="application/xml" manifest:full-path="Formula-466/settings.xml" manifest:version="1.2"/>
  <manifest:file-entry manifest:media-type="application/xml" manifest:full-path="Formula-466/content.xml" manifest:version="1.2"/>
  <manifest:file-entry manifest:media-type="application/xml" manifest:full-path="Formula-464/settings.xml" manifest:version="1.2"/>
  <manifest:file-entry manifest:media-type="application/xml" manifest:full-path="Formula-464/content.xml" manifest:version="1.2"/>
  <manifest:file-entry manifest:media-type="application/xml" manifest:full-path="Formula-462/settings.xml" manifest:version="1.2"/>
  <manifest:file-entry manifest:media-type="application/xml" manifest:full-path="Formula-462/content.xml" manifest:version="1.2"/>
  <manifest:file-entry manifest:media-type="application/xml" manifest:full-path="Formula-460/settings.xml" manifest:version="1.2"/>
  <manifest:file-entry manifest:media-type="application/xml" manifest:full-path="Formula-460/content.xml" manifest:version="1.2"/>
  <manifest:file-entry manifest:media-type="application/xml" manifest:full-path="Formula-458/settings.xml" manifest:version="1.2"/>
  <manifest:file-entry manifest:media-type="application/xml" manifest:full-path="Formula-458/content.xml" manifest:version="1.2"/>
  <manifest:file-entry manifest:media-type="application/xml" manifest:full-path="Formula-456/settings.xml" manifest:version="1.2"/>
  <manifest:file-entry manifest:media-type="application/xml" manifest:full-path="Formula-456/content.xml" manifest:version="1.2"/>
  <manifest:file-entry manifest:media-type="application/xml" manifest:full-path="Formula-454/settings.xml" manifest:version="1.2"/>
  <manifest:file-entry manifest:media-type="application/xml" manifest:full-path="Formula-454/content.xml" manifest:version="1.2"/>
  <manifest:file-entry manifest:media-type="application/xml" manifest:full-path="Formula-452/settings.xml" manifest:version="1.2"/>
  <manifest:file-entry manifest:media-type="application/xml" manifest:full-path="Formula-452/content.xml" manifest:version="1.2"/>
  <manifest:file-entry manifest:media-type="application/xml" manifest:full-path="Formula-450/settings.xml" manifest:version="1.2"/>
  <manifest:file-entry manifest:media-type="application/xml" manifest:full-path="Formula-450/content.xml" manifest:version="1.2"/>
  <manifest:file-entry manifest:media-type="application/xml" manifest:full-path="Formula-448/settings.xml" manifest:version="1.2"/>
  <manifest:file-entry manifest:media-type="application/xml" manifest:full-path="Formula-448/content.xml" manifest:version="1.2"/>
  <manifest:file-entry manifest:media-type="application/xml" manifest:full-path="Formula-446/settings.xml" manifest:version="1.2"/>
  <manifest:file-entry manifest:media-type="application/xml" manifest:full-path="Formula-446/content.xml" manifest:version="1.2"/>
  <manifest:file-entry manifest:media-type="application/xml" manifest:full-path="Formula-444/settings.xml" manifest:version="1.2"/>
  <manifest:file-entry manifest:media-type="application/xml" manifest:full-path="Formula-444/content.xml" manifest:version="1.2"/>
  <manifest:file-entry manifest:media-type="application/xml" manifest:full-path="Formula-442/settings.xml" manifest:version="1.2"/>
  <manifest:file-entry manifest:media-type="application/xml" manifest:full-path="Formula-442/content.xml" manifest:version="1.2"/>
  <manifest:file-entry manifest:media-type="application/xml" manifest:full-path="Formula-440/settings.xml" manifest:version="1.2"/>
  <manifest:file-entry manifest:media-type="application/xml" manifest:full-path="Formula-440/content.xml" manifest:version="1.2"/>
  <manifest:file-entry manifest:media-type="application/xml" manifest:full-path="Formula-438/settings.xml" manifest:version="1.2"/>
  <manifest:file-entry manifest:media-type="application/xml" manifest:full-path="Formula-438/content.xml" manifest:version="1.2"/>
  <manifest:file-entry manifest:media-type="application/xml" manifest:full-path="Formula-436/settings.xml" manifest:version="1.2"/>
  <manifest:file-entry manifest:media-type="application/xml" manifest:full-path="Formula-436/content.xml" manifest:version="1.2"/>
  <manifest:file-entry manifest:media-type="application/xml" manifest:full-path="Formula-434/settings.xml" manifest:version="1.2"/>
  <manifest:file-entry manifest:media-type="application/xml" manifest:full-path="Formula-434/content.xml" manifest:version="1.2"/>
  <manifest:file-entry manifest:media-type="application/xml" manifest:full-path="Formula-432/settings.xml" manifest:version="1.2"/>
  <manifest:file-entry manifest:media-type="application/xml" manifest:full-path="Formula-432/content.xml" manifest:version="1.2"/>
  <manifest:file-entry manifest:media-type="application/xml" manifest:full-path="Formula-430/settings.xml" manifest:version="1.2"/>
  <manifest:file-entry manifest:media-type="application/xml" manifest:full-path="Formula-430/content.xml" manifest:version="1.2"/>
  <manifest:file-entry manifest:media-type="application/xml" manifest:full-path="Formula-428/settings.xml" manifest:version="1.2"/>
  <manifest:file-entry manifest:media-type="application/xml" manifest:full-path="Formula-428/content.xml" manifest:version="1.2"/>
  <manifest:file-entry manifest:media-type="application/xml" manifest:full-path="Formula-426/settings.xml" manifest:version="1.2"/>
  <manifest:file-entry manifest:media-type="application/xml" manifest:full-path="Formula-426/content.xml" manifest:version="1.2"/>
  <manifest:file-entry manifest:media-type="application/xml" manifest:full-path="Formula-424/settings.xml" manifest:version="1.2"/>
  <manifest:file-entry manifest:media-type="application/xml" manifest:full-path="Formula-424/content.xml" manifest:version="1.2"/>
  <manifest:file-entry manifest:media-type="application/xml" manifest:full-path="Formula-422/settings.xml" manifest:version="1.2"/>
  <manifest:file-entry manifest:media-type="application/xml" manifest:full-path="Formula-422/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application/xml" manifest:full-path="Formula-396/settings.xml" manifest:version="1.2"/>
  <manifest:file-entry manifest:media-type="application/xml" manifest:full-path="Formula-396/content.xml"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68/" manifest:version="1.2"/>
  <manifest:file-entry manifest:media-type="application/vnd.oasis.opendocument.formula" manifest:full-path="Formula-568/" manifest:version="1.2"/>
  <manifest:file-entry manifest:media-type="application/vnd.oasis.opendocument.formula" manifest:full-path="Formula-566/" manifest:version="1.2"/>
  <manifest:file-entry manifest:media-type="application/vnd.oasis.opendocument.formula" manifest:full-path="Formula-566/" manifest:version="1.2"/>
  <manifest:file-entry manifest:media-type="application/vnd.oasis.opendocument.formula" manifest:full-path="Formula-564/" manifest:version="1.2"/>
  <manifest:file-entry manifest:media-type="application/vnd.oasis.opendocument.formula" manifest:full-path="Formula-564/" manifest:version="1.2"/>
  <manifest:file-entry manifest:media-type="application/vnd.oasis.opendocument.formula" manifest:full-path="Formula-562/" manifest:version="1.2"/>
  <manifest:file-entry manifest:media-type="application/vnd.oasis.opendocument.formula" manifest:full-path="Formula-562/" manifest:version="1.2"/>
  <manifest:file-entry manifest:media-type="application/vnd.oasis.opendocument.formula" manifest:full-path="Formula-560/" manifest:version="1.2"/>
  <manifest:file-entry manifest:media-type="application/vnd.oasis.opendocument.formula" manifest:full-path="Formula-560/" manifest:version="1.2"/>
  <manifest:file-entry manifest:media-type="application/vnd.oasis.opendocument.formula" manifest:full-path="Formula-558/" manifest:version="1.2"/>
  <manifest:file-entry manifest:media-type="application/vnd.oasis.opendocument.formula" manifest:full-path="Formula-558/" manifest:version="1.2"/>
  <manifest:file-entry manifest:media-type="application/vnd.oasis.opendocument.formula" manifest:full-path="Formula-556/" manifest:version="1.2"/>
  <manifest:file-entry manifest:media-type="application/vnd.oasis.opendocument.formula" manifest:full-path="Formula-556/" manifest:version="1.2"/>
  <manifest:file-entry manifest:media-type="application/vnd.oasis.opendocument.formula" manifest:full-path="Formula-554/" manifest:version="1.2"/>
  <manifest:file-entry manifest:media-type="application/vnd.oasis.opendocument.formula" manifest:full-path="Formula-554/" manifest:version="1.2"/>
  <manifest:file-entry manifest:media-type="application/vnd.oasis.opendocument.formula" manifest:full-path="Formula-552/" manifest:version="1.2"/>
  <manifest:file-entry manifest:media-type="application/vnd.oasis.opendocument.formula" manifest:full-path="Formula-552/" manifest:version="1.2"/>
  <manifest:file-entry manifest:media-type="application/vnd.oasis.opendocument.formula" manifest:full-path="Formula-550/" manifest:version="1.2"/>
  <manifest:file-entry manifest:media-type="application/vnd.oasis.opendocument.formula" manifest:full-path="Formula-550/" manifest:version="1.2"/>
  <manifest:file-entry manifest:media-type="application/vnd.oasis.opendocument.formula" manifest:full-path="Formula-548/" manifest:version="1.2"/>
  <manifest:file-entry manifest:media-type="application/vnd.oasis.opendocument.formula" manifest:full-path="Formula-548/" manifest:version="1.2"/>
  <manifest:file-entry manifest:media-type="application/vnd.oasis.opendocument.formula" manifest:full-path="Formula-546/" manifest:version="1.2"/>
  <manifest:file-entry manifest:media-type="application/vnd.oasis.opendocument.formula" manifest:full-path="Formula-546/" manifest:version="1.2"/>
  <manifest:file-entry manifest:media-type="application/vnd.oasis.opendocument.formula" manifest:full-path="Formula-544/" manifest:version="1.2"/>
  <manifest:file-entry manifest:media-type="application/vnd.oasis.opendocument.formula" manifest:full-path="Formula-544/" manifest:version="1.2"/>
  <manifest:file-entry manifest:media-type="application/vnd.oasis.opendocument.formula" manifest:full-path="Formula-542/" manifest:version="1.2"/>
  <manifest:file-entry manifest:media-type="application/vnd.oasis.opendocument.formula" manifest:full-path="Formula-542/" manifest:version="1.2"/>
  <manifest:file-entry manifest:media-type="application/vnd.oasis.opendocument.formula" manifest:full-path="Formula-540/" manifest:version="1.2"/>
  <manifest:file-entry manifest:media-type="application/vnd.oasis.opendocument.formula" manifest:full-path="Formula-540/" manifest:version="1.2"/>
  <manifest:file-entry manifest:media-type="application/vnd.oasis.opendocument.formula" manifest:full-path="Formula-538/" manifest:version="1.2"/>
  <manifest:file-entry manifest:media-type="application/vnd.oasis.opendocument.formula" manifest:full-path="Formula-538/" manifest:version="1.2"/>
  <manifest:file-entry manifest:media-type="application/vnd.oasis.opendocument.formula" manifest:full-path="Formula-536/" manifest:version="1.2"/>
  <manifest:file-entry manifest:media-type="application/vnd.oasis.opendocument.formula" manifest:full-path="Formula-536/" manifest:version="1.2"/>
  <manifest:file-entry manifest:media-type="application/vnd.oasis.opendocument.formula" manifest:full-path="Formula-534/" manifest:version="1.2"/>
  <manifest:file-entry manifest:media-type="application/vnd.oasis.opendocument.formula" manifest:full-path="Formula-534/" manifest:version="1.2"/>
  <manifest:file-entry manifest:media-type="application/vnd.oasis.opendocument.formula" manifest:full-path="Formula-532/" manifest:version="1.2"/>
  <manifest:file-entry manifest:media-type="application/vnd.oasis.opendocument.formula" manifest:full-path="Formula-532/" manifest:version="1.2"/>
  <manifest:file-entry manifest:media-type="application/vnd.oasis.opendocument.formula" manifest:full-path="Formula-530/" manifest:version="1.2"/>
  <manifest:file-entry manifest:media-type="application/vnd.oasis.opendocument.formula" manifest:full-path="Formula-530/" manifest:version="1.2"/>
  <manifest:file-entry manifest:media-type="application/vnd.oasis.opendocument.formula" manifest:full-path="Formula-528/" manifest:version="1.2"/>
  <manifest:file-entry manifest:media-type="application/vnd.oasis.opendocument.formula" manifest:full-path="Formula-528/" manifest:version="1.2"/>
  <manifest:file-entry manifest:media-type="application/vnd.oasis.opendocument.formula" manifest:full-path="Formula-526/" manifest:version="1.2"/>
  <manifest:file-entry manifest:media-type="application/vnd.oasis.opendocument.formula" manifest:full-path="Formula-526/" manifest:version="1.2"/>
  <manifest:file-entry manifest:media-type="application/vnd.oasis.opendocument.formula" manifest:full-path="Formula-524/" manifest:version="1.2"/>
  <manifest:file-entry manifest:media-type="application/vnd.oasis.opendocument.formula" manifest:full-path="Formula-524/" manifest:version="1.2"/>
  <manifest:file-entry manifest:media-type="application/vnd.oasis.opendocument.formula" manifest:full-path="Formula-522/" manifest:version="1.2"/>
  <manifest:file-entry manifest:media-type="application/vnd.oasis.opendocument.formula" manifest:full-path="Formula-522/" manifest:version="1.2"/>
  <manifest:file-entry manifest:media-type="application/vnd.oasis.opendocument.formula" manifest:full-path="Formula-520/" manifest:version="1.2"/>
  <manifest:file-entry manifest:media-type="application/vnd.oasis.opendocument.formula" manifest:full-path="Formula-520/" manifest:version="1.2"/>
  <manifest:file-entry manifest:media-type="application/vnd.oasis.opendocument.formula" manifest:full-path="Formula-518/" manifest:version="1.2"/>
  <manifest:file-entry manifest:media-type="application/vnd.oasis.opendocument.formula" manifest:full-path="Formula-518/" manifest:version="1.2"/>
  <manifest:file-entry manifest:media-type="application/vnd.oasis.opendocument.formula" manifest:full-path="Formula-516/" manifest:version="1.2"/>
  <manifest:file-entry manifest:media-type="application/vnd.oasis.opendocument.formula" manifest:full-path="Formula-516/" manifest:version="1.2"/>
  <manifest:file-entry manifest:media-type="application/vnd.oasis.opendocument.formula" manifest:full-path="Formula-514/" manifest:version="1.2"/>
  <manifest:file-entry manifest:media-type="application/vnd.oasis.opendocument.formula" manifest:full-path="Formula-514/" manifest:version="1.2"/>
  <manifest:file-entry manifest:media-type="application/vnd.oasis.opendocument.formula" manifest:full-path="Formula-512/" manifest:version="1.2"/>
  <manifest:file-entry manifest:media-type="application/vnd.oasis.opendocument.formula" manifest:full-path="Formula-512/" manifest:version="1.2"/>
  <manifest:file-entry manifest:media-type="application/vnd.oasis.opendocument.formula" manifest:full-path="Formula-510/" manifest:version="1.2"/>
  <manifest:file-entry manifest:media-type="application/vnd.oasis.opendocument.formula" manifest:full-path="Formula-510/" manifest:version="1.2"/>
  <manifest:file-entry manifest:media-type="application/vnd.oasis.opendocument.formula" manifest:full-path="Formula-508/" manifest:version="1.2"/>
  <manifest:file-entry manifest:media-type="application/vnd.oasis.opendocument.formula" manifest:full-path="Formula-508/" manifest:version="1.2"/>
  <manifest:file-entry manifest:media-type="application/vnd.oasis.opendocument.formula" manifest:full-path="Formula-506/" manifest:version="1.2"/>
  <manifest:file-entry manifest:media-type="application/vnd.oasis.opendocument.formula" manifest:full-path="Formula-506/" manifest:version="1.2"/>
  <manifest:file-entry manifest:media-type="application/vnd.oasis.opendocument.formula" manifest:full-path="Formula-504/" manifest:version="1.2"/>
  <manifest:file-entry manifest:media-type="application/vnd.oasis.opendocument.formula" manifest:full-path="Formula-504/" manifest:version="1.2"/>
  <manifest:file-entry manifest:media-type="application/vnd.oasis.opendocument.formula" manifest:full-path="Formula-502/" manifest:version="1.2"/>
  <manifest:file-entry manifest:media-type="application/vnd.oasis.opendocument.formula" manifest:full-path="Formula-502/" manifest:version="1.2"/>
  <manifest:file-entry manifest:media-type="application/vnd.oasis.opendocument.formula" manifest:full-path="Formula-500/" manifest:version="1.2"/>
  <manifest:file-entry manifest:media-type="application/vnd.oasis.opendocument.formula" manifest:full-path="Formula-500/" manifest:version="1.2"/>
  <manifest:file-entry manifest:media-type="application/vnd.oasis.opendocument.formula" manifest:full-path="Formula-498/" manifest:version="1.2"/>
  <manifest:file-entry manifest:media-type="application/vnd.oasis.opendocument.formula" manifest:full-path="Formula-498/" manifest:version="1.2"/>
  <manifest:file-entry manifest:media-type="application/vnd.oasis.opendocument.formula" manifest:full-path="Formula-496/" manifest:version="1.2"/>
  <manifest:file-entry manifest:media-type="application/vnd.oasis.opendocument.formula" manifest:full-path="Formula-496/" manifest:version="1.2"/>
  <manifest:file-entry manifest:media-type="application/vnd.oasis.opendocument.formula" manifest:full-path="Formula-494/" manifest:version="1.2"/>
  <manifest:file-entry manifest:media-type="application/vnd.oasis.opendocument.formula" manifest:full-path="Formula-494/" manifest:version="1.2"/>
  <manifest:file-entry manifest:media-type="application/vnd.oasis.opendocument.formula" manifest:full-path="Formula-492/" manifest:version="1.2"/>
  <manifest:file-entry manifest:media-type="application/vnd.oasis.opendocument.formula" manifest:full-path="Formula-492/" manifest:version="1.2"/>
  <manifest:file-entry manifest:media-type="application/vnd.oasis.opendocument.formula" manifest:full-path="Formula-490/" manifest:version="1.2"/>
  <manifest:file-entry manifest:media-type="application/vnd.oasis.opendocument.formula" manifest:full-path="Formula-490/" manifest:version="1.2"/>
  <manifest:file-entry manifest:media-type="application/vnd.oasis.opendocument.formula" manifest:full-path="Formula-488/" manifest:version="1.2"/>
  <manifest:file-entry manifest:media-type="application/vnd.oasis.opendocument.formula" manifest:full-path="Formula-488/" manifest:version="1.2"/>
  <manifest:file-entry manifest:media-type="application/vnd.oasis.opendocument.formula" manifest:full-path="Formula-486/" manifest:version="1.2"/>
  <manifest:file-entry manifest:media-type="application/vnd.oasis.opendocument.formula" manifest:full-path="Formula-486/" manifest:version="1.2"/>
  <manifest:file-entry manifest:media-type="application/vnd.oasis.opendocument.formula" manifest:full-path="Formula-484/" manifest:version="1.2"/>
  <manifest:file-entry manifest:media-type="application/vnd.oasis.opendocument.formula" manifest:full-path="Formula-484/" manifest:version="1.2"/>
  <manifest:file-entry manifest:media-type="application/vnd.oasis.opendocument.formula" manifest:full-path="Formula-482/" manifest:version="1.2"/>
  <manifest:file-entry manifest:media-type="application/vnd.oasis.opendocument.formula" manifest:full-path="Formula-482/" manifest:version="1.2"/>
  <manifest:file-entry manifest:media-type="application/vnd.oasis.opendocument.formula" manifest:full-path="Formula-480/" manifest:version="1.2"/>
  <manifest:file-entry manifest:media-type="application/vnd.oasis.opendocument.formula" manifest:full-path="Formula-480/" manifest:version="1.2"/>
  <manifest:file-entry manifest:media-type="application/vnd.oasis.opendocument.formula" manifest:full-path="Formula-478/" manifest:version="1.2"/>
  <manifest:file-entry manifest:media-type="application/vnd.oasis.opendocument.formula" manifest:full-path="Formula-478/" manifest:version="1.2"/>
  <manifest:file-entry manifest:media-type="application/vnd.oasis.opendocument.formula" manifest:full-path="Formula-476/" manifest:version="1.2"/>
  <manifest:file-entry manifest:media-type="application/vnd.oasis.opendocument.formula" manifest:full-path="Formula-476/" manifest:version="1.2"/>
  <manifest:file-entry manifest:media-type="application/vnd.oasis.opendocument.formula" manifest:full-path="Formula-474/" manifest:version="1.2"/>
  <manifest:file-entry manifest:media-type="application/vnd.oasis.opendocument.formula" manifest:full-path="Formula-474/" manifest:version="1.2"/>
  <manifest:file-entry manifest:media-type="application/vnd.oasis.opendocument.formula" manifest:full-path="Formula-472/" manifest:version="1.2"/>
  <manifest:file-entry manifest:media-type="application/vnd.oasis.opendocument.formula" manifest:full-path="Formula-472/" manifest:version="1.2"/>
  <manifest:file-entry manifest:media-type="application/vnd.oasis.opendocument.formula" manifest:full-path="Formula-470/" manifest:version="1.2"/>
  <manifest:file-entry manifest:media-type="application/vnd.oasis.opendocument.formula" manifest:full-path="Formula-470/" manifest:version="1.2"/>
  <manifest:file-entry manifest:media-type="application/vnd.oasis.opendocument.formula" manifest:full-path="Formula-468/" manifest:version="1.2"/>
  <manifest:file-entry manifest:media-type="application/vnd.oasis.opendocument.formula" manifest:full-path="Formula-468/" manifest:version="1.2"/>
  <manifest:file-entry manifest:media-type="application/vnd.oasis.opendocument.formula" manifest:full-path="Formula-466/" manifest:version="1.2"/>
  <manifest:file-entry manifest:media-type="application/vnd.oasis.opendocument.formula" manifest:full-path="Formula-466/" manifest:version="1.2"/>
  <manifest:file-entry manifest:media-type="application/vnd.oasis.opendocument.formula" manifest:full-path="Formula-464/" manifest:version="1.2"/>
  <manifest:file-entry manifest:media-type="application/vnd.oasis.opendocument.formula" manifest:full-path="Formula-464/" manifest:version="1.2"/>
  <manifest:file-entry manifest:media-type="application/vnd.oasis.opendocument.formula" manifest:full-path="Formula-462/" manifest:version="1.2"/>
  <manifest:file-entry manifest:media-type="application/vnd.oasis.opendocument.formula" manifest:full-path="Formula-462/" manifest:version="1.2"/>
  <manifest:file-entry manifest:media-type="application/vnd.oasis.opendocument.formula" manifest:full-path="Formula-460/" manifest:version="1.2"/>
  <manifest:file-entry manifest:media-type="application/vnd.oasis.opendocument.formula" manifest:full-path="Formula-460/" manifest:version="1.2"/>
  <manifest:file-entry manifest:media-type="application/vnd.oasis.opendocument.formula" manifest:full-path="Formula-458/" manifest:version="1.2"/>
  <manifest:file-entry manifest:media-type="application/vnd.oasis.opendocument.formula" manifest:full-path="Formula-458/" manifest:version="1.2"/>
  <manifest:file-entry manifest:media-type="application/vnd.oasis.opendocument.formula" manifest:full-path="Formula-456/" manifest:version="1.2"/>
  <manifest:file-entry manifest:media-type="application/vnd.oasis.opendocument.formula" manifest:full-path="Formula-456/" manifest:version="1.2"/>
  <manifest:file-entry manifest:media-type="application/vnd.oasis.opendocument.formula" manifest:full-path="Formula-454/" manifest:version="1.2"/>
  <manifest:file-entry manifest:media-type="application/vnd.oasis.opendocument.formula" manifest:full-path="Formula-454/" manifest:version="1.2"/>
  <manifest:file-entry manifest:media-type="application/vnd.oasis.opendocument.formula" manifest:full-path="Formula-452/" manifest:version="1.2"/>
  <manifest:file-entry manifest:media-type="application/vnd.oasis.opendocument.formula" manifest:full-path="Formula-452/" manifest:version="1.2"/>
  <manifest:file-entry manifest:media-type="application/vnd.oasis.opendocument.formula" manifest:full-path="Formula-450/" manifest:version="1.2"/>
  <manifest:file-entry manifest:media-type="application/vnd.oasis.opendocument.formula" manifest:full-path="Formula-450/" manifest:version="1.2"/>
  <manifest:file-entry manifest:media-type="application/vnd.oasis.opendocument.formula" manifest:full-path="Formula-448/" manifest:version="1.2"/>
  <manifest:file-entry manifest:media-type="application/vnd.oasis.opendocument.formula" manifest:full-path="Formula-448/" manifest:version="1.2"/>
  <manifest:file-entry manifest:media-type="application/vnd.oasis.opendocument.formula" manifest:full-path="Formula-446/" manifest:version="1.2"/>
  <manifest:file-entry manifest:media-type="application/vnd.oasis.opendocument.formula" manifest:full-path="Formula-446/" manifest:version="1.2"/>
  <manifest:file-entry manifest:media-type="application/vnd.oasis.opendocument.formula" manifest:full-path="Formula-444/" manifest:version="1.2"/>
  <manifest:file-entry manifest:media-type="application/vnd.oasis.opendocument.formula" manifest:full-path="Formula-444/" manifest:version="1.2"/>
  <manifest:file-entry manifest:media-type="application/vnd.oasis.opendocument.formula" manifest:full-path="Formula-442/" manifest:version="1.2"/>
  <manifest:file-entry manifest:media-type="application/vnd.oasis.opendocument.formula" manifest:full-path="Formula-442/" manifest:version="1.2"/>
  <manifest:file-entry manifest:media-type="application/vnd.oasis.opendocument.formula" manifest:full-path="Formula-440/" manifest:version="1.2"/>
  <manifest:file-entry manifest:media-type="application/vnd.oasis.opendocument.formula" manifest:full-path="Formula-440/" manifest:version="1.2"/>
  <manifest:file-entry manifest:media-type="application/vnd.oasis.opendocument.formula" manifest:full-path="Formula-438/" manifest:version="1.2"/>
  <manifest:file-entry manifest:media-type="application/vnd.oasis.opendocument.formula" manifest:full-path="Formula-438/" manifest:version="1.2"/>
  <manifest:file-entry manifest:media-type="application/vnd.oasis.opendocument.formula" manifest:full-path="Formula-436/" manifest:version="1.2"/>
  <manifest:file-entry manifest:media-type="application/vnd.oasis.opendocument.formula" manifest:full-path="Formula-436/" manifest:version="1.2"/>
  <manifest:file-entry manifest:media-type="application/vnd.oasis.opendocument.formula" manifest:full-path="Formula-434/" manifest:version="1.2"/>
  <manifest:file-entry manifest:media-type="application/vnd.oasis.opendocument.formula" manifest:full-path="Formula-434/" manifest:version="1.2"/>
  <manifest:file-entry manifest:media-type="application/vnd.oasis.opendocument.formula" manifest:full-path="Formula-432/" manifest:version="1.2"/>
  <manifest:file-entry manifest:media-type="application/vnd.oasis.opendocument.formula" manifest:full-path="Formula-432/" manifest:version="1.2"/>
  <manifest:file-entry manifest:media-type="application/vnd.oasis.opendocument.formula" manifest:full-path="Formula-430/" manifest:version="1.2"/>
  <manifest:file-entry manifest:media-type="application/vnd.oasis.opendocument.formula" manifest:full-path="Formula-430/" manifest:version="1.2"/>
  <manifest:file-entry manifest:media-type="application/vnd.oasis.opendocument.formula" manifest:full-path="Formula-428/" manifest:version="1.2"/>
  <manifest:file-entry manifest:media-type="application/vnd.oasis.opendocument.formula" manifest:full-path="Formula-428/" manifest:version="1.2"/>
  <manifest:file-entry manifest:media-type="application/vnd.oasis.opendocument.formula" manifest:full-path="Formula-426/" manifest:version="1.2"/>
  <manifest:file-entry manifest:media-type="application/vnd.oasis.opendocument.formula" manifest:full-path="Formula-426/" manifest:version="1.2"/>
  <manifest:file-entry manifest:media-type="application/vnd.oasis.opendocument.formula" manifest:full-path="Formula-424/" manifest:version="1.2"/>
  <manifest:file-entry manifest:media-type="application/vnd.oasis.opendocument.formula" manifest:full-path="Formula-424/" manifest:version="1.2"/>
  <manifest:file-entry manifest:media-type="application/vnd.oasis.opendocument.formula" manifest:full-path="Formula-422/" manifest:version="1.2"/>
  <manifest:file-entry manifest:media-type="application/vnd.oasis.opendocument.formula" manifest:full-path="Formula-422/"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6/" manifest:version="1.2"/>
  <manifest:file-entry manifest:media-type="application/vnd.oasis.opendocument.formula" manifest:full-path="Formula-396/"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5">
    </style:style>
    <style:style style:name="P190" style:family="paragraph" style:parent-style-name="Text_20_body" style:list-style-name="L6">
    </style:style>
    <style:style style:name="P191" style:family="paragraph" style:parent-style-name="Text_20_body" style:list-style-name="L7">
    </style:style>
  </office:automatic-styles>
  <office:body>
    <office:text>
      <text:p text:style-name="Title">Calcul Différentiel II</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héorème-des-fonctions-implicites"/>Théorème des Fonctions Implicites<text:bookmark-end text:name="théorème-des-fonctions-implicites"/></text:h>
      <text:h text:style-name="Heading_20_2" text:outline-level="2"><text:bookmark-start text:name="objectifs"/>Objectifs<text:bookmark-end text:name="objectifs"/></text:h>
      <text:list text:style-name="L1">
        <text:list-item>
          <text:p text:style-name="P1">comprendre la portée du résultat: permettre la résolution <text:span text:style-name="T1">locale</text:span> d’équations non-linéaires paramétrique, autour d’une solution connue de référence.</text:p>
        </text:list-item>
        <text:list-item>
          <text:p text:style-name="P1">savoir mettre en oeuvre la version “inversion locale” du théorème des fonction implicites pour manipuler des changements de variables.</text:p>
        </text:list-item>
        <text:list-item>
          <text:p text:style-name="P1">connaître et savoir mettre en oeuvre dans les deux cas le ressort de la preuve: un théorème de point fixe qui exploite la différentielle.</text:p>
        </text:list-item>
        <text:list-item>
          <text:p text:style-name="P1">applications ? Géométriques d’abord ? Au changements de variables de la physique (ex: <text:a xlink:type="simple" xlink:href="https://fr.m.wikipedia.org/wiki/Gaz_parfait" office:name=""><text:span text:style-name="Definition">thermo</text:span></text:a>). Etudier un scope raisonnable. Cf Salamon sur scope géom diff ?</text:p>
        </text:list-item>
      </text:list>
      <text:h text:style-name="Heading_20_3" text:outline-level="3"><text:bookmark-start text:name="todo"/>TODO<text:bookmark-end text:name="todo"/></text:h>
      <text:list text:style-name="L2">
        <text:list-item>
          <text:p text:style-name="P2">Différentielle partielle nécessaire en amont, pas que dérivée partielle.</text:p>
        </text:list-item>
        <text:list-item>
          <text:p text:style-name="P2">Donner un jeu d’hypothèse “non minimal” pour le théorème des fonctions implicite dans le but de simplifier le résultat. Par exemple, supposer au minimum l’existence de la différentielle dans un voisiange du point de référence ? Ou carrément son existence et sa continuité ? Et ajouter en remarque que l’on peut nuancer / décomposer le résultats en affinant les hypothèses, qui ne sont pas minimales ? En particulier, cela suffit pour énoncer le théorème d’inversion locale, donc go, simplifions.</text:p>
        </text:list-item>
        <text:list-item>
          <text:p text:style-name="P2">Nota: preuve IFT nécessite point fixe <text:span text:style-name="T1">avec paramètre</text:span>. Pas nécessairement si l’on se place directement dans les hypothèses de différentiabilité continue ?</text:p>
        </text:list-item>
      </text:list>
      <text:h text:style-name="Heading_20_3" text:outline-level="3"><text:bookmark-start text:name="todo-1"/>TODO<text:bookmark-end text:name="todo-1"/></text:h>
      <text:p text:style-name="First_20_paragraph">Exploiter “THE IMPLICIT AND THE INVERSE FUNCTION THEOREMS: EASY PROOFS” (Oswaldo Rio Branco de Oliveira)</text:p>
      <text:h text:style-name="Heading_20_3" text:outline-level="3"><text:bookmark-start text:name="théorème-des-fonctions-implicites-1"/>Théorème des Fonctions Implicites<text:bookmark-end text:name="théorème-des-fonctions-implicites-1"/></text:h>
      <text:p text:style-name="First_20_paragraph">Soit <draw:frame draw:style-name="fr1" text:anchor-type="as-char"><draw:object xlink:href="Formula-0/" xlink:type="simple" xlink:show="embed" xlink:actuate="onLoad"/></draw:frame> une fonction définie sur un ouvert <draw:frame draw:style-name="fr1" text:anchor-type="as-char"><draw:object xlink:href="Formula-2/" xlink:type="simple" xlink:show="embed" xlink:actuate="onLoad"/></draw:frame> de <draw:frame draw:style-name="fr1" text:anchor-type="as-char"><draw:object xlink:href="Formula-4/" xlink:type="simple" xlink:show="embed" xlink:actuate="onLoad"/></draw:frame>:</text:p>
      <text:p text:style-name="Text_20_body"><draw:frame draw:style-name="fr2" text:anchor-type="paragraph"><draw:object xlink:href="Formula-6/" xlink:type="simple" xlink:show="embed" xlink:actuate="onLoad"/></draw:frame></text:p>
      <text:p text:style-name="Text_20_body">qui soit continûment différentiable et telle que la différentielle partielle <draw:frame draw:style-name="fr1" text:anchor-type="as-char"><draw:object xlink:href="Formula-8/" xlink:type="simple" xlink:show="embed" xlink:actuate="onLoad"/></draw:frame> soit inversible en tout point de <draw:frame draw:style-name="fr1" text:anchor-type="as-char"><draw:object xlink:href="Formula-10/" xlink:type="simple" xlink:show="embed" xlink:actuate="onLoad"/></draw:frame>. Si le point <draw:frame draw:style-name="fr1" text:anchor-type="as-char"><draw:object xlink:href="Formula-12/" xlink:type="simple" xlink:show="embed" xlink:actuate="onLoad"/></draw:frame> de <draw:frame draw:style-name="fr1" text:anchor-type="as-char"><draw:object xlink:href="Formula-14/" xlink:type="simple" xlink:show="embed" xlink:actuate="onLoad"/></draw:frame> vérifie <draw:frame draw:style-name="fr1" text:anchor-type="as-char"><draw:object xlink:href="Formula-16/" xlink:type="simple" xlink:show="embed" xlink:actuate="onLoad"/></draw:frame>, alors il existe des voisinages ouverts <draw:frame draw:style-name="fr1" text:anchor-type="as-char"><draw:object xlink:href="Formula-18/" xlink:type="simple" xlink:show="embed" xlink:actuate="onLoad"/></draw:frame> de <draw:frame draw:style-name="fr1" text:anchor-type="as-char"><draw:object xlink:href="Formula-20/" xlink:type="simple" xlink:show="embed" xlink:actuate="onLoad"/></draw:frame> et <draw:frame draw:style-name="fr1" text:anchor-type="as-char"><draw:object xlink:href="Formula-22/" xlink:type="simple" xlink:show="embed" xlink:actuate="onLoad"/></draw:frame> de <draw:frame draw:style-name="fr1" text:anchor-type="as-char"><draw:object xlink:href="Formula-24/" xlink:type="simple" xlink:show="embed" xlink:actuate="onLoad"/></draw:frame> tels que <draw:frame draw:style-name="fr1" text:anchor-type="as-char"><draw:object xlink:href="Formula-26/" xlink:type="simple" xlink:show="embed" xlink:actuate="onLoad"/></draw:frame> et une fonction implicite <draw:frame draw:style-name="fr1" text:anchor-type="as-char"><draw:object xlink:href="Formula-28/" xlink:type="simple" xlink:show="embed" xlink:actuate="onLoad"/></draw:frame>, continûment différentiable, telle que pour tous <draw:frame draw:style-name="fr1" text:anchor-type="as-char"><draw:object xlink:href="Formula-30/" xlink:type="simple" xlink:show="embed" xlink:actuate="onLoad"/></draw:frame> et <draw:frame draw:style-name="fr1" text:anchor-type="as-char"><draw:object xlink:href="Formula-32/" xlink:type="simple" xlink:show="embed" xlink:actuate="onLoad"/></draw:frame>,</text:p>
      <text:p text:style-name="Text_20_body"><draw:frame draw:style-name="fr2" text:anchor-type="paragraph"><draw:object xlink:href="Formula-34/" xlink:type="simple" xlink:show="embed" xlink:actuate="onLoad"/></draw:frame></text:p>
      <text:p text:style-name="Text_20_body">De plus, la différentielle de <draw:frame draw:style-name="fr1" text:anchor-type="as-char"><draw:object xlink:href="Formula-36/" xlink:type="simple" xlink:show="embed" xlink:actuate="onLoad"/></draw:frame> est donnée pour tout <draw:frame draw:style-name="fr1" text:anchor-type="as-char"><draw:object xlink:href="Formula-38/" xlink:type="simple" xlink:show="embed" xlink:actuate="onLoad"/></draw:frame> par</text:p>
      <text:p text:style-name="Text_20_body"><draw:frame draw:style-name="fr2" text:anchor-type="paragraph"><draw:object xlink:href="Formula-40/" xlink:type="simple" xlink:show="embed" xlink:actuate="onLoad"/></draw:frame></text:p>
      <text:h text:style-name="Heading_20_3" text:outline-level="3"><text:bookmark-start text:name="extensions"/>Extensions<text:bookmark-end text:name="extensions"/></text:h>
      <text:p text:style-name="Text_20_body">Il est possible d’affaiblir l’hypothèse concernant <draw:frame draw:style-name="fr1" text:anchor-type="as-char"><draw:object xlink:href="Formula-42/" xlink:type="simple" xlink:show="embed" xlink:actuate="onLoad"/></draw:frame> en supposant uniquement celle-ci inversible en <draw:frame draw:style-name="fr1" text:anchor-type="as-char"><draw:object xlink:href="Formula-44/" xlink:type="simple" xlink:show="embed" xlink:actuate="onLoad"/></draw:frame> au lieu d’inversible sur tout <draw:frame draw:style-name="fr1" text:anchor-type="as-char"><draw:object xlink:href="Formula-46/" xlink:type="simple" xlink:show="embed" xlink:actuate="onLoad"/></draw:frame>. En effet, l’application qui a une application linéaire <draw:frame draw:style-name="fr1" text:anchor-type="as-char"><draw:object xlink:href="Formula-48/" xlink:type="simple" xlink:show="embed" xlink:actuate="onLoad"/></draw:frame> associe son inverse <draw:frame draw:style-name="fr1" text:anchor-type="as-char"><draw:object xlink:href="Formula-50/" xlink:type="simple" xlink:show="embed" xlink:actuate="onLoad"/></draw:frame> est définie sur un ouvert et continue<text:note text:id="ftn0" text:note-class="footnote"><text:note-citation>1</text:note-citation><text:note-body><text:p text:style-name="First_20_paragraph">une application linéaire de <draw:frame draw:style-name="fr1" text:anchor-type="as-char"><draw:object xlink:href="Formula-52/" xlink:type="simple" xlink:show="embed" xlink:actuate="onLoad"/></draw:frame> est inversible si et seulement si le déterminant de la matrice <draw:frame draw:style-name="fr1" text:anchor-type="as-char"><draw:object xlink:href="Formula-54/" xlink:type="simple" xlink:show="embed" xlink:actuate="onLoad"/></draw:frame> qui la représente dans <draw:frame draw:style-name="fr1" text:anchor-type="as-char"><draw:object xlink:href="Formula-56/" xlink:type="simple" xlink:show="embed" xlink:actuate="onLoad"/></draw:frame> est non-nul. Or, la fonction <draw:frame draw:style-name="fr1" text:anchor-type="as-char"><draw:object xlink:href="Formula-58/" xlink:type="simple" xlink:show="embed" xlink:actuate="onLoad"/></draw:frame> est continue car le déterminant ne fait intervenir que des produits et des sommes des coefficients de <draw:frame draw:style-name="fr1" text:anchor-type="as-char"><draw:object xlink:href="Formula-60/" xlink:type="simple" xlink:show="embed" xlink:actuate="onLoad"/></draw:frame>. Par conséquent, les applications linéaires inversibles de <draw:frame draw:style-name="fr1" text:anchor-type="as-char"><draw:object xlink:href="Formula-62/" xlink:type="simple" xlink:show="embed" xlink:actuate="onLoad"/></draw:frame> sont l’image réciproque de l’ouvert <draw:frame draw:style-name="fr1" text:anchor-type="as-char"><draw:object xlink:href="Formula-64/" xlink:type="simple" xlink:show="embed" xlink:actuate="onLoad"/></draw:frame> par une application continue: cet ensemble est donc ouvert. Quand <draw:frame draw:style-name="fr1" text:anchor-type="as-char"><draw:object xlink:href="Formula-66/" xlink:type="simple" xlink:show="embed" xlink:actuate="onLoad"/></draw:frame> est inversible, on a</text:p>
<text:p text:style-name="Text_20_body"><draw:frame draw:style-name="fr2" text:anchor-type="paragraph"><draw:object xlink:href="Formula-68/" xlink:type="simple" xlink:show="embed" xlink:actuate="onLoad"/></draw:frame></text:p>
<text:p text:style-name="Text_20_body">où <draw:frame draw:style-name="fr1" text:anchor-type="as-char"><draw:object xlink:href="Formula-70/" xlink:type="simple" xlink:show="embed" xlink:actuate="onLoad"/></draw:frame> désigne la comatrice de <draw:frame draw:style-name="fr1" text:anchor-type="as-char"><draw:object xlink:href="Formula-72/" xlink:type="simple" xlink:show="embed" xlink:actuate="onLoad"/></draw:frame>. Chaque coefficient de cette comatrice ne faisant également intervenir que des sommes et des produits des coefficients de <draw:frame draw:style-name="fr1" text:anchor-type="as-char"><draw:object xlink:href="Formula-74/" xlink:type="simple" xlink:show="embed" xlink:actuate="onLoad"/></draw:frame>, l’application <draw:frame draw:style-name="fr1" text:anchor-type="as-char"><draw:object xlink:href="Formula-76/" xlink:type="simple" xlink:show="embed" xlink:actuate="onLoad"/></draw:frame> est inversible sur son domaine de définition.</text:p></text:note-body></text:note>. Comme l’application linéaire <draw:frame draw:style-name="fr1" text:anchor-type="as-char"><draw:object xlink:href="Formula-78/" xlink:type="simple" xlink:show="embed" xlink:actuate="onLoad"/></draw:frame> est inversible et que l’application <draw:frame draw:style-name="fr1" text:anchor-type="as-char"><draw:object xlink:href="Formula-80/" xlink:type="simple" xlink:show="embed" xlink:actuate="onLoad"/></draw:frame> est continue, il existe donc un voisinage ouvert de <draw:frame draw:style-name="fr1" text:anchor-type="as-char"><draw:object xlink:href="Formula-82/" xlink:type="simple" xlink:show="embed" xlink:actuate="onLoad"/></draw:frame> contenu dans <draw:frame draw:style-name="fr1" text:anchor-type="as-char"><draw:object xlink:href="Formula-84/" xlink:type="simple" xlink:show="embed" xlink:actuate="onLoad"/></draw:frame> où <draw:frame draw:style-name="fr1" text:anchor-type="as-char"><draw:object xlink:href="Formula-86/" xlink:type="simple" xlink:show="embed" xlink:actuate="onLoad"/></draw:frame> est inversible. Nous retrouvons donc les hypothèses initiales du théorème, à ceci près qu’elle sont satisfaites dans un voisinage de <draw:frame draw:style-name="fr1" text:anchor-type="as-char"><draw:object xlink:href="Formula-88/" xlink:type="simple" xlink:show="embed" xlink:actuate="onLoad"/></draw:frame> qui peut être plus petit que l’ouvert initial <draw:frame draw:style-name="fr1" text:anchor-type="as-char"><draw:object xlink:href="Formula-90/" xlink:type="simple" xlink:show="embed" xlink:actuate="onLoad"/></draw:frame>.</text:p>
      <text:p text:style-name="Text_20_body"><text:span text:style-name="T2">TODO:</text:span> ref au résultat de Tao sur math overflow où l’on ne dispose que de la différentiabilité (pas du caractère continûment différentiable).</text:p>
      <text:p text:style-name="Text_20_body"><text:span text:style-name="T2">TODO:</text:span> évoquer cas Lipschitz ?</text:p>
      <text:h text:style-name="Heading_20_3" text:outline-level="3"><text:bookmark-start text:name="démonstration"/>Démonstration<text:bookmark-end text:name="démonstration"/></text:h>
      <text:p text:style-name="First_20_paragraph">La partie la plus technique de la démonstration concerne l’existence et la différentiabilité de la fonction implicite <draw:frame draw:style-name="fr1" text:anchor-type="as-char"><draw:object xlink:href="Formula-92/" xlink:type="simple" xlink:show="embed" xlink:actuate="onLoad"/></draw:frame>. Mais si l’on admet temporairement ces résultats, établir l’expression de <draw:frame draw:style-name="fr1" text:anchor-type="as-char"><draw:object xlink:href="Formula-94/" xlink:type="simple" xlink:show="embed" xlink:actuate="onLoad"/></draw:frame> est relativement simple. En effet, l’égalité <draw:frame draw:style-name="fr1" text:anchor-type="as-char"><draw:object xlink:href="Formula-96/" xlink:type="simple" xlink:show="embed" xlink:actuate="onLoad"/></draw:frame> étant satisfaite identiquement sur <draw:frame draw:style-name="fr1" text:anchor-type="as-char"><draw:object xlink:href="Formula-98/" xlink:type="simple" xlink:show="embed" xlink:actuate="onLoad"/></draw:frame> et la fonction <draw:frame draw:style-name="fr1" text:anchor-type="as-char"><draw:object xlink:href="Formula-100/" xlink:type="simple" xlink:show="embed" xlink:actuate="onLoad"/></draw:frame> étant différentiable comme composée de fonctions différentiables, la règle de dérivation en chaîne fournit en tout point de <draw:frame draw:style-name="fr1" text:anchor-type="as-char"><draw:object xlink:href="Formula-102/" xlink:type="simple" xlink:show="embed" xlink:actuate="onLoad"/></draw:frame>:</text:p>
      <text:p text:style-name="Text_20_body"><draw:frame draw:style-name="fr2" text:anchor-type="paragraph"><draw:object xlink:href="Formula-104/" xlink:type="simple" xlink:show="embed" xlink:actuate="onLoad"/></draw:frame></text:p>
      <text:p text:style-name="Text_20_body">On en déduit donc que</text:p>
      <text:p text:style-name="Text_20_body"><draw:frame draw:style-name="fr2" text:anchor-type="paragraph"><draw:object xlink:href="Formula-106/" xlink:type="simple" xlink:show="embed" xlink:actuate="onLoad"/></draw:frame></text:p>
      <text:p text:style-name="Text_20_body"><text:span text:style-name="T2">TODO:</text:span> ici aussi, nécessaire d’invoquer la continuité de l’inversion pour conclure quand au caractère <draw:frame draw:style-name="fr1" text:anchor-type="as-char"><draw:object xlink:href="Formula-108/" xlink:type="simple" xlink:show="embed" xlink:actuate="onLoad"/></draw:frame> de la fonction implicite. Factoriser ce résultat avec la remarque précédente ?</text:p>
      <text:p text:style-name="Text_20_body">Pour établir l’existence de la fonction implicite <draw:frame draw:style-name="fr1" text:anchor-type="as-char"><draw:object xlink:href="Formula-110/" xlink:type="simple" xlink:show="embed" xlink:actuate="onLoad"/></draw:frame>, nous allons pour une valeur <draw:frame draw:style-name="fr1" text:anchor-type="as-char"><draw:object xlink:href="Formula-112/" xlink:type="simple" xlink:show="embed" xlink:actuate="onLoad"/></draw:frame> suffisamment proche de <draw:frame draw:style-name="fr1" text:anchor-type="as-char"><draw:object xlink:href="Formula-114/" xlink:type="simple" xlink:show="embed" xlink:actuate="onLoad"/></draw:frame> construire une suite convergente d’approximations <draw:frame draw:style-name="fr1" text:anchor-type="as-char"><draw:object xlink:href="Formula-116/" xlink:type="simple" xlink:show="embed" xlink:actuate="onLoad"/></draw:frame>, proches de <draw:frame draw:style-name="fr1" text:anchor-type="as-char"><draw:object xlink:href="Formula-118/" xlink:type="simple" xlink:show="embed" xlink:actuate="onLoad"/></draw:frame> dont la limite <draw:frame draw:style-name="fr1" text:anchor-type="as-char"><draw:object xlink:href="Formula-120/" xlink:type="simple" xlink:show="embed" xlink:actuate="onLoad"/></draw:frame> sera solution de <draw:frame draw:style-name="fr1" text:anchor-type="as-char"><draw:object xlink:href="Formula-122/" xlink:type="simple" xlink:show="embed" xlink:actuate="onLoad"/></draw:frame>.</text:p>
      <text:p text:style-name="Text_20_body">L’idée de cette construction repose sur l’analyse suivante: si nous partons d’une valeur <draw:frame draw:style-name="fr1" text:anchor-type="as-char"><draw:object xlink:href="Formula-124/" xlink:type="simple" xlink:show="embed" xlink:actuate="onLoad"/></draw:frame> proche de <draw:frame draw:style-name="fr1" text:anchor-type="as-char"><draw:object xlink:href="Formula-126/" xlink:type="simple" xlink:show="embed" xlink:actuate="onLoad"/></draw:frame> (a priori telle que <draw:frame draw:style-name="fr1" text:anchor-type="as-char"><draw:object xlink:href="Formula-128/" xlink:type="simple" xlink:show="embed" xlink:actuate="onLoad"/></draw:frame>) et que nous recherchons une valeur <draw:frame draw:style-name="fr1" text:anchor-type="as-char"><draw:object xlink:href="Formula-130/" xlink:type="simple" xlink:show="embed" xlink:actuate="onLoad"/></draw:frame> proche, qui soit une (meilleure) solution approchée de <draw:frame draw:style-name="fr1" text:anchor-type="as-char"><draw:object xlink:href="Formula-132/" xlink:type="simple" xlink:show="embed" xlink:actuate="onLoad"/></draw:frame>, comme au premier ordre</text:p>
      <text:p text:style-name="Text_20_body"><draw:frame draw:style-name="fr2" text:anchor-type="paragraph"><draw:object xlink:href="Formula-134/" xlink:type="simple" xlink:show="embed" xlink:actuate="onLoad"/></draw:frame></text:p>
      <text:p text:style-name="Text_20_body">nous en déduisons que la valeur <draw:frame draw:style-name="fr1" text:anchor-type="as-char"><draw:object xlink:href="Formula-136/" xlink:type="simple" xlink:show="embed" xlink:actuate="onLoad"/></draw:frame> définie par</text:p>
      <text:p text:style-name="Text_20_body"><draw:frame draw:style-name="fr2" text:anchor-type="paragraph"><draw:object xlink:href="Formula-138/" xlink:type="simple" xlink:show="embed" xlink:actuate="onLoad"/></draw:frame></text:p>
      <text:p text:style-name="Text_20_body">vérifie <draw:frame draw:style-name="fr1" text:anchor-type="as-char"><draw:object xlink:href="Formula-140/" xlink:type="simple" xlink:show="embed" xlink:actuate="onLoad"/></draw:frame>. On peut espérer que répéter ce processus en partant de <draw:frame draw:style-name="fr1" text:anchor-type="as-char"><draw:object xlink:href="Formula-142/" xlink:type="simple" xlink:show="embed" xlink:actuate="onLoad"/></draw:frame> détermine une suite convergente dont la limite soit une solution exacte <draw:frame draw:style-name="fr1" text:anchor-type="as-char"><draw:object xlink:href="Formula-144/" xlink:type="simple" xlink:show="embed" xlink:actuate="onLoad"/></draw:frame> de <draw:frame draw:style-name="fr1" text:anchor-type="as-char"><draw:object xlink:href="Formula-146/" xlink:type="simple" xlink:show="embed" xlink:actuate="onLoad"/></draw:frame>.</text:p>
      <text:p text:style-name="Text_20_body">Le procédé décrit ci-dessus constitue la méthode de Newton de recherche de zéros. Nous allons prouver que cette heuristique est ici justifiée, à une modification mineure près: nous allons lui substituer la méthode de Newton modifiée, qui n’utilise pas <draw:frame draw:style-name="fr1" text:anchor-type="as-char"><draw:object xlink:href="Formula-148/" xlink:type="simple" xlink:show="embed" xlink:actuate="onLoad"/></draw:frame> mais la valeur constante <draw:frame draw:style-name="fr1" text:anchor-type="as-char"><draw:object xlink:href="Formula-150/" xlink:type="simple" xlink:show="embed" xlink:actuate="onLoad"/></draw:frame>, c’est-à-dire qui définit la suite</text:p>
      <text:p text:style-name="Text_20_body"><draw:frame draw:style-name="fr2" text:anchor-type="paragraph"><draw:object xlink:href="Formula-152/" xlink:type="simple" xlink:show="embed" xlink:actuate="onLoad"/></draw:frame></text:p>
      <text:p text:style-name="Text_20_body">… <text:span text:style-name="T2">TODO:</text:span> reformuler sous forme de point fixe.</text:p>
      <text:p text:style-name="Text_20_body"><draw:frame draw:style-name="fr2" text:anchor-type="paragraph"><draw:object xlink:href="Formula-154/" xlink:type="simple" xlink:show="embed" xlink:actuate="onLoad"/></draw:frame></text:p>
      <text:p text:style-name="Text_20_body">…</text:p>
      <text:p text:style-name="Text_20_body">La fonction <draw:frame draw:style-name="fr1" text:anchor-type="as-char"><draw:object xlink:href="Formula-156/" xlink:type="simple" xlink:show="embed" xlink:actuate="onLoad"/></draw:frame> est différentiable sur l’ensemble <draw:frame draw:style-name="fr1" text:anchor-type="as-char"><draw:object xlink:href="Formula-158/" xlink:type="simple" xlink:show="embed" xlink:actuate="onLoad"/></draw:frame> et sa différentielle est donnée par</text:p>
      <text:p text:style-name="Text_20_body"><draw:frame draw:style-name="fr2" text:anchor-type="paragraph"><draw:object xlink:href="Formula-160/" xlink:type="simple" xlink:show="embed" xlink:actuate="onLoad"/></draw:frame></text:p>
      <text:p text:style-name="Text_20_body">où <draw:frame draw:style-name="fr1" text:anchor-type="as-char"><draw:object xlink:href="Formula-162/" xlink:type="simple" xlink:show="embed" xlink:actuate="onLoad"/></draw:frame> désigne la fonction identité. En écrivant que <draw:frame draw:style-name="fr1" text:anchor-type="as-char"><draw:object xlink:href="Formula-164/" xlink:type="simple" xlink:show="embed" xlink:actuate="onLoad"/></draw:frame> est la somme de <draw:frame draw:style-name="fr1" text:anchor-type="as-char"><draw:object xlink:href="Formula-166/" xlink:type="simple" xlink:show="embed" xlink:actuate="onLoad"/></draw:frame> et de <draw:frame draw:style-name="fr1" text:anchor-type="as-char"><draw:object xlink:href="Formula-168/" xlink:type="simple" xlink:show="embed" xlink:actuate="onLoad"/></draw:frame>, on obtient</text:p>
      <text:p text:style-name="Text_20_body"><draw:frame draw:style-name="fr2" text:anchor-type="paragraph"><draw:object xlink:href="Formula-170/" xlink:type="simple" xlink:show="embed" xlink:actuate="onLoad"/></draw:frame></text:p>
      <text:p text:style-name="Text_20_body">La fonction <draw:frame draw:style-name="fr1" text:anchor-type="as-char"><draw:object xlink:href="Formula-172/" xlink:type="simple" xlink:show="embed" xlink:actuate="onLoad"/></draw:frame> étant supposée de classe <draw:frame draw:style-name="fr1" text:anchor-type="as-char"><draw:object xlink:href="Formula-174/" xlink:type="simple" xlink:show="embed" xlink:actuate="onLoad"/></draw:frame>, on peut trouver un <draw:frame draw:style-name="fr1" text:anchor-type="as-char"><draw:object xlink:href="Formula-176/" xlink:type="simple" xlink:show="embed" xlink:actuate="onLoad"/></draw:frame>, tel que tout couple <draw:frame draw:style-name="fr1" text:anchor-type="as-char"><draw:object xlink:href="Formula-178/" xlink:type="simple" xlink:show="embed" xlink:actuate="onLoad"/></draw:frame> tel que <draw:frame draw:style-name="fr1" text:anchor-type="as-char"><draw:object xlink:href="Formula-180/" xlink:type="simple" xlink:show="embed" xlink:actuate="onLoad"/></draw:frame> et <draw:frame draw:style-name="fr1" text:anchor-type="as-char"><draw:object xlink:href="Formula-182/" xlink:type="simple" xlink:show="embed" xlink:actuate="onLoad"/></draw:frame> appartienne à <draw:frame draw:style-name="fr1" text:anchor-type="as-char"><draw:object xlink:href="Formula-184/" xlink:type="simple" xlink:show="embed" xlink:actuate="onLoad"/></draw:frame> et vérifie <draw:frame draw:style-name="fr1" text:anchor-type="as-char"><draw:object xlink:href="Formula-186/" xlink:type="simple" xlink:show="embed" xlink:actuate="onLoad"/></draw:frame> avec par exemple <draw:frame draw:style-name="fr1" text:anchor-type="as-char"><draw:object xlink:href="Formula-188/" xlink:type="simple" xlink:show="embed" xlink:actuate="onLoad"/></draw:frame>, ce qui entraîne <draw:frame draw:style-name="fr1" text:anchor-type="as-char"><draw:object xlink:href="Formula-190/" xlink:type="simple" xlink:show="embed" xlink:actuate="onLoad"/></draw:frame>. Par le théorème des accroissements finis, la restriction de <draw:frame draw:style-name="fr1" text:anchor-type="as-char"><draw:object xlink:href="Formula-192/" xlink:type="simple" xlink:show="embed" xlink:actuate="onLoad"/></draw:frame> à <draw:frame draw:style-name="fr1" text:anchor-type="as-char"><draw:object xlink:href="Formula-194/" xlink:type="simple" xlink:show="embed" xlink:actuate="onLoad"/></draw:frame> (que l’on continuera à noter <draw:frame draw:style-name="fr1" text:anchor-type="as-char"><draw:object xlink:href="Formula-196/" xlink:type="simple" xlink:show="embed" xlink:actuate="onLoad"/></draw:frame>) est <draw:frame draw:style-name="fr1" text:anchor-type="as-char"><draw:object xlink:href="Formula-198/" xlink:type="simple" xlink:show="embed" xlink:actuate="onLoad"/></draw:frame>-contractante:</text:p>
      <text:p text:style-name="Text_20_body"><draw:frame draw:style-name="fr2" text:anchor-type="paragraph"><draw:object xlink:href="Formula-200/" xlink:type="simple" xlink:show="embed" xlink:actuate="onLoad"/></draw:frame></text:p>
      <text:p text:style-name="Text_20_body">Par ailleurs,</text:p>
      <text:p text:style-name="Text_20_body"><draw:frame draw:style-name="fr2" text:anchor-type="paragraph"><draw:object xlink:href="Formula-202/" xlink:type="simple" xlink:show="embed" xlink:actuate="onLoad"/></draw:frame></text:p>
      <text:p text:style-name="Text_20_body">On a</text:p>
      <text:p text:style-name="Text_20_body"><draw:frame draw:style-name="fr2" text:anchor-type="paragraph"><draw:object xlink:href="Formula-204/" xlink:type="simple" xlink:show="embed" xlink:actuate="onLoad"/></draw:frame></text:p>
      <text:p text:style-name="Text_20_body">De plus, par continuité de <draw:frame draw:style-name="fr1" text:anchor-type="as-char"><draw:object xlink:href="Formula-206/" xlink:type="simple" xlink:show="embed" xlink:actuate="onLoad"/></draw:frame> en <draw:frame draw:style-name="fr1" text:anchor-type="as-char"><draw:object xlink:href="Formula-208/" xlink:type="simple" xlink:show="embed" xlink:actuate="onLoad"/></draw:frame>, on peut choisir un <draw:frame draw:style-name="fr1" text:anchor-type="as-char"><draw:object xlink:href="Formula-210/" xlink:type="simple" xlink:show="embed" xlink:actuate="onLoad"/></draw:frame> tel que <draw:frame draw:style-name="fr1" text:anchor-type="as-char"><draw:object xlink:href="Formula-212/" xlink:type="simple" xlink:show="embed" xlink:actuate="onLoad"/></draw:frame> et tel que si <draw:frame draw:style-name="fr1" text:anchor-type="as-char"><draw:object xlink:href="Formula-214/" xlink:type="simple" xlink:show="embed" xlink:actuate="onLoad"/></draw:frame>, alors <draw:frame draw:style-name="fr1" text:anchor-type="as-char"><draw:object xlink:href="Formula-216/" xlink:type="simple" xlink:show="embed" xlink:actuate="onLoad"/></draw:frame>. Pour de telles valeurs de <draw:frame draw:style-name="fr1" text:anchor-type="as-char"><draw:object xlink:href="Formula-218/" xlink:type="simple" xlink:show="embed" xlink:actuate="onLoad"/></draw:frame>,</text:p>
      <text:p text:style-name="Text_20_body"><draw:frame draw:style-name="fr2" text:anchor-type="paragraph"><draw:object xlink:href="Formula-220/" xlink:type="simple" xlink:show="embed" xlink:actuate="onLoad"/></draw:frame></text:p>
      <text:p text:style-name="Text_20_body">L’image de la boule fermée <draw:frame draw:style-name="fr1" text:anchor-type="as-char"><draw:object xlink:href="Formula-222/" xlink:type="simple" xlink:show="embed" xlink:actuate="onLoad"/></draw:frame> par l’application <draw:frame draw:style-name="fr1" text:anchor-type="as-char"><draw:object xlink:href="Formula-224/" xlink:type="simple" xlink:show="embed" xlink:actuate="onLoad"/></draw:frame> est donc incluse dans <draw:frame draw:style-name="fr1" text:anchor-type="as-char"><draw:object xlink:href="Formula-226/" xlink:type="simple" xlink:show="embed" xlink:actuate="onLoad"/></draw:frame>.</text:p>
      <text:p text:style-name="Text_20_body"><text:span text:style-name="T2">TODO.</text:span> conclure existence et unicité (expliciter choix voisinages <draw:frame draw:style-name="fr1" text:anchor-type="as-char"><draw:object xlink:href="Formula-228/" xlink:type="simple" xlink:show="embed" xlink:actuate="onLoad"/></draw:frame> et <draw:frame draw:style-name="fr1" text:anchor-type="as-char"><draw:object xlink:href="Formula-230/" xlink:type="simple" xlink:show="embed" xlink:actuate="onLoad"/></draw:frame>).</text:p>
      <text:p text:style-name="Text_20_body">Pour montrer la différentiabilité de la fonction implicite <draw:frame draw:style-name="fr1" text:anchor-type="as-char"><draw:object xlink:href="Formula-232/" xlink:type="simple" xlink:show="embed" xlink:actuate="onLoad"/></draw:frame>, il est nécessaire au préalable de montrer sa continuité. Soit <draw:frame draw:style-name="fr1" text:anchor-type="as-char"><draw:object xlink:href="Formula-234/" xlink:type="simple" xlink:show="embed" xlink:actuate="onLoad"/></draw:frame> deux points de <draw:frame draw:style-name="fr1" text:anchor-type="as-char"><draw:object xlink:href="Formula-236/" xlink:type="simple" xlink:show="embed" xlink:actuate="onLoad"/></draw:frame>; notons <draw:frame draw:style-name="fr1" text:anchor-type="as-char"><draw:object xlink:href="Formula-238/" xlink:type="simple" xlink:show="embed" xlink:actuate="onLoad"/></draw:frame> et <draw:frame draw:style-name="fr1" text:anchor-type="as-char"><draw:object xlink:href="Formula-240/" xlink:type="simple" xlink:show="embed" xlink:actuate="onLoad"/></draw:frame>. Ces valeurs sont des solutions des équations de point fixe</text:p>
      <text:p text:style-name="Text_20_body"><draw:frame draw:style-name="fr2" text:anchor-type="paragraph"><draw:object xlink:href="Formula-242/" xlink:type="simple" xlink:show="embed" xlink:actuate="onLoad"/></draw:frame></text:p>
      <text:p text:style-name="Text_20_body">En formant la différence de <draw:frame draw:style-name="fr1" text:anchor-type="as-char"><draw:object xlink:href="Formula-244/" xlink:type="simple" xlink:show="embed" xlink:actuate="onLoad"/></draw:frame> et <draw:frame draw:style-name="fr1" text:anchor-type="as-char"><draw:object xlink:href="Formula-246/" xlink:type="simple" xlink:show="embed" xlink:actuate="onLoad"/></draw:frame>, on obtient donc</text:p>
      <text:p text:style-name="Text_20_body"><draw:frame draw:style-name="fr2" text:anchor-type="paragraph"><draw:object xlink:href="Formula-248/" xlink:type="simple" xlink:show="embed" xlink:actuate="onLoad"/></draw:frame></text:p>
      <text:p text:style-name="Text_20_body">La fonction <draw:frame draw:style-name="fr1" text:anchor-type="as-char"><draw:object xlink:href="Formula-250/" xlink:type="simple" xlink:show="embed" xlink:actuate="onLoad"/></draw:frame> étant <draw:frame draw:style-name="fr1" text:anchor-type="as-char"><draw:object xlink:href="Formula-252/" xlink:type="simple" xlink:show="embed" xlink:actuate="onLoad"/></draw:frame>-contractante, le premier terme du membre de droite de cette inégalité est majoré par <draw:frame draw:style-name="fr1" text:anchor-type="as-char"><draw:object xlink:href="Formula-254/" xlink:type="simple" xlink:show="embed" xlink:actuate="onLoad"/></draw:frame>, par conséquent</text:p>
      <text:p text:style-name="Text_20_body"><draw:frame draw:style-name="fr2" text:anchor-type="paragraph"><draw:object xlink:href="Formula-256/" xlink:type="simple" xlink:show="embed" xlink:actuate="onLoad"/></draw:frame></text:p>
      <text:p text:style-name="Text_20_body">L’application <draw:frame draw:style-name="fr1" text:anchor-type="as-char"><draw:object xlink:href="Formula-258/" xlink:type="simple" xlink:show="embed" xlink:actuate="onLoad"/></draw:frame> étant continue en <draw:frame draw:style-name="fr1" text:anchor-type="as-char"><draw:object xlink:href="Formula-260/" xlink:type="simple" xlink:show="embed" xlink:actuate="onLoad"/></draw:frame>, nous pouvons conclure que <draw:frame draw:style-name="fr1" text:anchor-type="as-char"><draw:object xlink:href="Formula-262/" xlink:type="simple" xlink:show="embed" xlink:actuate="onLoad"/></draw:frame> tend vers <draw:frame draw:style-name="fr1" text:anchor-type="as-char"><draw:object xlink:href="Formula-264/" xlink:type="simple" xlink:show="embed" xlink:actuate="onLoad"/></draw:frame> quand <draw:frame draw:style-name="fr1" text:anchor-type="as-char"><draw:object xlink:href="Formula-266/" xlink:type="simple" xlink:show="embed" xlink:actuate="onLoad"/></draw:frame> tend vers <draw:frame draw:style-name="fr1" text:anchor-type="as-char"><draw:object xlink:href="Formula-268/" xlink:type="simple" xlink:show="embed" xlink:actuate="onLoad"/></draw:frame>; autrement dit: la fonction implicite <draw:frame draw:style-name="fr1" text:anchor-type="as-char"><draw:object xlink:href="Formula-270/" xlink:type="simple" xlink:show="embed" xlink:actuate="onLoad"/></draw:frame> est continue en <draw:frame draw:style-name="fr1" text:anchor-type="as-char"><draw:object xlink:href="Formula-272/" xlink:type="simple" xlink:show="embed" xlink:actuate="onLoad"/></draw:frame>.</text:p>
      <text:p text:style-name="Text_20_body">Montrons finalement la différentiabilité de <draw:frame draw:style-name="fr1" text:anchor-type="as-char"><draw:object xlink:href="Formula-274/" xlink:type="simple" xlink:show="embed" xlink:actuate="onLoad"/></draw:frame> en <draw:frame draw:style-name="fr1" text:anchor-type="as-char"><draw:object xlink:href="Formula-276/" xlink:type="simple" xlink:show="embed" xlink:actuate="onLoad"/></draw:frame>. Pour cela, il suffit d’exploiter la différentiabilité de <draw:frame draw:style-name="fr1" text:anchor-type="as-char"><draw:object xlink:href="Formula-278/" xlink:type="simple" xlink:show="embed" xlink:actuate="onLoad"/></draw:frame> en <draw:frame draw:style-name="fr1" text:anchor-type="as-char"><draw:object xlink:href="Formula-280/" xlink:type="simple" xlink:show="embed" xlink:actuate="onLoad"/></draw:frame> où <draw:frame draw:style-name="fr1" text:anchor-type="as-char"><draw:object xlink:href="Formula-282/" xlink:type="simple" xlink:show="embed" xlink:actuate="onLoad"/></draw:frame>. Elle fournit l’existence d’une fonction <draw:frame draw:style-name="fr1" text:anchor-type="as-char"><draw:object xlink:href="Formula-284/" xlink:type="simple" xlink:show="embed" xlink:actuate="onLoad"/></draw:frame> qui soit un <draw:frame draw:style-name="fr1" text:anchor-type="as-char"><draw:object xlink:href="Formula-286/" xlink:type="simple" xlink:show="embed" xlink:actuate="onLoad"/></draw:frame> telle que</text:p>
      <text:p text:style-name="Text_20_body"><draw:frame draw:style-name="fr2" text:anchor-type="paragraph"><draw:object xlink:href="Formula-288/" xlink:type="simple" xlink:show="embed" xlink:actuate="onLoad"/></draw:frame></text:p>
      <text:p text:style-name="Text_20_body">On a par construction <draw:frame draw:style-name="fr1" text:anchor-type="as-char"><draw:object xlink:href="Formula-290/" xlink:type="simple" xlink:show="embed" xlink:actuate="onLoad"/></draw:frame>; en prenant <draw:frame draw:style-name="fr1" text:anchor-type="as-char"><draw:object xlink:href="Formula-292/" xlink:type="simple" xlink:show="embed" xlink:actuate="onLoad"/></draw:frame>, on annule également <draw:frame draw:style-name="fr1" text:anchor-type="as-char"><draw:object xlink:href="Formula-294/" xlink:type="simple" xlink:show="embed" xlink:actuate="onLoad"/></draw:frame>. En notant <draw:frame draw:style-name="fr1" text:anchor-type="as-char"><draw:object xlink:href="Formula-296/" xlink:type="simple" xlink:show="embed" xlink:actuate="onLoad"/></draw:frame> et <draw:frame draw:style-name="fr1" text:anchor-type="as-char"><draw:object xlink:href="Formula-298/" xlink:type="simple" xlink:show="embed" xlink:actuate="onLoad"/></draw:frame>, on obtient</text:p>
      <text:p text:style-name="Text_20_body"><draw:frame draw:style-name="fr2" text:anchor-type="paragraph"><draw:object xlink:href="Formula-300/" xlink:type="simple" xlink:show="embed" xlink:actuate="onLoad"/></draw:frame></text:p>
      <text:p text:style-name="Text_20_body">Nous allons exploiter une première fois cette égalité. Notons tout d’abord que</text:p>
      <text:p text:style-name="Text_20_body"><draw:frame draw:style-name="fr2" text:anchor-type="paragraph"><draw:object xlink:href="Formula-302/" xlink:type="simple" xlink:show="embed" xlink:actuate="onLoad"/></draw:frame></text:p>
      <text:p text:style-name="Text_20_body">est un <draw:frame draw:style-name="fr1" text:anchor-type="as-char"><draw:object xlink:href="Formula-304/" xlink:type="simple" xlink:show="embed" xlink:actuate="onLoad"/></draw:frame> du fait de la continuité de <draw:frame draw:style-name="fr1" text:anchor-type="as-char"><draw:object xlink:href="Formula-306/" xlink:type="simple" xlink:show="embed" xlink:actuate="onLoad"/></draw:frame> en <draw:frame draw:style-name="fr1" text:anchor-type="as-char"><draw:object xlink:href="Formula-308/" xlink:type="simple" xlink:show="embed" xlink:actuate="onLoad"/></draw:frame>. En choisissant <draw:frame draw:style-name="fr1" text:anchor-type="as-char"><draw:object xlink:href="Formula-310/" xlink:type="simple" xlink:show="embed" xlink:actuate="onLoad"/></draw:frame> dans un voisinage suffisamment proche de <draw:frame draw:style-name="fr1" text:anchor-type="as-char"><draw:object xlink:href="Formula-312/" xlink:type="simple" xlink:show="embed" xlink:actuate="onLoad"/></draw:frame>, on peut donc garantir que ce terme est arbitrairement petit, par exemple, tel que</text:p>
      <text:p text:style-name="Text_20_body"><draw:frame draw:style-name="fr2" text:anchor-type="paragraph"><draw:object xlink:href="Formula-314/" xlink:type="simple" xlink:show="embed" xlink:actuate="onLoad"/></draw:frame></text:p>
      <text:p text:style-name="Text_20_body">ce qui permet d’obtenir</text:p>
      <text:p text:style-name="Text_20_body"><draw:frame draw:style-name="fr2" text:anchor-type="paragraph"><draw:object xlink:href="Formula-316/" xlink:type="simple" xlink:show="embed" xlink:actuate="onLoad"/></draw:frame></text:p>
      <text:p text:style-name="Text_20_body">et donc</text:p>
      <text:p text:style-name="Text_20_body"><draw:frame draw:style-name="fr2" text:anchor-type="paragraph"><draw:object xlink:href="Formula-318/" xlink:type="simple" xlink:show="embed" xlink:actuate="onLoad"/></draw:frame></text:p>
      <text:p text:style-name="Text_20_body">En exploitant une nouvelle fois la même égalité, on peut désormais conclure que</text:p>
      <text:p text:style-name="Text_20_body"><draw:frame draw:style-name="fr2" text:anchor-type="paragraph"><draw:object xlink:href="Formula-320/" xlink:type="simple" xlink:show="embed" xlink:actuate="onLoad"/></draw:frame></text:p>
      <text:p text:style-name="Text_20_body">où la fonction <draw:frame draw:style-name="fr1" text:anchor-type="as-char"><draw:object xlink:href="Formula-322/" xlink:type="simple" xlink:show="embed" xlink:actuate="onLoad"/></draw:frame> est le <draw:frame draw:style-name="fr1" text:anchor-type="as-char"><draw:object xlink:href="Formula-324/" xlink:type="simple" xlink:show="embed" xlink:actuate="onLoad"/></draw:frame> défini par</text:p>
      <text:p text:style-name="Text_20_body"><draw:frame draw:style-name="fr2" text:anchor-type="paragraph"><draw:object xlink:href="Formula-326/" xlink:type="simple" xlink:show="embed" xlink:actuate="onLoad"/></draw:frame></text:p>
      <text:p text:style-name="Text_20_body">ce qui prouve la différentiabilité de <draw:frame draw:style-name="fr1" text:anchor-type="as-char"><draw:object xlink:href="Formula-328/" xlink:type="simple" xlink:show="embed" xlink:actuate="onLoad"/></draw:frame> en <draw:frame draw:style-name="fr1" text:anchor-type="as-char"><draw:object xlink:href="Formula-330/" xlink:type="simple" xlink:show="embed" xlink:actuate="onLoad"/></draw:frame> et conclut la démonstration.</text:p>
      <text:p text:style-name="Text_20_body"><draw:frame draw:style-name="fr1" text:anchor-type="as-char"><draw:object xlink:href="Formula-332/" xlink:type="simple" xlink:show="embed" xlink:actuate="onLoad"/></draw:frame></text:p>
      <text:h text:style-name="Heading_20_3" text:outline-level="3"><text:bookmark-start text:name="difféomorphisme"/>Difféomorphisme<text:bookmark-end text:name="difféomorphisme"/></text:h>
      <text:p text:style-name="First_20_paragraph">Une fonction <draw:frame draw:style-name="fr1" text:anchor-type="as-char"><draw:object xlink:href="Formula-334/" xlink:type="simple" xlink:show="embed" xlink:actuate="onLoad"/></draw:frame>, où les ensembles <draw:frame draw:style-name="fr1" text:anchor-type="as-char"><draw:object xlink:href="Formula-336/" xlink:type="simple" xlink:show="embed" xlink:actuate="onLoad"/></draw:frame> et <draw:frame draw:style-name="fr1" text:anchor-type="as-char"><draw:object xlink:href="Formula-338/" xlink:type="simple" xlink:show="embed" xlink:actuate="onLoad"/></draw:frame> sont ouverts est un <draw:frame draw:style-name="fr1" text:anchor-type="as-char"><draw:object xlink:href="Formula-340/" xlink:type="simple" xlink:show="embed" xlink:actuate="onLoad"/></draw:frame><text:span text:style-name="T1">-difféomorphisme</text:span> (de <draw:frame draw:style-name="fr1" text:anchor-type="as-char"><draw:object xlink:href="Formula-342/" xlink:type="simple" xlink:show="embed" xlink:actuate="onLoad"/></draw:frame> sur <draw:frame draw:style-name="fr1" text:anchor-type="as-char"><draw:object xlink:href="Formula-344/" xlink:type="simple" xlink:show="embed" xlink:actuate="onLoad"/></draw:frame>) si <draw:frame draw:style-name="fr1" text:anchor-type="as-char"><draw:object xlink:href="Formula-346/" xlink:type="simple" xlink:show="embed" xlink:actuate="onLoad"/></draw:frame> est bijective et que <draw:frame draw:style-name="fr1" text:anchor-type="as-char"><draw:object xlink:href="Formula-348/" xlink:type="simple" xlink:show="embed" xlink:actuate="onLoad"/></draw:frame> ainsi que son inverse <draw:frame draw:style-name="fr1" text:anchor-type="as-char"><draw:object xlink:href="Formula-350/" xlink:type="simple" xlink:show="embed" xlink:actuate="onLoad"/></draw:frame> sont continûment différentiables.</text:p>
      <text:h text:style-name="Heading_20_3" text:outline-level="3"><text:bookmark-start text:name="inverse-de-la-différentielle"/>Inverse de la Différentielle<text:bookmark-end text:name="inverse-de-la-différentielle"/></text:h>
      <text:p text:style-name="First_20_paragraph">Si <draw:frame draw:style-name="fr1" text:anchor-type="as-char"><draw:object xlink:href="Formula-352/" xlink:type="simple" xlink:show="embed" xlink:actuate="onLoad"/></draw:frame> est un <draw:frame draw:style-name="fr1" text:anchor-type="as-char"><draw:object xlink:href="Formula-354/" xlink:type="simple" xlink:show="embed" xlink:actuate="onLoad"/></draw:frame>-difféomorphisme, sa différentielle <draw:frame draw:style-name="fr1" text:anchor-type="as-char"><draw:object xlink:href="Formula-356/" xlink:type="simple" xlink:show="embed" xlink:actuate="onLoad"/></draw:frame> est inversible en tout point <draw:frame draw:style-name="fr1" text:anchor-type="as-char"><draw:object xlink:href="Formula-358/" xlink:type="simple" xlink:show="embed" xlink:actuate="onLoad"/></draw:frame> de <draw:frame draw:style-name="fr1" text:anchor-type="as-char"><draw:object xlink:href="Formula-360/" xlink:type="simple" xlink:show="embed" xlink:actuate="onLoad"/></draw:frame> et</text:p>
      <text:p text:style-name="Text_20_body"><draw:frame draw:style-name="fr2" text:anchor-type="paragraph"><draw:object xlink:href="Formula-362/" xlink:type="simple" xlink:show="embed" xlink:actuate="onLoad"/></draw:frame></text:p>
      <text:h text:style-name="Heading_20_3" text:outline-level="3"><text:bookmark-start text:name="démonstration-1"/>Démonstration<text:bookmark-end text:name="démonstration-1"/></text:h>
      <text:p text:style-name="First_20_paragraph"><text:span text:style-name="T2">TODO</text:span></text:p>
      <text:p text:style-name="Text_20_body"><draw:frame draw:style-name="fr1" text:anchor-type="as-char"><draw:object xlink:href="Formula-364/" xlink:type="simple" xlink:show="embed" xlink:actuate="onLoad"/></draw:frame></text:p>
      <text:h text:style-name="Heading_20_3" text:outline-level="3"><text:bookmark-start text:name="inversion-locale"/>Inversion Locale<text:bookmark-end text:name="inversion-locale"/></text:h>
      <text:p text:style-name="First_20_paragraph">Soit <draw:frame draw:style-name="fr1" text:anchor-type="as-char"><draw:object xlink:href="Formula-366/" xlink:type="simple" xlink:show="embed" xlink:actuate="onLoad"/></draw:frame> continûment différentiable sur l’ouvert <draw:frame draw:style-name="fr1" text:anchor-type="as-char"><draw:object xlink:href="Formula-368/" xlink:type="simple" xlink:show="embed" xlink:actuate="onLoad"/></draw:frame> et telle que <draw:frame draw:style-name="fr1" text:anchor-type="as-char"><draw:object xlink:href="Formula-370/" xlink:type="simple" xlink:show="embed" xlink:actuate="onLoad"/></draw:frame> soit inversible en tout point <draw:frame draw:style-name="fr1" text:anchor-type="as-char"><draw:object xlink:href="Formula-372/" xlink:type="simple" xlink:show="embed" xlink:actuate="onLoad"/></draw:frame> de <draw:frame draw:style-name="fr1" text:anchor-type="as-char"><draw:object xlink:href="Formula-374/" xlink:type="simple" xlink:show="embed" xlink:actuate="onLoad"/></draw:frame>. Alors pour tout <draw:frame draw:style-name="fr1" text:anchor-type="as-char"><draw:object xlink:href="Formula-376/" xlink:type="simple" xlink:show="embed" xlink:actuate="onLoad"/></draw:frame> in <draw:frame draw:style-name="fr1" text:anchor-type="as-char"><draw:object xlink:href="Formula-378/" xlink:type="simple" xlink:show="embed" xlink:actuate="onLoad"/></draw:frame>, il existe un voisinage ouvert <draw:frame draw:style-name="fr1" text:anchor-type="as-char"><draw:object xlink:href="Formula-380/" xlink:type="simple" xlink:show="embed" xlink:actuate="onLoad"/></draw:frame> de <draw:frame draw:style-name="fr1" text:anchor-type="as-char"><draw:object xlink:href="Formula-382/" xlink:type="simple" xlink:show="embed" xlink:actuate="onLoad"/></draw:frame> tel que <draw:frame draw:style-name="fr1" text:anchor-type="as-char"><draw:object xlink:href="Formula-384/" xlink:type="simple" xlink:show="embed" xlink:actuate="onLoad"/></draw:frame> soit ouvert et que la restriction de la fonction <draw:frame draw:style-name="fr1" text:anchor-type="as-char"><draw:object xlink:href="Formula-386/" xlink:type="simple" xlink:show="embed" xlink:actuate="onLoad"/></draw:frame> à <draw:frame draw:style-name="fr1" text:anchor-type="as-char"><draw:object xlink:href="Formula-388/" xlink:type="simple" xlink:show="embed" xlink:actuate="onLoad"/></draw:frame> soit un <draw:frame draw:style-name="fr1" text:anchor-type="as-char"><draw:object xlink:href="Formula-390/" xlink:type="simple" xlink:show="embed" xlink:actuate="onLoad"/></draw:frame>-difféomorphisme de <draw:frame draw:style-name="fr1" text:anchor-type="as-char"><draw:object xlink:href="Formula-392/" xlink:type="simple" xlink:show="embed" xlink:actuate="onLoad"/></draw:frame> sur <draw:frame draw:style-name="fr1" text:anchor-type="as-char"><draw:object xlink:href="Formula-394/" xlink:type="simple" xlink:show="embed" xlink:actuate="onLoad"/></draw:frame>.</text:p>
      <text:h text:style-name="Heading_20_3" text:outline-level="3"><text:bookmark-start text:name="démonstration-2"/>Démonstration<text:bookmark-end text:name="démonstration-2"/></text:h>
      <text:p text:style-name="First_20_paragraph">Considérons la fonction <draw:frame draw:style-name="fr1" text:anchor-type="as-char"><draw:object xlink:href="Formula-396/" xlink:type="simple" xlink:show="embed" xlink:actuate="onLoad"/></draw:frame> définie par</text:p>
      <text:p text:style-name="Text_20_body"><draw:frame draw:style-name="fr2" text:anchor-type="paragraph"><draw:object xlink:href="Formula-398/" xlink:type="simple" xlink:show="embed" xlink:actuate="onLoad"/></draw:frame></text:p>
      <text:p text:style-name="Text_20_body">Par construction <draw:frame draw:style-name="fr1" text:anchor-type="as-char"><draw:object xlink:href="Formula-400/" xlink:type="simple" xlink:show="embed" xlink:actuate="onLoad"/></draw:frame> si et seulement si <draw:frame draw:style-name="fr1" text:anchor-type="as-char"><draw:object xlink:href="Formula-402/" xlink:type="simple" xlink:show="embed" xlink:actuate="onLoad"/></draw:frame>. De plus, <draw:frame draw:style-name="fr1" text:anchor-type="as-char"><draw:object xlink:href="Formula-404/" xlink:type="simple" xlink:show="embed" xlink:actuate="onLoad"/></draw:frame> est continûment différentiable et <draw:frame draw:style-name="fr1" text:anchor-type="as-char"><draw:object xlink:href="Formula-406/" xlink:type="simple" xlink:show="embed" xlink:actuate="onLoad"/></draw:frame>. On peut donc appliquer le théorème des fonctions implicites au voisinage du point <draw:frame draw:style-name="fr1" text:anchor-type="as-char"><draw:object xlink:href="Formula-408/" xlink:type="simple" xlink:show="embed" xlink:actuate="onLoad"/></draw:frame> et en déduire l’existence de voisinages ouvert <draw:frame draw:style-name="fr1" text:anchor-type="as-char"><draw:object xlink:href="Formula-410/" xlink:type="simple" xlink:show="embed" xlink:actuate="onLoad"/></draw:frame> et <draw:frame draw:style-name="fr1" text:anchor-type="as-char"><draw:object xlink:href="Formula-412/" xlink:type="simple" xlink:show="embed" xlink:actuate="onLoad"/></draw:frame> de <draw:frame draw:style-name="fr1" text:anchor-type="as-char"><draw:object xlink:href="Formula-414/" xlink:type="simple" xlink:show="embed" xlink:actuate="onLoad"/></draw:frame> et <draw:frame draw:style-name="fr1" text:anchor-type="as-char"><draw:object xlink:href="Formula-416/" xlink:type="simple" xlink:show="embed" xlink:actuate="onLoad"/></draw:frame> tels que <draw:frame draw:style-name="fr1" text:anchor-type="as-char"><draw:object xlink:href="Formula-418/" xlink:type="simple" xlink:show="embed" xlink:actuate="onLoad"/></draw:frame>, et d’une fonction continûment différentiable <draw:frame draw:style-name="fr1" text:anchor-type="as-char"><draw:object xlink:href="Formula-420/" xlink:type="simple" xlink:show="embed" xlink:actuate="onLoad"/></draw:frame> telle que pour tout <draw:frame draw:style-name="fr1" text:anchor-type="as-char"><draw:object xlink:href="Formula-422/" xlink:type="simple" xlink:show="embed" xlink:actuate="onLoad"/></draw:frame>,</text:p>
      <text:p text:style-name="Text_20_body"><draw:frame draw:style-name="fr2" text:anchor-type="paragraph"><draw:object xlink:href="Formula-424/" xlink:type="simple" xlink:show="embed" xlink:actuate="onLoad"/></draw:frame></text:p>
      <text:p text:style-name="Text_20_body">Par continuité de <draw:frame draw:style-name="fr1" text:anchor-type="as-char"><draw:object xlink:href="Formula-426/" xlink:type="simple" xlink:show="embed" xlink:actuate="onLoad"/></draw:frame>, <draw:frame draw:style-name="fr1" text:anchor-type="as-char"><draw:object xlink:href="Formula-428/" xlink:type="simple" xlink:show="embed" xlink:actuate="onLoad"/></draw:frame> est un sous-ensemble ouvert de <draw:frame draw:style-name="fr1" text:anchor-type="as-char"><draw:object xlink:href="Formula-430/" xlink:type="simple" xlink:show="embed" xlink:actuate="onLoad"/></draw:frame>. La fonction <draw:frame draw:style-name="fr1" text:anchor-type="as-char"><draw:object xlink:href="Formula-432/" xlink:type="simple" xlink:show="embed" xlink:actuate="onLoad"/></draw:frame> est bijective par construction et son inverse est la fonction <draw:frame draw:style-name="fr1" text:anchor-type="as-char"><draw:object xlink:href="Formula-434/" xlink:type="simple" xlink:show="embed" xlink:actuate="onLoad"/></draw:frame>; nous avons donc affaire à un <draw:frame draw:style-name="fr1" text:anchor-type="as-char"><draw:object xlink:href="Formula-436/" xlink:type="simple" xlink:show="embed" xlink:actuate="onLoad"/></draw:frame>-difféomorphisme de <draw:frame draw:style-name="fr1" text:anchor-type="as-char"><draw:object xlink:href="Formula-438/" xlink:type="simple" xlink:show="embed" xlink:actuate="onLoad"/></draw:frame> sur <draw:frame draw:style-name="fr1" text:anchor-type="as-char"><draw:object xlink:href="Formula-440/" xlink:type="simple" xlink:show="embed" xlink:actuate="onLoad"/></draw:frame>.</text:p>
      <text:p text:style-name="Text_20_body"><draw:frame draw:style-name="fr1" text:anchor-type="as-char"><draw:object xlink:href="Formula-442/" xlink:type="simple" xlink:show="embed" xlink:actuate="onLoad"/></draw:frame></text:p>
      <text:h text:style-name="Heading_20_1" text:outline-level="1"><text:bookmark-start text:name="analyse-derreur-numérique"/>Analyse d’Erreur / Numérique<text:bookmark-end text:name="analyse-derreur-numérique"/></text:h>
      <text:h text:style-name="Heading_20_2" text:outline-level="2"><text:bookmark-start text:name="objectifs-1"/>Objectifs<text:bookmark-end text:name="objectifs-1"/></text:h>
      <text:list text:style-name="L3">
        <text:list-item>
          <text:p text:style-name="P3">Savoir quelles sont les options quand il s’agit de calculer des dérivées, gradient, différentielles: “manuelles”, symboliques, différences finies, diff auto. et avoir au final une idée de la portée de chacune (applicabilité, avantages, pbs)</text:p>
        </text:list-item>
        <text:list-item>
          <text:p text:style-name="P3">Connaitre le principe des méthodes de type différence finie et mes deux sources d’erreurs potentielles associées (très général, pas limité au calcul diff): “erreur de troncature” et “erreur d’arrondi”. Savoir calculer des estimations numériques dans les deux cas. (attention, il y a plein de choses ici: il faut en passer par le modèle de représentation des nombres flottants, etc.)</text:p>
        </text:list-item>
      </text:list>
      <text:h text:style-name="Heading_20_1" text:outline-level="1"><text:bookmark-start text:name="différentiation-automatique"/>Différentiation Automatique<text:bookmark-end text:name="différentiation-automatique"/></text:h>
      <text:h text:style-name="Heading_20_2" text:outline-level="2"><text:bookmark-start text:name="objectifs-2"/>Objectifs<text:bookmark-end text:name="objectifs-2"/></text:h>
      <text:list text:style-name="L4">
        <text:list-item>
          <text:p text:style-name="P4">avantage et portée de la méthode (plus détaillée: précision, dérivées à un ordre arbitraire, “workflow”, usages en optimisation, machine learning, etc.)</text:p>
        </text:list-item>
        <text:list-item>
          <text:p text:style-name="P4">connaître les (une version des) principes des différents “morceaux” de la méthode dans le cas de Python: “tracer”, “computation graph”, etc. Solution: en construire un “à la main”, au moins les étapes importantes. Note: permet aussi d’apprécier les limitations de la méthode.</text:p>
        </text:list-item>
        <text:list-item>
          <text:p text:style-name="P4">sur péda, essayer forward pass (plus près du cours), mais expliquer backward pass pour pouvoir se “plugger” dans l’existant.</text:p>
        </text:list-item>
        <text:list-item>
          <text:p text:style-name="P4">exploiter un système existant, type <text:span text:style-name="Source_Text">autograd</text:span> en python (sans doute le plus facile en terme de courbe d’apprentissage)</text:p>
        </text:list-item>
      </text:list>
      <text:h text:style-name="Heading_20_2" text:outline-level="2"><text:bookmark-start text:name="tracer-le-graphe-de-calcul"/>Tracer le Graphe de Calcul<text:bookmark-end text:name="tracer-le-graphe-de-calcul"/></text:h>
      <text:p text:style-name="First_20_paragraph"><text:span text:style-name="T2">TODO:</text:span> montrer que les fonction Python n’implémentent pas “ce que l’on croit”, c’est-à-dire par exemple <draw:frame draw:style-name="fr1" text:anchor-type="as-char"><draw:object xlink:href="Formula-444/" xlink:type="simple" xlink:show="embed" xlink:actuate="onLoad"/></draw:frame> pour la function <text:span text:style-name="Source_Text">lambda x: cos(x)</text:span>, parce que le TYPE de l’argument n’est pas spécifié et que cela à des conséquences importantes: le disassembleur montre bien que le bytecode est agnostique et se contente de résoudre des variables et d’appliquer une séquence d’instructions, sans de référence au type, sans savoir ce qu’il manipule.</text:p>
      <text:p text:style-name="P5">&gt;&gt;&gt; from dis import dis</text:p>
      <text:p text:style-name="P6"/>
      <text:p text:style-name="P7">&gt;&gt;&gt; from math import *</text:p>
      <text:p text:style-name="First_20_paragraph"><text:span text:style-name="T2">TODO:</text:span> expliquer notation lambda-fonction pour les expressions (ou fonctions anonymes).</text:p>
      <text:p text:style-name="P8">&gt;&gt;&gt; f = lambda x: cos(x)</text:p>
      <text:p text:style-name="P9"/>
      <text:p text:style-name="P10">&gt;&gt;&gt; dis(lambda x: cos(x))</text:p>
      <text:p text:style-name="P11"><text:s text:c="2"/>1 <text:s text:c="10"/>0 LOAD_GLOBAL <text:s text:c="13"/>0 (cos)</text:p>
      <text:p text:style-name="P12"><text:s text:c="14"/>2 LOAD_FAST <text:s text:c="15"/>0 (x)</text:p>
      <text:p text:style-name="P13"><text:s text:c="14"/>4 CALL_FUNCTION <text:s text:c="11"/>1</text:p>
      <text:p text:style-name="P14"><text:s text:c="14"/>6 RETURN_VALUE</text:p>
      <text:p text:style-name="P15"/>
      <text:p text:style-name="P16">&gt;&gt;&gt; dis(lambda x: x + 1)</text:p>
      <text:p text:style-name="P17"><text:s text:c="2"/>1 <text:s text:c="10"/>0 LOAD_FAST <text:s text:c="15"/>0 (x)</text:p>
      <text:p text:style-name="P18"><text:s text:c="14"/>2 LOAD_CONST <text:s text:c="14"/>1 (1)</text:p>
      <text:p text:style-name="P19"><text:s text:c="14"/>4 BINARY_ADD</text:p>
      <text:p text:style-name="P20"><text:s text:c="14"/>6 RETURN_VALUE</text:p>
      <text:p text:style-name="First_20_paragraph">Expliquer en prenant des exemples frappants comment on peut en profiter pour “intercepter” cette séquence d’appels (big brother …) pour savoir ce qui se passe dans la fonction, influencer le résultat, etc.</text:p>
      <text:p text:style-name="P21">&gt;&gt;&gt; math_cos = cos</text:p>
      <text:p text:style-name="P22">&gt;&gt;&gt; def cos(x):</text:p>
      <text:p text:style-name="P23">... <text:s text:c="4"/>print(f"trace: cos({x})")</text:p>
      <text:p text:style-name="P24">... <text:s text:c="4"/>return math_cos(x)</text:p>
      <text:p text:style-name="P25"/>
      <text:p text:style-name="P26">&gt;&gt;&gt; y = cos(pi)</text:p>
      <text:p text:style-name="P27">trace: cos(3.141592653589793)</text:p>
      <text:p text:style-name="P28">&gt;&gt;&gt; y</text:p>
      <text:p text:style-name="P29">-1.0</text:p>
      <text:p text:style-name="First_20_paragraph">Le cas des opérateurs est plus complexe: le calcul de <text:span text:style-name="Source_Text">x + 1</text:span> par exemple est délégué à la méthode <text:span text:style-name="Source_Text">__add__</text:span> de l’objet <text:span text:style-name="Source_Text">x</text:span>. Pour intercepter cet appel, il est donc nécessaire de modifier le type de nombre flottant que nous allons utiliser:</text:p>
      <text:p text:style-name="P30">&gt;&gt;&gt; class Float(float):</text:p>
      <text:p text:style-name="P31">... <text:s text:c="4"/>def __add__(self, other):</text:p>
      <text:p text:style-name="P32">... <text:s text:c="8"/>print(f"trace: {self} + {other}")</text:p>
      <text:p text:style-name="P33">... <text:s text:c="8"/>return super().__add__(other)</text:p>
      <text:p text:style-name="First_20_paragraph">Mais une fois cet effort fait, nous pouvons bien tracer les additions effectuées</text:p>
      <text:p text:style-name="P34">&gt;&gt;&gt; x = Float(2.0) + 1.0</text:p>
      <text:p text:style-name="P35">trace: 2.0 + 1.0</text:p>
      <text:p text:style-name="P36">&gt;&gt;&gt; x</text:p>
      <text:p text:style-name="P37">3.0</text:p>
      <text:p text:style-name="First_20_paragraph">… à condition que nous travaillions avec des instances de <text:span text:style-name="Source_Text">Float</text:span> et non de <text:span text:style-name="Source_Text">float</text:span> ! Pour commencer à généraliser cet usage, nous allons faire en sorte de générer des instances de <text:span text:style-name="Source_Text">Float</text:span> dans la mesure du possible. Pour commencer, nous pouvons faire en sorte que les opérations sur nos flottants renvoient notre propre type de flottant:</text:p>
      <text:p text:style-name="P38">&gt;&gt;&gt; class Float(float):</text:p>
      <text:p text:style-name="P39">... <text:s text:c="4"/>def __add__(self, other):</text:p>
      <text:p text:style-name="P40">... <text:s text:c="8"/>print(f"trace: {self} + {other}")</text:p>
      <text:p text:style-name="P41">... <text:s text:c="8"/>return Float(super().__add__(other))</text:p>
      <text:p text:style-name="First_20_paragraph">Mais cela n’est pas suffisant: les fonction de la library <text:span text:style-name="Source_Text">math</text:span> de Python vont renvoyer des flottants classiques, il nous faut donc à nouveau les adapter:</text:p>
      <text:p text:style-name="P42">&gt;&gt;&gt; def cos(x):</text:p>
      <text:p text:style-name="P43">... <text:s text:c="4"/>print(f"trace: cos({x})")</text:p>
      <text:p text:style-name="P44">... <text:s text:c="4"/>return Float(math_cos(x))</text:p>
      <text:p text:style-name="First_20_paragraph">Vérifions le résultat:</text:p>
      <text:p text:style-name="P45">&gt;&gt;&gt; cos(pi) + 1.0</text:p>
      <text:p text:style-name="P46">trace: cos(3.141592653589793)</text:p>
      <text:p text:style-name="P47">trace: -1.0 + 1.0</text:p>
      <text:p text:style-name="P48">0.0</text:p>
      <text:p text:style-name="First_20_paragraph">Mais nous ne savons pas encore tracer correctement l’expression <text:span text:style-name="Source_Text">1.0 + cos(pi)</text:span>:</text:p>
      <text:p text:style-name="P49">&gt;&gt;&gt; 1.0 + cos(pi)</text:p>
      <text:p text:style-name="P50">trace: cos(3.141592653589793)</text:p>
      <text:p text:style-name="P51">0.0</text:p>
      <text:p text:style-name="First_20_paragraph">En effet, c’est la méthode <text:span text:style-name="Source_Text">__add__</text:span> de <text:span text:style-name="Source_Text">1.0</text:span>, une instance de <text:span text:style-name="Source_Text">float</text:span> qui est appelée; cet appel n’est donc pas tracé. Pour réussir à tracer ce type d’appel, il va falloir … le faire échouer ! La méthode appellée pour effectuer la somme jusqu’à présent confie l’opération à la méthode <text:span text:style-name="Source_Text">__add__</text:span> de <text:span text:style-name="Source_Text">1.0</text:span> parce ce cette objet sait prendre en charge l’opération, car il s’agit d’ajouter lui-même avec une autre instance (qui dérive) de <text:span text:style-name="Source_Text">float</text:span>. Si nous faisons en sorte que le membre de gauche soit incapable de prendre en charge cette opération, elle sera confiée au membre de droite; pour cela il nous suffit de remplacer <text:span text:style-name="Source_Text">Float</text:span>, un type numérique par <text:span text:style-name="Source_Text">Node</text:span>, une classe qui contient (encapsule) une valeur numérique:</text:p>
      <text:p text:style-name="P52">&gt;&gt;&gt; class Node:</text:p>
      <text:p text:style-name="P53">... <text:s text:c="4"/>def __init__(self, value):</text:p>
      <text:p text:style-name="P54">... <text:s text:c="8"/>self.value = value</text:p>
      <text:p text:style-name="First_20_paragraph">Nous n’allons pas nous attarder sur cette version 0 de <text:span text:style-name="Source_Text">Node</text:span>. Si elle est ainsi nommée, c’est parce qu’elle va représenter un noeud dans un graphe de calculs. Au lieu d’afficher les opérations réalisées sur la sortie standard, nous allons entreprendre d’enregistrer les opérations que subit chaque variable et comment elle s’organise; chaque noeud issu d’une opération devra mémoriser quelle opération a été appliquée, et quels étaient les arguments de l’opération (eux-mêmes des noeuds). Pour supporter cette démarche, <text:span text:style-name="Source_Text">Node</text:span> devient:</text:p>
      <text:p text:style-name="P55">&gt;&gt;&gt; class Node:</text:p>
      <text:p text:style-name="P56">... <text:s text:c="4"/>def __init__(self, value, function=None, args=None):</text:p>
      <text:p text:style-name="P57">... <text:s text:c="8"/>self.value = value</text:p>
      <text:p text:style-name="P58">... <text:s text:c="8"/>self.function = function</text:p>
      <text:p text:style-name="P59">... <text:s text:c="8"/>self.args = args if args is not None else []</text:p>
      <text:p text:style-name="First_20_paragraph">Il nous faut alors rendre les opérations usuelles compatibles la création de noeuds; en examinant les arguments de la fonction, on doit décider si elle est dans un mode “normal” (recevant des valeurs numériques, produisant des valeurs numérique) ou en train de tracer les calculs. Par exemple:</text:p>
      <text:p text:style-name="P60">&gt;&gt;&gt; def cos(x):</text:p>
      <text:p text:style-name="P61">... <text:s text:c="4"/>if isinstance(x, Node):</text:p>
      <text:p text:style-name="P62">... <text:s text:c="8"/>cos_x_value = math_cos(x.value)</text:p>
      <text:p text:style-name="P63">... <text:s text:c="8"/>cos_x = Node(cos_x_value, cos, [x])</text:p>
      <text:p text:style-name="P64">... <text:s text:c="8"/>return cos_x</text:p>
      <text:p text:style-name="P65">... <text:s text:c="4"/>else:</text:p>
      <text:p text:style-name="P66">... <text:s text:c="8"/>return math_cos(x) </text:p>
      <text:p text:style-name="First_20_paragraph">ou</text:p>
      <text:p text:style-name="P67">&gt;&gt;&gt; def add(x, y):</text:p>
      <text:p text:style-name="P68">... <text:s text:c="4"/>if isinstance(x, Node) or isinstance(y, Node):</text:p>
      <text:p text:style-name="P69">... <text:s text:c="8"/>if not isinstance(x, Node):</text:p>
      <text:p text:style-name="P70">... <text:s text:c="12"/>x = Node(x)</text:p>
      <text:p text:style-name="P71">... <text:s text:c="8"/>if not isinstance(y, Node):</text:p>
      <text:p text:style-name="P72">... <text:s text:c="12"/>y = Node(y)</text:p>
      <text:p text:style-name="P73">... <text:s text:c="8"/>add_x_y_value = x.value + y.value</text:p>
      <text:p text:style-name="P74">... <text:s text:c="8"/>return Node(add_x_y_value, add, [x, y])</text:p>
      <text:p text:style-name="P75">... <text:s text:c="4"/>else:</text:p>
      <text:p text:style-name="P76">... <text:s text:c="8"/>return x + y</text:p>
      <text:p text:style-name="First_20_paragraph">La fonction <text:span text:style-name="Source_Text">add</text:span> ne sera sans doute pas utilisée directement, mais appelée sous forme d’opérateur <text:span text:style-name="Source_Text">+</text:span>; elle doit donc nous permettre de définir les méthodes <text:span text:style-name="Source_Text">__add__</text:span> et <text:span text:style-name="Source_Text">__radd__</text:span>:</text:p>
      <text:p text:style-name="P77">&gt;&gt;&gt; Node.__add__ = add</text:p>
      <text:p text:style-name="P78">&gt;&gt;&gt; Node.__radd__ = add</text:p>
      <text:p text:style-name="First_20_paragraph">On remarque de nombreuse similarités entre les deux codes; plutôt que de continuer cette démarche pour toutes les fonctions dont nous allons avoir besoin, au prix d’un effort d’abstraction, il serait possible de définir une fonction opérant automatiquement cette transformation. Il s’agit d’une fonction d’ordre supérieur car elle prend comme argument une fonction (la fonction numérique originale) et renvoie une nouvelle fonction, compatible avec la gestion des noeuds. On pourra ignorer sont implémentation en première lecture.</text:p>
      <text:p text:style-name="P79">&gt;&gt;&gt; def wrap(function):</text:p>
      <text:p text:style-name="P80">... <text:s text:c="3"/>def wrapped_function(*args):</text:p>
      <text:p text:style-name="P81">... <text:s text:c="7"/>if any(isinstance(arg, Node) for arg in args):</text:p>
      <text:p text:style-name="P82">... <text:s text:c="11"/>node_args = []</text:p>
      <text:p text:style-name="P83">... <text:s text:c="11"/>values = []</text:p>
      <text:p text:style-name="P84">... <text:s text:c="11"/>for arg in args:</text:p>
      <text:p text:style-name="P85">... <text:s text:c="15"/>if isinstance(arg, Node):</text:p>
      <text:p text:style-name="P86">... <text:s text:c="19"/>node_args.append(arg)</text:p>
      <text:p text:style-name="P87">... <text:s text:c="19"/>values.append(arg.value)</text:p>
      <text:p text:style-name="P88">... <text:s text:c="15"/>else:</text:p>
      <text:p text:style-name="P89">... <text:s text:c="19"/>node_args.append(Node(arg)) </text:p>
      <text:p text:style-name="P90">... <text:s text:c="19"/>values.append(arg)</text:p>
      <text:p text:style-name="P91">... <text:s text:c="11"/>output_value = wrapped_function(*values)</text:p>
      <text:p text:style-name="P92">... <text:s text:c="11"/>output_node = Node(output_value, wrapped_function, node_args)</text:p>
      <text:p text:style-name="P93">... <text:s text:c="11"/>return output_node</text:p>
      <text:p text:style-name="P94">... <text:s text:c="7"/>else:</text:p>
      <text:p text:style-name="P95">... <text:s text:c="11"/>return function(*args) <text:s text:c="7"/></text:p>
      <text:p text:style-name="P96">... <text:s text:c="3"/>wrapped_function.__qualname__ = function.__qualname__</text:p>
      <text:p text:style-name="P97">... <text:s text:c="3"/>return wrapped_function</text:p>
      <text:p text:style-name="First_20_paragraph">Malgré sa complexité apparente, l’utilisation de cette fonction est simple; ainsi pour rendre la foncton <text:span text:style-name="Source_Text">sin</text:span> et l’opérateur <text:span text:style-name="Source_Text">*</text:span> compatible avec la gestion de noeuds, il suffit de faire:</text:p>
      <text:p text:style-name="P98">&gt;&gt;&gt; sin = wrap(sin)</text:p>
      <text:p text:style-name="First_20_paragraph">et</text:p>
      <text:p text:style-name="P99">&gt;&gt;&gt; def multiply(x, y):</text:p>
      <text:p text:style-name="P100">... <text:s text:c="4"/>return x * y</text:p>
      <text:p text:style-name="P101">&gt;&gt;&gt; multiply = wrap(multiply)</text:p>
      <text:p text:style-name="P102">&gt;&gt;&gt; Node.__mul__ = Node.__rmul__ = multiply</text:p>
      <text:p text:style-name="First_20_paragraph">ce que est sensiblement plus rapide et lisible que la démarche entreprise pour <text:span text:style-name="Source_Text">cos</text:span> et <text:span text:style-name="Source_Text">+</text:span>; mais encore une fois, le résultat est le même.</text:p>
      <text:p text:style-name="Text_20_body">Il est désormais possible d’implémenter le traceur. Celui-ci encapsule les arguments de la fonction à tracer dans des noeuds, puis appelle la fonction et renvoie le noeud associé à la valeur retournée par la fonction:</text:p>
      <text:p text:style-name="P103">&gt;&gt;&gt; def trace(f, args):</text:p>
      <text:p text:style-name="P104">... <text:s text:c="4"/>args = [Node(arg) for arg in args]</text:p>
      <text:p text:style-name="P105">... <text:s text:c="4"/>end_node = f(*args)</text:p>
      <text:p text:style-name="P106">... <text:s text:c="4"/>return end_node</text:p>
      <text:p text:style-name="First_20_paragraph">Pour vérifier que tout se passe bien comme prévu, faisons en sorte d’afficher une représentation lisible et sympathique des contenus des noeuds:</text:p>
      <text:p text:style-name="P107">&gt;&gt;&gt; def node_repr(node):</text:p>
      <text:p text:style-name="P108">... <text:s text:c="3"/>if node.function is not None:</text:p>
      <text:p text:style-name="P109">... <text:s text:c="7"/>function_name = node.function.__qualname__</text:p>
      <text:p text:style-name="P110">... <text:s text:c="7"/>return f"Node({node.value}, {function_name}, {node.args})"</text:p>
      <text:p text:style-name="P111">... <text:s text:c="3"/>else:</text:p>
      <text:p text:style-name="P112">... <text:s text:c="7"/>return f"Node({node.value})"</text:p>
      <text:p text:style-name="First_20_paragraph">Puis, faisons en sorte qu’elle soit utilisée par défaut par le noeuds plutôt que la représentation standard des objets:</text:p>
      <text:p text:style-name="P113">&gt;&gt;&gt; Node.__str__ = Node.__repr__ = node_repr</text:p>
      <text:p text:style-name="First_20_paragraph">Nous somme prêts à faire notre vérification:</text:p>
      <text:p text:style-name="P114">&gt;&gt;&gt; f = lambda x: 1.0 + cos(x)</text:p>
      <text:p text:style-name="P115">&gt;&gt;&gt; end = trace(f, [pi])</text:p>
      <text:p text:style-name="P116">&gt;&gt;&gt; print(end)</text:p>
      <text:p text:style-name="P117">Node(0.0, add, [Node(-1.0, cos, [Node(3.141592653589793)]), Node(1.0)])</text:p>
      <text:p text:style-name="First_20_paragraph">Le résultat se lit de la façon suivante: le calcul de <text:span text:style-name="Source_Text">f(pi)</text:span> produit la valeur <text:span text:style-name="Source_Text">0.0</text:span>, issue de l’addition de <text:span text:style-name="Source_Text">-1.0</text:span>, calculé comme <text:span text:style-name="Source_Text">cos(3.141592653589793)</text:span> et de la constante <text:span text:style-name="Source_Text">1.0</text:span>. Cela semble donc correct !</text:p>
      <text:p text:style-name="Text_20_body">Un autre exemple – à deux arguments – pour la route:</text:p>
      <text:p text:style-name="P118">&gt;&gt;&gt; trace(lambda x, y: x * (x + y), [1.0, 2.0])</text:p>
      <text:p text:style-name="P119">Node(3.0, multiply, [Node(1.0), Node(3.0, add, [Node(1.0), Node(2.0)])])</text:p>
      <text:h text:style-name="Heading_20_2" text:outline-level="2"><text:bookmark-start text:name="calcul-automatique-des-dérivées"/>Calcul Automatique des Dérivées<text:bookmark-end text:name="calcul-automatique-des-dérivées"/></text:h>
      <text:p text:style-name="First_20_paragraph">Registre des functions “élémentaires” dont on connaît la différentielle</text:p>
      <text:p text:style-name="P120">&gt;&gt;&gt; differential = {} </text:p>
      <text:p text:style-name="P121"/>
      <text:p text:style-name="P122">&gt;&gt;&gt; def d_cos(x):</text:p>
      <text:p text:style-name="P123">... <text:s text:c="4"/>return lambda dx: - sin(x) * dx</text:p>
      <text:p text:style-name="P124">&gt;&gt;&gt; differential[cos] = d_cos</text:p>
      <text:p text:style-name="P125"/>
      <text:p text:style-name="P126">&gt;&gt;&gt; def d_multiply(x, y):</text:p>
      <text:p text:style-name="P127">... <text:s text:c="4"/>return lambda dx, dy: x * dy + dx * y</text:p>
      <text:p text:style-name="P128">&gt;&gt;&gt; differential[multiply] = d_multiply</text:p>
      <text:p text:style-name="P129"/>
      <text:p text:style-name="P130">&gt;&gt;&gt; def d_from_derivative(f_prime):</text:p>
      <text:p text:style-name="P131">... <text:s text:c="4"/>def d_f(x):</text:p>
      <text:p text:style-name="P132">... <text:s text:c="7"/>return lambda dx: f_prime(x) * dx</text:p>
      <text:p text:style-name="P133">... <text:s text:c="4"/>return d_f</text:p>
      <text:p text:style-name="P134">&gt;&gt;&gt; differential[sin] = d_from_derivative(cos)</text:p>
      <text:p text:style-name="P135"/>
      <text:p text:style-name="P136">&gt;&gt;&gt; differential[add] = lambda x, y: add</text:p>
      <text:p text:style-name="First_20_paragraph">Tri topologique</text:p>
      <text:p text:style-name="P137">&gt;&gt;&gt; def sort_nodes(end_node):</text:p>
      <text:p text:style-name="P138">... <text:s text:c="4"/>todo = [end_node]</text:p>
      <text:p text:style-name="P139">... <text:s text:c="4"/>nodes = []</text:p>
      <text:p text:style-name="P140">... <text:s text:c="4"/>while todo:</text:p>
      <text:p text:style-name="P141">... <text:s text:c="8"/>node = todo.pop()</text:p>
      <text:p text:style-name="P142">... <text:s text:c="8"/>nodes.append(node)</text:p>
      <text:p text:style-name="P143">... <text:s text:c="8"/>for parent in node.args:</text:p>
      <text:p text:style-name="P144">... <text:s text:c="12"/>if parent not in nodes + todo:</text:p>
      <text:p text:style-name="P145">... <text:s text:c="16"/>todo.append(parent) </text:p>
      <text:p text:style-name="P146">... <text:s text:c="4"/>done = []</text:p>
      <text:p text:style-name="P147">... <text:s text:c="4"/>while nodes:</text:p>
      <text:p text:style-name="P148">... <text:s text:c="8"/>for node in nodes[:]:</text:p>
      <text:p text:style-name="P149">... <text:s text:c="12"/>if all(parent in done for parent in node.args):</text:p>
      <text:p text:style-name="P150">... <text:s text:c="16"/>done.append(node)</text:p>
      <text:p text:style-name="P151">... <text:s text:c="16"/>nodes.remove(node)</text:p>
      <text:p text:style-name="P152">... <text:s text:c="4"/>return done</text:p>
      <text:p text:style-name="P153"/>
      <text:p text:style-name="P154">&gt;&gt;&gt; def d(f):</text:p>
      <text:p text:style-name="P155">... <text:s text:c="4"/>def df(*args): # args=(x1, x2, ...)</text:p>
      <text:p text:style-name="P156">... <text:s text:c="8"/>start_nodes = [Node(arg) for arg in args]</text:p>
      <text:p text:style-name="P157">... <text:s text:c="8"/>end_node = f(*start_nodes)</text:p>
      <text:p text:style-name="P158">... <text:s text:c="8"/>sorted_nodes = sort_nodes(end_node).copy()</text:p>
      <text:p text:style-name="P159">... <text:s text:c="8"/>def df_x(*d_args): # d_args = (d_x1, d_x2, ...)</text:p>
      <text:p text:style-name="P160">... <text:s text:c="12"/>for node in sorted_nodes:</text:p>
      <text:p text:style-name="P161">... <text:s text:c="16"/>if node in start_nodes:</text:p>
      <text:p text:style-name="P162">... <text:s text:c="20"/>i = start_nodes.index(node)</text:p>
      <text:p text:style-name="P163">... <text:s text:c="20"/>node.d_value = d_args[i]</text:p>
      <text:p text:style-name="P164">... <text:s text:c="16"/>elif node.function is None: # constant node</text:p>
      <text:p text:style-name="P165">... <text:s text:c="20"/>node.d_value = 0.0</text:p>
      <text:p text:style-name="P166">... <text:s text:c="16"/>else:</text:p>
      <text:p text:style-name="P167">... <text:s text:c="20"/>_d_f = differential[node.function]</text:p>
      <text:p text:style-name="P168">... <text:s text:c="20"/>_args = node.args</text:p>
      <text:p text:style-name="P169">... <text:s text:c="20"/>_args_values = [_node.value for _node in _args]</text:p>
      <text:p text:style-name="P170">... <text:s text:c="20"/>_d_args = [_node.d_value for _node in _args]</text:p>
      <text:p text:style-name="P171">... <text:s text:c="20"/>node.d_value = _d_f(*_args_values)(*_d_args)</text:p>
      <text:p text:style-name="P172">... <text:s text:c="12"/>return end_node.d_value</text:p>
      <text:p text:style-name="P173">... <text:s text:c="8"/>return df_x</text:p>
      <text:p text:style-name="P174">... <text:s text:c="4"/>return df</text:p>
      <text:p text:style-name="P175"/>
      <text:p text:style-name="P176">&gt;&gt;&gt; def f(x):</text:p>
      <text:p text:style-name="P177">... <text:s text:c="4"/>return x * x + 2 * x + 1</text:p>
      <text:p text:style-name="P178">&gt;&gt;&gt; x = 1.0</text:p>
      <text:p text:style-name="P179">&gt;&gt;&gt; df_x = d(f)(2.0)</text:p>
      <text:p text:style-name="P180">&gt;&gt;&gt; df_x(1.0)</text:p>
      <text:p text:style-name="P181">6.0</text:p>
      <text:p text:style-name="First_20_paragraph">Derivative of f (manual computation)</text:p>
      <text:p text:style-name="P182">&gt;&gt;&gt; def f(x):</text:p>
      <text:p text:style-name="P183">... <text:s text:c="3"/>return cos(x) * cos(x) + sin(x) * sin(x)</text:p>
      <text:p text:style-name="P184">&gt;&gt;&gt; df = d(f)</text:p>
      <text:p text:style-name="P185">&gt;&gt;&gt; def f_prime(x):</text:p>
      <text:p text:style-name="P186">... <text:s text:c="3"/>return df(x)(1.0)</text:p>
      <text:p text:style-name="P187">&gt;&gt;&gt; f_prime(pi/4)</text:p>
      <text:p text:style-name="P188">0.0</text:p>
      <text:h text:style-name="Heading_20_1" text:outline-level="1"><text:bookmark-start text:name="exercices"/>Exercices<text:bookmark-end text:name="exercices"/></text:h>
      <text:h text:style-name="Heading_20_2" text:outline-level="2"><text:bookmark-start text:name="cinématique-des-robots-manipulateurs"/>Cinématique des Robots Manipulateurs<text:bookmark-end text:name="cinématique-des-robots-manipulateurs"/></text:h>
      <text:p text:style-name="First_20_paragraph">Position de référence en cartésien, robot plan articulaire (ou extension 3d), étudier sous quelle conditions on peut “résoudre” un déplacement de l’effecteur.</text:p>
      <text:h text:style-name="Heading_20_2" text:outline-level="2"><text:bookmark-start text:name="déformations"/>Déformations<text:bookmark-end text:name="déformations"/></text:h>
      <text:p text:style-name="First_20_paragraph">Soit <draw:frame draw:style-name="fr1" text:anchor-type="as-char"><draw:object xlink:href="Formula-446/" xlink:type="simple" xlink:show="embed" xlink:actuate="onLoad"/></draw:frame> un ouvert convexe de <draw:frame draw:style-name="fr1" text:anchor-type="as-char"><draw:object xlink:href="Formula-448/" xlink:type="simple" xlink:show="embed" xlink:actuate="onLoad"/></draw:frame> et <draw:frame draw:style-name="fr1" text:anchor-type="as-char"><draw:object xlink:href="Formula-450/" xlink:type="simple" xlink:show="embed" xlink:actuate="onLoad"/></draw:frame> une fonction continûment différentiable. On suppose que <draw:frame draw:style-name="fr1" text:anchor-type="as-char"><draw:object xlink:href="Formula-452/" xlink:type="simple" xlink:show="embed" xlink:actuate="onLoad"/></draw:frame> est de la forme <draw:frame draw:style-name="fr1" text:anchor-type="as-char"><draw:object xlink:href="Formula-454/" xlink:type="simple" xlink:show="embed" xlink:actuate="onLoad"/></draw:frame> où la fonction <draw:frame draw:style-name="fr1" text:anchor-type="as-char"><draw:object xlink:href="Formula-456/" xlink:type="simple" xlink:show="embed" xlink:actuate="onLoad"/></draw:frame> vérifie</text:p>
      <text:p text:style-name="Text_20_body"><draw:frame draw:style-name="fr2" text:anchor-type="paragraph"><draw:object xlink:href="Formula-458/" xlink:type="simple" xlink:show="embed" xlink:actuate="onLoad"/></draw:frame></text:p>
      <text:p text:style-name="Text_20_body">On appellera une telle fonction <draw:frame draw:style-name="fr1" text:anchor-type="as-char"><draw:object xlink:href="Formula-460/" xlink:type="simple" xlink:show="embed" xlink:actuate="onLoad"/></draw:frame> une <text:span text:style-name="T1">perturbation de l’identité</text:span>.</text:p>
      <text:list text:style-name="L5">
        <text:list-item>
          <text:p text:style-name="P189">Montrer que la foncton <draw:frame draw:style-name="fr1" text:anchor-type="as-char"><draw:object xlink:href="Formula-462/" xlink:type="simple" xlink:show="embed" xlink:actuate="onLoad"/></draw:frame> est injective.</text:p>
        </text:list-item>
        <text:list-item>
          <text:p text:style-name="P189">Montrer que l’image <draw:frame draw:style-name="fr1" text:anchor-type="as-char"><draw:object xlink:href="Formula-464/" xlink:type="simple" xlink:show="embed" xlink:actuate="onLoad"/></draw:frame> est un ouvert et que <draw:frame draw:style-name="fr1" text:anchor-type="as-char"><draw:object xlink:href="Formula-466/" xlink:type="simple" xlink:show="embed" xlink:actuate="onLoad"/></draw:frame> est difféomorphisme (global) de <draw:frame draw:style-name="fr1" text:anchor-type="as-char"><draw:object xlink:href="Formula-468/" xlink:type="simple" xlink:show="embed" xlink:actuate="onLoad"/></draw:frame> sur <draw:frame draw:style-name="fr1" text:anchor-type="as-char"><draw:object xlink:href="Formula-470/" xlink:type="simple" xlink:show="embed" xlink:actuate="onLoad"/></draw:frame>.</text:p>
        </text:list-item>
      </text:list>
      <text:h text:style-name="Heading_20_3" text:outline-level="3"><text:bookmark-start text:name="réponses"/>Réponses<text:bookmark-end text:name="réponses"/></text:h>
      <text:list text:style-name="L6">
        <text:list-item>
          <text:p text:style-name="First_20_paragraph">Par le théorème des accroissements finis, si <draw:frame draw:style-name="fr1" text:anchor-type="as-char"><draw:object xlink:href="Formula-472/" xlink:type="simple" xlink:show="embed" xlink:actuate="onLoad"/></draw:frame> et <draw:frame draw:style-name="fr1" text:anchor-type="as-char"><draw:object xlink:href="Formula-474/" xlink:type="simple" xlink:show="embed" xlink:actuate="onLoad"/></draw:frame> appartiennent à <draw:frame draw:style-name="fr1" text:anchor-type="as-char"><draw:object xlink:href="Formula-476/" xlink:type="simple" xlink:show="embed" xlink:actuate="onLoad"/></draw:frame>, comme par convexité <draw:frame draw:style-name="fr1" text:anchor-type="as-char"><draw:object xlink:href="Formula-478/" xlink:type="simple" xlink:show="embed" xlink:actuate="onLoad"/></draw:frame>, on a</text:p>
          <text:p text:style-name="Text_20_body"><draw:frame draw:style-name="fr2" text:anchor-type="paragraph"><draw:object xlink:href="Formula-480/" xlink:type="simple" xlink:show="embed" xlink:actuate="onLoad"/></draw:frame></text:p>
          <text:p text:style-name="Text_20_body">Par conséquent,</text:p>
          <text:p text:style-name="Text_20_body"><draw:frame draw:style-name="fr2" text:anchor-type="paragraph"><draw:object xlink:href="Formula-482/" xlink:type="simple" xlink:show="embed" xlink:actuate="onLoad"/></draw:frame></text:p>
          <text:p text:style-name="Text_20_body">et donc si <draw:frame draw:style-name="fr1" text:anchor-type="as-char"><draw:object xlink:href="Formula-484/" xlink:type="simple" xlink:show="embed" xlink:actuate="onLoad"/></draw:frame>, <draw:frame draw:style-name="fr1" text:anchor-type="as-char"><draw:object xlink:href="Formula-486/" xlink:type="simple" xlink:show="embed" xlink:actuate="onLoad"/></draw:frame>: <draw:frame draw:style-name="fr1" text:anchor-type="as-char"><draw:object xlink:href="Formula-488/" xlink:type="simple" xlink:show="embed" xlink:actuate="onLoad"/></draw:frame> est injective.</text:p>
        </text:list-item>
        <text:list-item>
          <text:p text:style-name="Text_20_body">La différentielle <draw:frame draw:style-name="fr1" text:anchor-type="as-char"><draw:object xlink:href="Formula-490/" xlink:type="simple" xlink:show="embed" xlink:actuate="onLoad"/></draw:frame> de <draw:frame draw:style-name="fr1" text:anchor-type="as-char"><draw:object xlink:href="Formula-492/" xlink:type="simple" xlink:show="embed" xlink:actuate="onLoad"/></draw:frame> en <draw:frame draw:style-name="fr1" text:anchor-type="as-char"><draw:object xlink:href="Formula-494/" xlink:type="simple" xlink:show="embed" xlink:actuate="onLoad"/></draw:frame> est une application de <draw:frame draw:style-name="fr1" text:anchor-type="as-char"><draw:object xlink:href="Formula-496/" xlink:type="simple" xlink:show="embed" xlink:actuate="onLoad"/></draw:frame> dans <draw:frame draw:style-name="fr1" text:anchor-type="as-char"><draw:object xlink:href="Formula-498/" xlink:type="simple" xlink:show="embed" xlink:actuate="onLoad"/></draw:frame> de la forme</text:p>
          <text:p text:style-name="Text_20_body"><draw:frame draw:style-name="fr2" text:anchor-type="paragraph"><draw:object xlink:href="Formula-500/" xlink:type="simple" xlink:show="embed" xlink:actuate="onLoad"/></draw:frame></text:p>
          <text:p text:style-name="Text_20_body">Comme <draw:frame draw:style-name="fr1" text:anchor-type="as-char"><draw:object xlink:href="Formula-502/" xlink:type="simple" xlink:show="embed" xlink:actuate="onLoad"/></draw:frame> est ouvert et que la fonction <draw:frame draw:style-name="fr1" text:anchor-type="as-char"><draw:object xlink:href="Formula-504/" xlink:type="simple" xlink:show="embed" xlink:actuate="onLoad"/></draw:frame> a pour différentielle en tout point <draw:frame draw:style-name="fr1" text:anchor-type="as-char"><draw:object xlink:href="Formula-506/" xlink:type="simple" xlink:show="embed" xlink:actuate="onLoad"/></draw:frame> de <draw:frame draw:style-name="fr1" text:anchor-type="as-char"><draw:object xlink:href="Formula-508/" xlink:type="simple" xlink:show="embed" xlink:actuate="onLoad"/></draw:frame> la function <draw:frame draw:style-name="fr1" text:anchor-type="as-char"><draw:object xlink:href="Formula-510/" xlink:type="simple" xlink:show="embed" xlink:actuate="onLoad"/></draw:frame>, la fonction linéaire <draw:frame draw:style-name="fr1" text:anchor-type="as-char"><draw:object xlink:href="Formula-512/" xlink:type="simple" xlink:show="embed" xlink:actuate="onLoad"/></draw:frame> est une perturbation de l’identité; elle est donc injective, et inversible car elle est linéaire de <draw:frame draw:style-name="fr1" text:anchor-type="as-char"><draw:object xlink:href="Formula-514/" xlink:type="simple" xlink:show="embed" xlink:actuate="onLoad"/></draw:frame> dans <draw:frame draw:style-name="fr1" text:anchor-type="as-char"><draw:object xlink:href="Formula-516/" xlink:type="simple" xlink:show="embed" xlink:actuate="onLoad"/></draw:frame>. Les hypothèses du théorème d’inversion locale sont donc satisfaites en tout point <draw:frame draw:style-name="fr1" text:anchor-type="as-char"><draw:object xlink:href="Formula-518/" xlink:type="simple" xlink:show="embed" xlink:actuate="onLoad"/></draw:frame> de <draw:frame draw:style-name="fr1" text:anchor-type="as-char"><draw:object xlink:href="Formula-520/" xlink:type="simple" xlink:show="embed" xlink:actuate="onLoad"/></draw:frame>. La fonction <draw:frame draw:style-name="fr1" text:anchor-type="as-char"><draw:object xlink:href="Formula-522/" xlink:type="simple" xlink:show="embed" xlink:actuate="onLoad"/></draw:frame> est donc un difféomorphisme local d’un voisinage ouvert <draw:frame draw:style-name="fr1" text:anchor-type="as-char"><draw:object xlink:href="Formula-524/" xlink:type="simple" xlink:show="embed" xlink:actuate="onLoad"/></draw:frame> de <draw:frame draw:style-name="fr1" text:anchor-type="as-char"><draw:object xlink:href="Formula-526/" xlink:type="simple" xlink:show="embed" xlink:actuate="onLoad"/></draw:frame> sur <draw:frame draw:style-name="fr1" text:anchor-type="as-char"><draw:object xlink:href="Formula-528/" xlink:type="simple" xlink:show="embed" xlink:actuate="onLoad"/></draw:frame> qui est ouvert. Clairement,</text:p>
          <text:p text:style-name="Text_20_body"><draw:frame draw:style-name="fr2" text:anchor-type="paragraph"><draw:object xlink:href="Formula-530/" xlink:type="simple" xlink:show="embed" xlink:actuate="onLoad"/></draw:frame></text:p>
          <text:p text:style-name="Text_20_body">et par conséquent <draw:frame draw:style-name="fr1" text:anchor-type="as-char"><draw:object xlink:href="Formula-532/" xlink:type="simple" xlink:show="embed" xlink:actuate="onLoad"/></draw:frame> est ouvert. La fonction <draw:frame draw:style-name="fr1" text:anchor-type="as-char"><draw:object xlink:href="Formula-534/" xlink:type="simple" xlink:show="embed" xlink:actuate="onLoad"/></draw:frame> est injective et surjective de <draw:frame draw:style-name="fr1" text:anchor-type="as-char"><draw:object xlink:href="Formula-536/" xlink:type="simple" xlink:show="embed" xlink:actuate="onLoad"/></draw:frame> dans <draw:frame draw:style-name="fr1" text:anchor-type="as-char"><draw:object xlink:href="Formula-538/" xlink:type="simple" xlink:show="embed" xlink:actuate="onLoad"/></draw:frame>, donc inversible. En tout point <draw:frame draw:style-name="fr1" text:anchor-type="as-char"><draw:object xlink:href="Formula-540/" xlink:type="simple" xlink:show="embed" xlink:actuate="onLoad"/></draw:frame> de <draw:frame draw:style-name="fr1" text:anchor-type="as-char"><draw:object xlink:href="Formula-542/" xlink:type="simple" xlink:show="embed" xlink:actuate="onLoad"/></draw:frame>, il existe <draw:frame draw:style-name="fr1" text:anchor-type="as-char"><draw:object xlink:href="Formula-544/" xlink:type="simple" xlink:show="embed" xlink:actuate="onLoad"/></draw:frame> tel que <draw:frame draw:style-name="fr1" text:anchor-type="as-char"><draw:object xlink:href="Formula-546/" xlink:type="simple" xlink:show="embed" xlink:actuate="onLoad"/></draw:frame>, et un voisinage ouvert <draw:frame draw:style-name="fr1" text:anchor-type="as-char"><draw:object xlink:href="Formula-548/" xlink:type="simple" xlink:show="embed" xlink:actuate="onLoad"/></draw:frame> de <draw:frame draw:style-name="fr1" text:anchor-type="as-char"><draw:object xlink:href="Formula-550/" xlink:type="simple" xlink:show="embed" xlink:actuate="onLoad"/></draw:frame> tel que <draw:frame draw:style-name="fr1" text:anchor-type="as-char"><draw:object xlink:href="Formula-552/" xlink:type="simple" xlink:show="embed" xlink:actuate="onLoad"/></draw:frame> soit un difféomorphisme local de <draw:frame draw:style-name="fr1" text:anchor-type="as-char"><draw:object xlink:href="Formula-554/" xlink:type="simple" xlink:show="embed" xlink:actuate="onLoad"/></draw:frame> sur l’ouvert <draw:frame draw:style-name="fr1" text:anchor-type="as-char"><draw:object xlink:href="Formula-556/" xlink:type="simple" xlink:show="embed" xlink:actuate="onLoad"/></draw:frame>; la fonction <draw:frame draw:style-name="fr1" text:anchor-type="as-char"><draw:object xlink:href="Formula-558/" xlink:type="simple" xlink:show="embed" xlink:actuate="onLoad"/></draw:frame> est donc continûment différentiable dans un voisinage de <draw:frame draw:style-name="fr1" text:anchor-type="as-char"><draw:object xlink:href="Formula-560/" xlink:type="simple" xlink:show="embed" xlink:actuate="onLoad"/></draw:frame>. C’est par conséquent un difféomorphisme global de <draw:frame draw:style-name="fr1" text:anchor-type="as-char"><draw:object xlink:href="Formula-562/" xlink:type="simple" xlink:show="embed" xlink:actuate="onLoad"/></draw:frame> dans <draw:frame draw:style-name="fr1" text:anchor-type="as-char"><draw:object xlink:href="Formula-564/" xlink:type="simple" xlink:show="embed" xlink:actuate="onLoad"/></draw:frame>.</text:p>
        </text:list-item>
      </text:list>
      <text:h text:style-name="Heading_20_2" text:outline-level="2"><text:bookmark-start text:name="racines-dun-polynôme"/>Racines d’un Polynôme<text:bookmark-end text:name="racines-dun-polynôme"/></text:h>
      <text:p text:style-name="First_20_paragraph">Si racine simple, variation continue (et plus) par rapport aux coefficients.</text:p>
      <text:p text:style-name="Text_20_body">Lier ça à la sensibilité des valeurs propres (et vecteurs propres ?) par rapport aux coefficients de la matrice associée ? Avantage: plus de travail de mise en forme pour se ramener au pb de fct implicite (à ajouter aux objectifs).</text:p>
      <text:h text:style-name="Heading_20_2" text:outline-level="2"><text:bookmark-start text:name="différentielle-de-x-mapsto-x-1"/>Différentielle de <draw:frame draw:style-name="fr1" text:anchor-type="as-char"><draw:object xlink:href="Formula-566/" xlink:type="simple" xlink:show="embed" xlink:actuate="onLoad"/></draw:frame><text:bookmark-end text:name="différentielle-de-x-mapsto-x-1"/></text:h>
      <text:h text:style-name="Heading_20_2" text:outline-level="2"><text:bookmark-start text:name="différentiation-à-pas-complexe"/>Différentiation à pas complexe<text:bookmark-end text:name="différentiation-à-pas-complexe"/></text:h>
      <text:p text:style-name="First_20_paragraph"><text:span text:style-name="T2">TODO</text:span></text:p>
      <text:h text:style-name="Heading_20_2" text:outline-level="2"><text:bookmark-start text:name="méthode-de-newton"/>Méthode de Newton<text:bookmark-end text:name="méthode-de-newton"/></text:h>
      <text:p text:style-name="First_20_paragraph">Revenir sur la preuve du théorème des fonctions implicites mais sous sous une hypothèse <draw:frame draw:style-name="fr1" text:anchor-type="as-char"><draw:object xlink:href="Formula-568/" xlink:type="simple" xlink:show="embed" xlink:actuate="onLoad"/></draw:frame>, montrer qu’il n’est pas nécessaire de modifier la méthode de Newton.</text:p>
      <text:h text:style-name="Heading_20_2" text:outline-level="2"><text:bookmark-start text:name="inversion-locale-1"/>Inversion Locale<text:bookmark-end text:name="inversion-locale-1"/></text:h>
      <text:p text:style-name="First_20_paragraph"><text:span text:style-name="T2">TODO:</text:span> exemple où l’on complète le jacobien pour pouvoir appliquer le TIL.</text:p>
      <text:h text:style-name="Heading_20_1" text:outline-level="1"><text:bookmark-start text:name="projet-numérique"/>Projet Numérique<text:bookmark-end text:name="projet-numérique"/></text:h>
      <text:p text:style-name="First_20_paragraph">Idées pour poursuivre l’introduction du moteur de diff auto:</text:p>
      <text:list text:style-name="L7">
        <text:list-item>
          <text:p text:style-name="P191">gérer fct retournant des constantes</text:p>
        </text:list-item>
        <text:list-item>
          <text:p text:style-name="P191">compléter les opérateurs arithmétiques, fcts usuelles, etc.</text:p>
        </text:list-item>
        <text:list-item>
          <text:p text:style-name="P191">gérer le control flow (important et pas dur si un peu guidé !)</text:p>
        </text:list-item>
        <text:list-item>
          <text:p text:style-name="P191">adapter le code pour faire du backward diff (à évaluer), avec pointeurs vers articles introductifs.</text:p>
        </text:list-item>
        <text:list-item>
          <text:p text:style-name="P191">diff d’ordre deux ? Compliqué, 2 show-stoppers potentiels (différentiation “lazy” et nodes nestés).</text:p>
        </text:list-item>
      </text:list>
      <text:p text:style-name="First_20_paragraph">Faire un projet privé et une document de tests (public) pour permettre la vérification que ça marche ? Demander résultat comme un fichier autodiff.py + notebook mise en oeuvre ou notebook générant autodiff.py ? Quoi qu’il en soit: code et doc et accès sur github. Ce qui est fait en cours déjà fourni (sous quelle forme ? fichier, notebook, etc ?). Oui, avec jupyter nbconvert, ça ne pose pas de pb. Intégration doctest/notebook ? Bof, non, on gère ça “normalement”, en dehors, avec le truc comme un doc markdown.</text:p>
      <text:p text:style-name="Text_20_body">Applications (avec algo type IFT par exemple) ? En plus ? Eventuellement en utilisant un “vrai” autodiff pour ne pas être bloqué par des étapes précédentes non réuss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cul Différentiel II</dc:title>
    <dc:language>fr</dc:language>
    <dc:creator/>
  </office:meta>
</office:document-meta>
</file>

<file path=Formula-0/content.xml><?xml version="1.0" encoding="utf-8"?>
<math xmlns="http://www.w3.org/1998/Math/MathML" display="inline">
  <mi>f</mi>
</math>
</file>

<file path=Formula-10/content.xml><?xml version="1.0" encoding="utf-8"?>
<math xmlns="http://www.w3.org/1998/Math/MathML" display="inline">
  <mi>W</mi>
</math>
</file>

<file path=Formula-100/content.xml><?xml version="1.0" encoding="utf-8"?>
<math xmlns="http://www.w3.org/1998/Math/MathML" display="inline">
  <mrow>
    <mi>x</mi>
    <mo>∈</mo>
    <mi>U</mi>
    <mo>↦</mo>
    <mi>f</mi>
    <mo stretchy="false" form="prefix">(</mo>
    <mi>x</mi>
    <mo>,</mo>
    <mi>ψ</mi>
    <mo stretchy="false" form="prefix">(</mo>
    <mi>x</mi>
    <mo stretchy="false" form="postfix">)</mo>
    <mo stretchy="false" form="postfix">)</mo>
  </mrow>
</math>
</file>

<file path=Formula-102/content.xml><?xml version="1.0" encoding="utf-8"?>
<math xmlns="http://www.w3.org/1998/Math/MathML" display="inline">
  <mi>U</mi>
</math>
</file>

<file path=Formula-104/content.xml><?xml version="1.0" encoding="utf-8"?>
<math xmlns="http://www.w3.org/1998/Math/MathML" display="block">
  <mrow>
    <msub>
      <mi>∂</mi>
      <mi>x</mi>
    </msub>
    <mi>f</mi>
    <mo stretchy="false" form="prefix">(</mo>
    <mi>x</mi>
    <mo>,</mo>
    <mi>ψ</mi>
    <mo stretchy="false" form="prefix">(</mo>
    <mi>x</mi>
    <mo stretchy="false" form="postfix">)</mo>
    <mo stretchy="false" form="postfix">)</mo>
    <mo>+</mo>
    <msub>
      <mi>∂</mi>
      <mi>y</mi>
    </msub>
    <mi>f</mi>
    <mo stretchy="false" form="prefix">(</mo>
    <mi>x</mi>
    <mo>,</mo>
    <mi>ψ</mi>
    <mo stretchy="false" form="prefix">(</mo>
    <mi>x</mi>
    <mo stretchy="false" form="postfix">)</mo>
    <mo stretchy="false" form="postfix">)</mo>
    <mo>⋅</mo>
    <mi>d</mi>
    <mi>ψ</mi>
    <mo stretchy="false" form="prefix">(</mo>
    <mi>x</mi>
    <mo stretchy="false" form="postfix">)</mo>
    <mo>=</mo>
    <mn>0</mn>
    <mi>.</mi>
  </mrow>
</math>
</file>

<file path=Formula-106/content.xml><?xml version="1.0" encoding="utf-8"?>
<math xmlns="http://www.w3.org/1998/Math/MathML" display="block">
  <mrow>
    <mi>d</mi>
    <mi>ψ</mi>
    <mo stretchy="false" form="prefix">(</mo>
    <mi>x</mi>
    <mo stretchy="false" form="postfix">)</mo>
    <mo>=</mo>
    <mo>−</mo>
    <mo stretchy="false" form="prefix">[</mo>
    <msub>
      <mi>∂</mi>
      <mi>y</mi>
    </msub>
    <mi>f</mi>
    <mo stretchy="false" form="prefix">(</mo>
    <mi>x</mi>
    <mo>,</mo>
    <mi>ψ</mi>
    <mo stretchy="false" form="prefix">(</mo>
    <mi>x</mi>
    <mo stretchy="false" form="postfix">)</mo>
    <mo stretchy="false" form="postfix">)</mo>
    <msup>
      <mo stretchy="false" form="postfix">]</mo>
      <mrow>
        <mo>−</mo>
        <mn>1</mn>
      </mrow>
    </msup>
    <mo>⋅</mo>
    <msub>
      <mi>∂</mi>
      <mi>x</mi>
    </msub>
    <mi>f</mi>
    <mo stretchy="false" form="prefix">(</mo>
    <mi>x</mi>
    <mo>,</mo>
    <mi>ψ</mi>
    <mo stretchy="false" form="prefix">(</mo>
    <mi>x</mi>
    <mo stretchy="false" form="postfix">)</mo>
    <mo stretchy="false" form="postfix">)</mo>
    <mi>.</mi>
  </mrow>
</math>
</file>

<file path=Formula-108/content.xml><?xml version="1.0" encoding="utf-8"?>
<math xmlns="http://www.w3.org/1998/Math/MathML" display="inline">
  <msup>
    <mi>C</mi>
    <mn>1</mn>
  </msup>
</math>
</file>

<file path=Formula-110/content.xml><?xml version="1.0" encoding="utf-8"?>
<math xmlns="http://www.w3.org/1998/Math/MathML" display="inline">
  <mi>ψ</mi>
</math>
</file>

<file path=Formula-112/content.xml><?xml version="1.0" encoding="utf-8"?>
<math xmlns="http://www.w3.org/1998/Math/MathML" display="inline">
  <mi>x</mi>
</math>
</file>

<file path=Formula-114/content.xml><?xml version="1.0" encoding="utf-8"?>
<math xmlns="http://www.w3.org/1998/Math/MathML" display="inline">
  <msub>
    <mi>x</mi>
    <mn>0</mn>
  </msub>
</math>
</file>

<file path=Formula-116/content.xml><?xml version="1.0" encoding="utf-8"?>
<math xmlns="http://www.w3.org/1998/Math/MathML" display="inline">
  <msub>
    <mi>y</mi>
    <mi>k</mi>
  </msub>
</math>
</file>

<file path=Formula-118/content.xml><?xml version="1.0" encoding="utf-8"?>
<math xmlns="http://www.w3.org/1998/Math/MathML" display="inline">
  <msub>
    <mi>y</mi>
    <mn>0</mn>
  </msub>
</math>
</file>

<file path=Formula-12/content.xml><?xml version="1.0" encoding="utf-8"?>
<math xmlns="http://www.w3.org/1998/Math/MathML" display="inline">
  <mrow>
    <mo stretchy="false" form="prefix">(</mo>
    <msub>
      <mi>x</mi>
      <mn>0</mn>
    </msub>
    <mo>,</mo>
    <msub>
      <mi>y</mi>
      <mn>0</mn>
    </msub>
    <mo stretchy="false" form="postfix">)</mo>
  </mrow>
</math>
</file>

<file path=Formula-120/content.xml><?xml version="1.0" encoding="utf-8"?>
<math xmlns="http://www.w3.org/1998/Math/MathML" display="inline">
  <mi>y</mi>
</math>
</file>

<file path=Formula-122/content.xml><?xml version="1.0" encoding="utf-8"?>
<math xmlns="http://www.w3.org/1998/Math/MathML" display="inline">
  <mrow>
    <mi>f</mi>
    <mo stretchy="false" form="prefix">(</mo>
    <mi>x</mi>
    <mo>,</mo>
    <mi>y</mi>
    <mo stretchy="false" form="postfix">)</mo>
    <mo>=</mo>
    <mn>0</mn>
  </mrow>
</math>
</file>

<file path=Formula-124/content.xml><?xml version="1.0" encoding="utf-8"?>
<math xmlns="http://www.w3.org/1998/Math/MathML" display="inline">
  <msub>
    <mi>y</mi>
    <mi>k</mi>
  </msub>
</math>
</file>

<file path=Formula-126/content.xml><?xml version="1.0" encoding="utf-8"?>
<math xmlns="http://www.w3.org/1998/Math/MathML" display="inline">
  <msub>
    <mi>y</mi>
    <mn>0</mn>
  </msub>
</math>
</file>

<file path=Formula-128/content.xml><?xml version="1.0" encoding="utf-8"?>
<math xmlns="http://www.w3.org/1998/Math/MathML" display="inline">
  <mrow>
    <mi>f</mi>
    <mo stretchy="false" form="prefix">(</mo>
    <mi>x</mi>
    <mo>,</mo>
    <msub>
      <mi>y</mi>
      <mi>k</mi>
    </msub>
    <mo stretchy="false" form="postfix">)</mo>
    <mo>≠</mo>
    <mn>0</mn>
  </mrow>
</math>
</file>

<file path=Formula-130/content.xml><?xml version="1.0" encoding="utf-8"?>
<math xmlns="http://www.w3.org/1998/Math/MathML" display="inline">
  <msub>
    <mi>y</mi>
    <mrow>
      <mi>k</mi>
      <mo>+</mo>
      <mn>1</mn>
    </mrow>
  </msub>
</math>
</file>

<file path=Formula-132/content.xml><?xml version="1.0" encoding="utf-8"?>
<math xmlns="http://www.w3.org/1998/Math/MathML" display="inline">
  <mrow>
    <mi>f</mi>
    <mo stretchy="false" form="prefix">(</mo>
    <mi>x</mi>
    <mo>,</mo>
    <mi>y</mi>
    <mo stretchy="false" form="postfix">)</mo>
    <mo>=</mo>
    <mn>0</mn>
  </mrow>
</math>
</file>

<file path=Formula-134/content.xml><?xml version="1.0" encoding="utf-8"?>
<math xmlns="http://www.w3.org/1998/Math/MathML" display="block">
  <mrow>
    <mi>f</mi>
    <mo stretchy="false" form="prefix">(</mo>
    <mi>x</mi>
    <mo>,</mo>
    <msub>
      <mi>y</mi>
      <mrow>
        <mi>k</mi>
        <mo>+</mo>
        <mn>1</mn>
      </mrow>
    </msub>
    <mo stretchy="false" form="postfix">)</mo>
    <mo>≈</mo>
    <mi>f</mi>
    <mo stretchy="false" form="prefix">(</mo>
    <mi>x</mi>
    <mo>,</mo>
    <msub>
      <mi>y</mi>
      <mi>k</mi>
    </msub>
    <mo stretchy="false" form="postfix">)</mo>
    <mo>+</mo>
    <msub>
      <mi>∂</mi>
      <mi>y</mi>
    </msub>
    <mi>f</mi>
    <mo stretchy="false" form="prefix">(</mo>
    <mi>x</mi>
    <mo>,</mo>
    <msub>
      <mi>y</mi>
      <mi>k</mi>
    </msub>
    <mo stretchy="false" form="postfix">)</mo>
    <mo>⋅</mo>
    <mo stretchy="false" form="prefix">(</mo>
    <msub>
      <mi>y</mi>
      <mrow>
        <mi>k</mi>
        <mo>+</mo>
        <mn>1</mn>
      </mrow>
    </msub>
    <mo>−</mo>
    <msub>
      <mi>y</mi>
      <mi>k</mi>
    </msub>
    <mo stretchy="false" form="postfix">)</mo>
    <mo>,</mo>
  </mrow>
</math>
</file>

<file path=Formula-136/content.xml><?xml version="1.0" encoding="utf-8"?>
<math xmlns="http://www.w3.org/1998/Math/MathML" display="inline">
  <msub>
    <mi>y</mi>
    <mrow>
      <mi>k</mi>
      <mo>+</mo>
      <mn>1</mn>
    </mrow>
  </msub>
</math>
</file>

<file path=Formula-138/content.xml><?xml version="1.0" encoding="utf-8"?>
<math xmlns="http://www.w3.org/1998/Math/MathML" display="block">
  <mrow>
    <msub>
      <mi>y</mi>
      <mrow>
        <mi>k</mi>
        <mo>+</mo>
        <mn>1</mn>
      </mrow>
    </msub>
    <mo>:=</mo>
    <msub>
      <mi>y</mi>
      <mi>k</mi>
    </msub>
    <mo>−</mo>
    <mo stretchy="false" form="prefix">(</mo>
    <msub>
      <mi>∂</mi>
      <mi>y</mi>
    </msub>
    <mi>f</mi>
    <mo stretchy="false" form="prefix">(</mo>
    <mi>x</mi>
    <mo>,</mo>
    <msub>
      <mi>y</mi>
      <mi>k</mi>
    </msub>
    <mo stretchy="false" form="postfix">)</mo>
    <msup>
      <mo stretchy="false" form="postfix">)</mo>
      <mrow>
        <mo>−</mo>
        <mn>1</mn>
      </mrow>
    </msup>
    <mo>⋅</mo>
    <mi>f</mi>
    <mo stretchy="false" form="prefix">(</mo>
    <mi>x</mi>
    <mo>,</mo>
    <msub>
      <mi>y</mi>
      <mi>k</mi>
    </msub>
    <mo stretchy="false" form="postfix">)</mo>
  </mrow>
</math>
</file>

<file path=Formula-14/content.xml><?xml version="1.0" encoding="utf-8"?>
<math xmlns="http://www.w3.org/1998/Math/MathML" display="inline">
  <mi>W</mi>
</math>
</file>

<file path=Formula-140/content.xml><?xml version="1.0" encoding="utf-8"?>
<math xmlns="http://www.w3.org/1998/Math/MathML" display="inline">
  <mrow>
    <mi>f</mi>
    <mo stretchy="false" form="prefix">(</mo>
    <mi>x</mi>
    <mo>,</mo>
    <msub>
      <mi>y</mi>
      <mrow>
        <mi>k</mi>
        <mo>+</mo>
        <mn>1</mn>
      </mrow>
    </msub>
    <mo stretchy="false" form="postfix">)</mo>
    <mo>≈</mo>
    <mn>0</mn>
  </mrow>
</math>
</file>

<file path=Formula-142/content.xml><?xml version="1.0" encoding="utf-8"?>
<math xmlns="http://www.w3.org/1998/Math/MathML" display="inline">
  <msub>
    <mi>y</mi>
    <mn>0</mn>
  </msub>
</math>
</file>

<file path=Formula-144/content.xml><?xml version="1.0" encoding="utf-8"?>
<math xmlns="http://www.w3.org/1998/Math/MathML" display="inline">
  <mi>y</mi>
</math>
</file>

<file path=Formula-146/content.xml><?xml version="1.0" encoding="utf-8"?>
<math xmlns="http://www.w3.org/1998/Math/MathML" display="inline">
  <mrow>
    <mi>f</mi>
    <mo stretchy="false" form="prefix">(</mo>
    <mi>x</mi>
    <mo>,</mo>
    <mi>y</mi>
    <mo stretchy="false" form="postfix">)</mo>
    <mo>=</mo>
    <mn>0</mn>
  </mrow>
</math>
</file>

<file path=Formula-148/content.xml><?xml version="1.0" encoding="utf-8"?>
<math xmlns="http://www.w3.org/1998/Math/MathML" display="inline">
  <mrow>
    <msub>
      <mi>∂</mi>
      <mi>y</mi>
    </msub>
    <mi>f</mi>
    <mo stretchy="false" form="prefix">(</mo>
    <mi>x</mi>
    <mo>,</mo>
    <msub>
      <mi>y</mi>
      <mi>k</mi>
    </msub>
    <mo stretchy="false" form="postfix">)</mo>
  </mrow>
</math>
</file>

<file path=Formula-150/content.xml><?xml version="1.0" encoding="utf-8"?>
<math xmlns="http://www.w3.org/1998/Math/MathML" display="inline">
  <mrow>
    <msub>
      <mi>∂</mi>
      <mi>y</mi>
    </msub>
    <mi>f</mi>
    <mo stretchy="false" form="prefix">(</mo>
    <msub>
      <mi>x</mi>
      <mn>0</mn>
    </msub>
    <mo>,</mo>
    <msub>
      <mi>y</mi>
      <mn>0</mn>
    </msub>
    <mo stretchy="false" form="postfix">)</mo>
  </mrow>
</math>
</file>

<file path=Formula-152/content.xml><?xml version="1.0" encoding="utf-8"?>
<math xmlns="http://www.w3.org/1998/Math/MathML" display="block">
  <mrow>
    <msub>
      <mi>y</mi>
      <mrow>
        <mi>k</mi>
        <mo>+</mo>
        <mn>1</mn>
      </mrow>
    </msub>
    <mo>:=</mo>
    <msub>
      <mi>y</mi>
      <mi>k</mi>
    </msub>
    <mo>−</mo>
    <msup>
      <mi>Q</mi>
      <mrow>
        <mo>−</mo>
        <mn>1</mn>
      </mrow>
    </msup>
    <mo>⋅</mo>
    <mi>f</mi>
    <mo stretchy="false" form="prefix">(</mo>
    <mi>x</mi>
    <mo>,</mo>
    <msub>
      <mi>y</mi>
      <mi>k</mi>
    </msub>
    <mo stretchy="false" form="postfix">)</mo>
    <mspace width="0.167em"/>
    <mrow>
      <mspace width="0.333em"/>
      <mtext mathvariant="normal"> où </mtext>
      <mspace width="0.333em"/>
    </mrow>
    <mspace width="0.167em"/>
    <mi>Q</mi>
    <mo>=</mo>
    <msub>
      <mi>∂</mi>
      <mi>y</mi>
    </msub>
    <mi>f</mi>
    <mo stretchy="false" form="prefix">(</mo>
    <msub>
      <mi>x</mi>
      <mn>0</mn>
    </msub>
    <mo>,</mo>
    <msub>
      <mi>y</mi>
      <mn>0</mn>
    </msub>
    <mo stretchy="false" form="postfix">)</mo>
    <mi>.</mi>
  </mrow>
</math>
</file>

<file path=Formula-154/content.xml><?xml version="1.0" encoding="utf-8"?>
<math xmlns="http://www.w3.org/1998/Math/MathML" display="block">
  <mrow>
    <msub>
      <mi>ϕ</mi>
      <mi>x</mi>
    </msub>
    <mo stretchy="false" form="prefix">(</mo>
    <mi>y</mi>
    <mo stretchy="false" form="postfix">)</mo>
    <mo>=</mo>
    <mi>y</mi>
    <mo>−</mo>
    <msup>
      <mi>Q</mi>
      <mrow>
        <mo>−</mo>
        <mn>1</mn>
      </mrow>
    </msup>
    <mo>⋅</mo>
    <mi>f</mi>
    <mo stretchy="false" form="prefix">(</mo>
    <mi>x</mi>
    <mo>,</mo>
    <mi>y</mi>
    <mo stretchy="false" form="postfix">)</mo>
  </mrow>
</math>
</file>

<file path=Formula-156/content.xml><?xml version="1.0" encoding="utf-8"?>
<math xmlns="http://www.w3.org/1998/Math/MathML" display="inline">
  <msub>
    <mi>ϕ</mi>
    <mi>x</mi>
  </msub>
</math>
</file>

<file path=Formula-158/content.xml><?xml version="1.0" encoding="utf-8"?>
<math xmlns="http://www.w3.org/1998/Math/MathML" display="inline">
  <mrow>
    <mo stretchy="false" form="prefix">{</mo>
    <mi>y</mi>
    <mo>∈</mo>
    <msup>
      <mstyle mathvariant="double-struck">
        <mi>ℝ</mi>
      </mstyle>
      <mi>m</mi>
    </msup>
    <mspace width="0.167em"/>
    <mo stretchy="false" form="prefix">|</mo>
    <mspace width="0.167em"/>
    <mo stretchy="false" form="prefix">(</mo>
    <mi>x</mi>
    <mo>,</mo>
    <mi>y</mi>
    <mo stretchy="false" form="postfix">)</mo>
    <mo>∈</mo>
    <mi>W</mi>
    <mo stretchy="false" form="postfix">}</mo>
  </mrow>
</math>
</file>

<file path=Formula-16/content.xml><?xml version="1.0" encoding="utf-8"?>
<math xmlns="http://www.w3.org/1998/Math/MathML" display="inline">
  <mrow>
    <mi>f</mi>
    <mo stretchy="false" form="prefix">(</mo>
    <msub>
      <mi>x</mi>
      <mn>0</mn>
    </msub>
    <mo>,</mo>
    <msub>
      <mi>y</mi>
      <mn>0</mn>
    </msub>
    <mo stretchy="false" form="postfix">)</mo>
    <mo>=</mo>
    <mn>0</mn>
  </mrow>
</math>
</file>

<file path=Formula-160/content.xml><?xml version="1.0" encoding="utf-8"?>
<math xmlns="http://www.w3.org/1998/Math/MathML" display="block">
  <mrow>
    <mi>d</mi>
    <msub>
      <mi>ϕ</mi>
      <mi>x</mi>
    </msub>
    <mo stretchy="false" form="prefix">(</mo>
    <mi>y</mi>
    <mo stretchy="false" form="postfix">)</mo>
    <mo>=</mo>
    <mi>I</mi>
    <mo>−</mo>
    <msup>
      <mi>Q</mi>
      <mrow>
        <mo>−</mo>
        <mn>1</mn>
      </mrow>
    </msup>
    <mo>⋅</mo>
    <msub>
      <mi>∂</mi>
      <mi>y</mi>
    </msub>
    <mi>f</mi>
    <mo stretchy="false" form="prefix">(</mo>
    <mi>x</mi>
    <mo>,</mo>
    <mi>y</mi>
    <mo stretchy="false" form="postfix">)</mo>
  </mrow>
</math>
</file>

<file path=Formula-162/content.xml><?xml version="1.0" encoding="utf-8"?>
<math xmlns="http://www.w3.org/1998/Math/MathML" display="inline">
  <mi>I</mi>
</math>
</file>

<file path=Formula-164/content.xml><?xml version="1.0" encoding="utf-8"?>
<math xmlns="http://www.w3.org/1998/Math/MathML" display="inline">
  <mrow>
    <msub>
      <mi>∂</mi>
      <mi>y</mi>
    </msub>
    <mi>f</mi>
    <mo stretchy="false" form="prefix">(</mo>
    <mi>x</mi>
    <mo>,</mo>
    <mi>y</mi>
    <mo stretchy="false" form="postfix">)</mo>
  </mrow>
</math>
</file>

<file path=Formula-166/content.xml><?xml version="1.0" encoding="utf-8"?>
<math xmlns="http://www.w3.org/1998/Math/MathML" display="inline">
  <mrow>
    <msub>
      <mi>∂</mi>
      <mi>y</mi>
    </msub>
    <mi>f</mi>
    <mo stretchy="false" form="prefix">(</mo>
    <msub>
      <mi>x</mi>
      <mn>0</mn>
    </msub>
    <mo>,</mo>
    <msub>
      <mi>y</mi>
      <mn>0</mn>
    </msub>
    <mo stretchy="false" form="postfix">)</mo>
  </mrow>
</math>
</file>

<file path=Formula-168/content.xml><?xml version="1.0" encoding="utf-8"?>
<math xmlns="http://www.w3.org/1998/Math/MathML" display="inline">
  <mrow>
    <msub>
      <mi>∂</mi>
      <mi>y</mi>
    </msub>
    <mi>f</mi>
    <mo stretchy="false" form="prefix">(</mo>
    <mi>x</mi>
    <mo>,</mo>
    <mi>y</mi>
    <mo stretchy="false" form="postfix">)</mo>
    <mo>−</mo>
    <msub>
      <mi>∂</mi>
      <mi>y</mi>
    </msub>
    <mi>f</mi>
    <mo stretchy="false" form="prefix">(</mo>
    <msub>
      <mi>x</mi>
      <mn>0</mn>
    </msub>
    <mo>,</mo>
    <msub>
      <mi>y</mi>
      <mn>0</mn>
    </msub>
    <mo stretchy="false" form="postfix">)</mo>
  </mrow>
</math>
</file>

<file path=Formula-170/content.xml><?xml version="1.0" encoding="utf-8"?>
<math xmlns="http://www.w3.org/1998/Math/MathML" display="block">
  <mtable>
    <mtr>
      <mtd columnalign="right">
        <mo stretchy="false" form="postfix">∥</mo>
        <mi>d</mi>
        <msub>
          <mi>ϕ</mi>
          <mi>x</mi>
        </msub>
        <mo stretchy="false" form="prefix">(</mo>
        <mi>y</mi>
        <mo stretchy="false" form="postfix">)</mo>
        <mo stretchy="false" form="postfix">∥</mo>
      </mtd>
      <mtd columnalign="left">
        <mo>≤</mo>
        <mo stretchy="false" form="postfix">∥</mo>
        <mi>I</mi>
        <mo>−</mo>
        <msup>
          <mi>Q</mi>
          <mrow>
            <mo>−</mo>
            <mn>1</mn>
          </mrow>
        </msup>
        <mo>⋅</mo>
        <mi>Q</mi>
        <mo stretchy="false" form="postfix">∥</mo>
        <mo>+</mo>
        <mo stretchy="false" form="postfix">∥</mo>
        <msup>
          <mi>Q</mi>
          <mrow>
            <mo>−</mo>
            <mn>1</mn>
          </mrow>
        </msup>
        <mo>⋅</mo>
        <mo stretchy="false" form="prefix">(</mo>
        <msub>
          <mi>∂</mi>
          <mi>y</mi>
        </msub>
        <mi>f</mi>
        <mo stretchy="false" form="prefix">(</mo>
        <mi>x</mi>
        <mo>,</mo>
        <mi>y</mi>
        <mo stretchy="false" form="postfix">)</mo>
        <mo>−</mo>
        <mi>Q</mi>
        <mo stretchy="false" form="postfix">)</mo>
        <mo stretchy="false" form="postfix">∥</mo>
      </mtd>
    </mtr>
    <mtr>
      <mtd columnalign="right"/>
      <mtd columnalign="left">
        <mo>≤</mo>
        <mo stretchy="false" form="postfix">∥</mo>
        <msup>
          <mi>Q</mi>
          <mrow>
            <mo>−</mo>
            <mn>1</mn>
          </mrow>
        </msup>
        <mo stretchy="false" form="postfix">∥</mo>
        <mo>×</mo>
        <mo stretchy="false" form="postfix">∥</mo>
        <msub>
          <mi>∂</mi>
          <mi>y</mi>
        </msub>
        <mi>f</mi>
        <mo stretchy="false" form="prefix">(</mo>
        <mi>x</mi>
        <mo>,</mo>
        <mi>y</mi>
        <mo stretchy="false" form="postfix">)</mo>
        <mo>−</mo>
        <mi>Q</mi>
        <mo stretchy="false" form="postfix">∥</mo>
        <mi>.</mi>
      </mtd>
    </mtr>
  </mtable>
</math>
</file>

<file path=Formula-172/content.xml><?xml version="1.0" encoding="utf-8"?>
<math xmlns="http://www.w3.org/1998/Math/MathML" display="inline">
  <mi>f</mi>
</math>
</file>

<file path=Formula-174/content.xml><?xml version="1.0" encoding="utf-8"?>
<math xmlns="http://www.w3.org/1998/Math/MathML" display="inline">
  <msup>
    <mi>C</mi>
    <mn>1</mn>
  </msup>
</math>
</file>

<file path=Formula-176/content.xml><?xml version="1.0" encoding="utf-8"?>
<math xmlns="http://www.w3.org/1998/Math/MathML" display="inline">
  <mrow>
    <mi>r</mi>
    <mo>&gt;</mo>
    <mn>0</mn>
  </mrow>
</math>
</file>

<file path=Formula-178/content.xml><?xml version="1.0" encoding="utf-8"?>
<math xmlns="http://www.w3.org/1998/Math/MathML" display="inline">
  <mrow>
    <mo stretchy="false" form="prefix">(</mo>
    <mi>x</mi>
    <mo>,</mo>
    <mi>y</mi>
    <mo stretchy="false" form="postfix">)</mo>
  </mrow>
</math>
</file>

<file path=Formula-18/content.xml><?xml version="1.0" encoding="utf-8"?>
<math xmlns="http://www.w3.org/1998/Math/MathML" display="inline">
  <mi>U</mi>
</math>
</file>

<file path=Formula-180/content.xml><?xml version="1.0" encoding="utf-8"?>
<math xmlns="http://www.w3.org/1998/Math/MathML" display="inline">
  <mrow>
    <mo stretchy="false" form="postfix">∥</mo>
    <mi>x</mi>
    <mo>−</mo>
    <msub>
      <mi>x</mi>
      <mn>0</mn>
    </msub>
    <mo stretchy="false" form="postfix">∥</mo>
    <mo>≤</mo>
    <mi>r</mi>
  </mrow>
</math>
</file>

<file path=Formula-182/content.xml><?xml version="1.0" encoding="utf-8"?>
<math xmlns="http://www.w3.org/1998/Math/MathML" display="inline">
  <mrow>
    <mo stretchy="false" form="postfix">∥</mo>
    <mi>y</mi>
    <mo>−</mo>
    <msub>
      <mi>y</mi>
      <mn>0</mn>
    </msub>
    <mo stretchy="false" form="postfix">∥</mo>
    <mo>≤</mo>
    <mi>r</mi>
  </mrow>
</math>
</file>

<file path=Formula-184/content.xml><?xml version="1.0" encoding="utf-8"?>
<math xmlns="http://www.w3.org/1998/Math/MathML" display="inline">
  <mi>W</mi>
</math>
</file>

<file path=Formula-186/content.xml><?xml version="1.0" encoding="utf-8"?>
<math xmlns="http://www.w3.org/1998/Math/MathML" display="inline">
  <mrow>
    <mo stretchy="false" form="postfix">∥</mo>
    <msub>
      <mi>∂</mi>
      <mi>y</mi>
    </msub>
    <mi>f</mi>
    <mo stretchy="false" form="prefix">(</mo>
    <mi>x</mi>
    <mo>,</mo>
    <mi>y</mi>
    <mo stretchy="false" form="postfix">)</mo>
    <mo>−</mo>
    <mi>Q</mi>
    <mo stretchy="false" form="postfix">∥</mo>
    <mo>≤</mo>
    <mi>κ</mi>
    <mo stretchy="false" form="postfix">∥</mo>
    <msup>
      <mi>Q</mi>
      <mrow>
        <mo>−</mo>
        <mn>1</mn>
      </mrow>
    </msup>
    <msup>
      <mo stretchy="false" form="postfix">∥</mo>
      <mrow>
        <mo>−</mo>
        <mn>1</mn>
      </mrow>
    </msup>
  </mrow>
</math>
</file>

<file path=Formula-188/content.xml><?xml version="1.0" encoding="utf-8"?>
<math xmlns="http://www.w3.org/1998/Math/MathML" display="inline">
  <mrow>
    <mi>κ</mi>
    <mo>=</mo>
    <mn>1</mn>
    <mi>/</mi>
    <mn>2</mn>
  </mrow>
</math>
</file>

<file path=Formula-190/content.xml><?xml version="1.0" encoding="utf-8"?>
<math xmlns="http://www.w3.org/1998/Math/MathML" display="inline">
  <mrow>
    <mo stretchy="false" form="postfix">∥</mo>
    <mi>d</mi>
    <msub>
      <mi>ϕ</mi>
      <mi>x</mi>
    </msub>
    <mo stretchy="false" form="prefix">(</mo>
    <mi>y</mi>
    <mo stretchy="false" form="postfix">)</mo>
    <mo stretchy="false" form="postfix">∥</mo>
    <mo>≤</mo>
    <mi>κ</mi>
  </mrow>
</math>
</file>

<file path=Formula-192/content.xml><?xml version="1.0" encoding="utf-8"?>
<math xmlns="http://www.w3.org/1998/Math/MathML" display="inline">
  <mi>ϕ</mi>
</math>
</file>

<file path=Formula-194/content.xml><?xml version="1.0" encoding="utf-8"?>
<math xmlns="http://www.w3.org/1998/Math/MathML" display="inline">
  <mrow>
    <mo stretchy="false" form="prefix">{</mo>
    <mi>y</mi>
    <mo>∈</mo>
    <msup>
      <mstyle mathvariant="double-struck">
        <mi>ℝ</mi>
      </mstyle>
      <mi>m</mi>
    </msup>
    <mspace width="0.167em"/>
    <mo stretchy="false" form="prefix">|</mo>
    <mspace width="0.167em"/>
    <mo stretchy="false" form="postfix">∥</mo>
    <mi>y</mi>
    <mo>−</mo>
    <msub>
      <mi>y</mi>
      <mn>0</mn>
    </msub>
    <mo stretchy="false" form="postfix">∥</mo>
    <mo>≤</mo>
    <mi>r</mi>
    <mo stretchy="false" form="postfix">}</mo>
  </mrow>
</math>
</file>

<file path=Formula-196/content.xml><?xml version="1.0" encoding="utf-8"?>
<math xmlns="http://www.w3.org/1998/Math/MathML" display="inline">
  <msub>
    <mi>ϕ</mi>
    <mi>x</mi>
  </msub>
</math>
</file>

<file path=Formula-198/content.xml><?xml version="1.0" encoding="utf-8"?>
<math xmlns="http://www.w3.org/1998/Math/MathML" display="inline">
  <mi>κ</mi>
</math>
</file>

<file path=Formula-2/content.xml><?xml version="1.0" encoding="utf-8"?>
<math xmlns="http://www.w3.org/1998/Math/MathML" display="inline">
  <mi>W</mi>
</math>
</file>

<file path=Formula-20/content.xml><?xml version="1.0" encoding="utf-8"?>
<math xmlns="http://www.w3.org/1998/Math/MathML" display="inline">
  <msub>
    <mi>x</mi>
    <mn>0</mn>
  </msub>
</math>
</file>

<file path=Formula-200/content.xml><?xml version="1.0" encoding="utf-8"?>
<math xmlns="http://www.w3.org/1998/Math/MathML" display="block">
  <mrow>
    <mo stretchy="false" form="postfix">∥</mo>
    <msub>
      <mi>ϕ</mi>
      <mi>x</mi>
    </msub>
    <mo stretchy="false" form="prefix">(</mo>
    <mi>y</mi>
    <mo stretchy="false" form="postfix">)</mo>
    <mo>−</mo>
    <msub>
      <mi>ϕ</mi>
      <mi>x</mi>
    </msub>
    <mo stretchy="false" form="prefix">(</mo>
    <mi>z</mi>
    <mo stretchy="false" form="postfix">)</mo>
    <mo stretchy="false" form="postfix">∥</mo>
    <mo>≤</mo>
    <mi>κ</mi>
    <mo stretchy="false" form="postfix">∥</mo>
    <mi>y</mi>
    <mo>−</mo>
    <mi>z</mi>
    <mo stretchy="false" form="postfix">∥</mo>
    <mi>.</mi>
  </mrow>
</math>
</file>

<file path=Formula-202/content.xml><?xml version="1.0" encoding="utf-8"?>
<math xmlns="http://www.w3.org/1998/Math/MathML" display="block">
  <mtable>
    <mtr>
      <mtd columnalign="right">
        <mo stretchy="false" form="postfix">∥</mo>
        <msub>
          <mi>ϕ</mi>
          <mi>x</mi>
        </msub>
        <mo stretchy="false" form="prefix">(</mo>
        <mi>y</mi>
        <mo stretchy="false" form="postfix">)</mo>
        <mo>−</mo>
        <msub>
          <mi>y</mi>
          <mn>0</mn>
        </msub>
        <mo stretchy="false" form="postfix">∥</mo>
      </mtd>
      <mtd columnalign="left">
        <mo>≤</mo>
        <mo stretchy="false" form="postfix">∥</mo>
        <msub>
          <mi>ϕ</mi>
          <mi>x</mi>
        </msub>
        <mo stretchy="false" form="prefix">(</mo>
        <mi>y</mi>
        <mo stretchy="false" form="postfix">)</mo>
        <mo>−</mo>
        <msub>
          <mi>ϕ</mi>
          <mi>x</mi>
        </msub>
        <mo stretchy="false" form="prefix">(</mo>
        <msub>
          <mi>y</mi>
          <mn>0</mn>
        </msub>
        <mo stretchy="false" form="postfix">)</mo>
        <mo stretchy="false" form="postfix">∥</mo>
        <mo>+</mo>
        <mo stretchy="false" form="postfix">∥</mo>
        <msub>
          <mi>ϕ</mi>
          <mi>x</mi>
        </msub>
        <mo stretchy="false" form="prefix">(</mo>
        <msub>
          <mi>y</mi>
          <mn>0</mn>
        </msub>
        <mo stretchy="false" form="postfix">)</mo>
        <mo>−</mo>
        <msub>
          <mi>ϕ</mi>
          <msub>
            <mi>x</mi>
            <mn>0</mn>
          </msub>
        </msub>
        <mo stretchy="false" form="prefix">(</mo>
        <msub>
          <mi>y</mi>
          <mn>0</mn>
        </msub>
        <mo stretchy="false" form="postfix">)</mo>
        <mo stretchy="false" form="postfix">∥</mo>
        <mi>.</mi>
      </mtd>
    </mtr>
  </mtable>
</math>
</file>

<file path=Formula-204/content.xml><?xml version="1.0" encoding="utf-8"?>
<math xmlns="http://www.w3.org/1998/Math/MathML" display="block">
  <mrow>
    <mo stretchy="false" form="postfix">∥</mo>
    <msub>
      <mi>ϕ</mi>
      <mi>x</mi>
    </msub>
    <mo stretchy="false" form="prefix">(</mo>
    <mi>y</mi>
    <mo stretchy="false" form="postfix">)</mo>
    <mo>−</mo>
    <msub>
      <mi>ϕ</mi>
      <mi>x</mi>
    </msub>
    <mo stretchy="false" form="prefix">(</mo>
    <msub>
      <mi>y</mi>
      <mn>0</mn>
    </msub>
    <mo stretchy="false" form="postfix">)</mo>
    <mo stretchy="false" form="postfix">∥</mo>
    <mo>≤</mo>
    <mi>κ</mi>
    <mo stretchy="false" form="postfix">∥</mo>
    <mi>y</mi>
    <mo>−</mo>
    <msub>
      <mi>y</mi>
      <mn>0</mn>
    </msub>
    <mo stretchy="false" form="postfix">∥</mo>
    <mo>≤</mo>
    <mi>κ</mi>
    <mi>r</mi>
    <mi>.</mi>
  </mrow>
</math>
</file>

<file path=Formula-206/content.xml><?xml version="1.0" encoding="utf-8"?>
<math xmlns="http://www.w3.org/1998/Math/MathML" display="inline">
  <mi>ϕ</mi>
</math>
</file>

<file path=Formula-208/content.xml><?xml version="1.0" encoding="utf-8"?>
<math xmlns="http://www.w3.org/1998/Math/MathML" display="inline">
  <mrow>
    <mo stretchy="false" form="prefix">(</mo>
    <msub>
      <mi>x</mi>
      <mn>0</mn>
    </msub>
    <mo>,</mo>
    <msub>
      <mi>y</mi>
      <mn>0</mn>
    </msub>
    <mo stretchy="false" form="postfix">)</mo>
  </mrow>
</math>
</file>

<file path=Formula-210/content.xml><?xml version="1.0" encoding="utf-8"?>
<math xmlns="http://www.w3.org/1998/Math/MathML" display="inline">
  <mrow>
    <mi>r</mi>
    <mi>′</mi>
  </mrow>
</math>
</file>

<file path=Formula-212/content.xml><?xml version="1.0" encoding="utf-8"?>
<math xmlns="http://www.w3.org/1998/Math/MathML" display="inline">
  <mrow>
    <mn>0</mn>
    <mo>&lt;</mo>
    <mi>r</mi>
    <mi>′</mi>
    <mo>&lt;</mo>
    <mi>r</mi>
  </mrow>
</math>
</file>

<file path=Formula-214/content.xml><?xml version="1.0" encoding="utf-8"?>
<math xmlns="http://www.w3.org/1998/Math/MathML" display="inline">
  <mrow>
    <mo stretchy="false" form="postfix">∥</mo>
    <mi>x</mi>
    <mo>−</mo>
    <msub>
      <mi>x</mi>
      <mn>0</mn>
    </msub>
    <mo stretchy="false" form="postfix">∥</mo>
    <mo>≤</mo>
    <mi>r</mi>
    <mi>′</mi>
  </mrow>
</math>
</file>

<file path=Formula-216/content.xml><?xml version="1.0" encoding="utf-8"?>
<math xmlns="http://www.w3.org/1998/Math/MathML" display="inline">
  <mrow>
    <mo stretchy="false" form="postfix">∥</mo>
    <msub>
      <mi>ϕ</mi>
      <mi>x</mi>
    </msub>
    <mo stretchy="false" form="prefix">(</mo>
    <msub>
      <mi>y</mi>
      <mn>0</mn>
    </msub>
    <mo stretchy="false" form="postfix">)</mo>
    <mo>−</mo>
    <msub>
      <mi>ϕ</mi>
      <msub>
        <mi>x</mi>
        <mn>0</mn>
      </msub>
    </msub>
    <mo stretchy="false" form="prefix">(</mo>
    <msub>
      <mi>y</mi>
      <mn>0</mn>
    </msub>
    <mo stretchy="false" form="postfix">)</mo>
    <mo stretchy="false" form="postfix">∥</mo>
    <mo>≤</mo>
    <mo stretchy="false" form="prefix">(</mo>
    <mn>1</mn>
    <mo>−</mo>
    <mi>κ</mi>
    <mo stretchy="false" form="postfix">)</mo>
    <mi>r</mi>
  </mrow>
</math>
</file>

<file path=Formula-218/content.xml><?xml version="1.0" encoding="utf-8"?>
<math xmlns="http://www.w3.org/1998/Math/MathML" display="inline">
  <mi>x</mi>
</math>
</file>

<file path=Formula-22/content.xml><?xml version="1.0" encoding="utf-8"?>
<math xmlns="http://www.w3.org/1998/Math/MathML" display="inline">
  <mi>V</mi>
</math>
</file>

<file path=Formula-220/content.xml><?xml version="1.0" encoding="utf-8"?>
<math xmlns="http://www.w3.org/1998/Math/MathML" display="block">
  <mrow>
    <mo stretchy="false" form="postfix">∥</mo>
    <msub>
      <mi>ϕ</mi>
      <mi>x</mi>
    </msub>
    <mo stretchy="false" form="prefix">(</mo>
    <mi>y</mi>
    <mo stretchy="false" form="postfix">)</mo>
    <mo>−</mo>
    <msub>
      <mi>y</mi>
      <mn>0</mn>
    </msub>
    <mo stretchy="false" form="postfix">∥</mo>
    <mo>≤</mo>
    <mi>κ</mi>
    <mi>r</mi>
    <mo>+</mo>
    <mo stretchy="false" form="prefix">(</mo>
    <mn>1</mn>
    <mo>−</mo>
    <mi>κ</mi>
    <mo stretchy="false" form="postfix">)</mo>
    <mi>r</mi>
    <mo>=</mo>
    <mi>r</mi>
    <mi>.</mi>
  </mrow>
</math>
</file>

<file path=Formula-222/content.xml><?xml version="1.0" encoding="utf-8"?>
<math xmlns="http://www.w3.org/1998/Math/MathML" display="inline">
  <mrow>
    <mi>B</mi>
    <mo>=</mo>
    <mo stretchy="false" form="prefix">{</mo>
    <mi>y</mi>
    <mo>∈</mo>
    <msup>
      <mstyle mathvariant="double-struck">
        <mi>ℝ</mi>
      </mstyle>
      <mi>m</mi>
    </msup>
    <mspace width="0.167em"/>
    <mo stretchy="false" form="prefix">|</mo>
    <mspace width="0.167em"/>
    <mo stretchy="false" form="postfix">∥</mo>
    <mi>y</mi>
    <mo>−</mo>
    <msub>
      <mi>y</mi>
      <mn>0</mn>
    </msub>
    <mo stretchy="false" form="postfix">∥</mo>
    <mo>≤</mo>
    <mi>r</mi>
    <mo stretchy="false" form="postfix">}</mo>
  </mrow>
</math>
</file>

<file path=Formula-224/content.xml><?xml version="1.0" encoding="utf-8"?>
<math xmlns="http://www.w3.org/1998/Math/MathML" display="inline">
  <msub>
    <mi>ϕ</mi>
    <mi>x</mi>
  </msub>
</math>
</file>

<file path=Formula-226/content.xml><?xml version="1.0" encoding="utf-8"?>
<math xmlns="http://www.w3.org/1998/Math/MathML" display="inline">
  <mi>B</mi>
</math>
</file>

<file path=Formula-228/content.xml><?xml version="1.0" encoding="utf-8"?>
<math xmlns="http://www.w3.org/1998/Math/MathML" display="inline">
  <mi>U</mi>
</math>
</file>

<file path=Formula-230/content.xml><?xml version="1.0" encoding="utf-8"?>
<math xmlns="http://www.w3.org/1998/Math/MathML" display="inline">
  <mi>V</mi>
</math>
</file>

<file path=Formula-232/content.xml><?xml version="1.0" encoding="utf-8"?>
<math xmlns="http://www.w3.org/1998/Math/MathML" display="inline">
  <mi>ψ</mi>
</math>
</file>

<file path=Formula-234/content.xml><?xml version="1.0" encoding="utf-8"?>
<math xmlns="http://www.w3.org/1998/Math/MathML" display="inline">
  <mrow>
    <msub>
      <mi>x</mi>
      <mn>1</mn>
    </msub>
    <mo>,</mo>
    <msub>
      <mi>x</mi>
      <mn>2</mn>
    </msub>
  </mrow>
</math>
</file>

<file path=Formula-236/content.xml><?xml version="1.0" encoding="utf-8"?>
<math xmlns="http://www.w3.org/1998/Math/MathML" display="inline">
  <mi>V</mi>
</math>
</file>

<file path=Formula-238/content.xml><?xml version="1.0" encoding="utf-8"?>
<math xmlns="http://www.w3.org/1998/Math/MathML" display="inline">
  <mrow>
    <msub>
      <mi>y</mi>
      <mn>1</mn>
    </msub>
    <mo>=</mo>
    <mi>ψ</mi>
    <mo stretchy="false" form="prefix">(</mo>
    <msub>
      <mi>x</mi>
      <mn>1</mn>
    </msub>
    <mo stretchy="false" form="postfix">)</mo>
  </mrow>
</math>
</file>

<file path=Formula-24/content.xml><?xml version="1.0" encoding="utf-8"?>
<math xmlns="http://www.w3.org/1998/Math/MathML" display="inline">
  <msub>
    <mi>y</mi>
    <mn>0</mn>
  </msub>
</math>
</file>

<file path=Formula-240/content.xml><?xml version="1.0" encoding="utf-8"?>
<math xmlns="http://www.w3.org/1998/Math/MathML" display="inline">
  <mrow>
    <msub>
      <mi>y</mi>
      <mn>2</mn>
    </msub>
    <mo>=</mo>
    <mi>ψ</mi>
    <mo stretchy="false" form="prefix">(</mo>
    <msub>
      <mi>x</mi>
      <mn>2</mn>
    </msub>
    <mo stretchy="false" form="postfix">)</mo>
  </mrow>
</math>
</file>

<file path=Formula-242/content.xml><?xml version="1.0" encoding="utf-8"?>
<math xmlns="http://www.w3.org/1998/Math/MathML" display="block">
  <mrow>
    <msub>
      <mi>y</mi>
      <mn>1</mn>
    </msub>
    <mo>=</mo>
    <msub>
      <mi>ϕ</mi>
      <msub>
        <mi>x</mi>
        <mn>1</mn>
      </msub>
    </msub>
    <mo stretchy="false" form="prefix">(</mo>
    <msub>
      <mi>y</mi>
      <mn>1</mn>
    </msub>
    <mo stretchy="false" form="postfix">)</mo>
    <mspace width="0.167em"/>
    <mrow>
      <mspace width="0.333em"/>
      <mtext mathvariant="normal"> et </mtext>
      <mspace width="0.333em"/>
    </mrow>
    <mspace width="0.167em"/>
    <msub>
      <mi>y</mi>
      <mn>2</mn>
    </msub>
    <mo>=</mo>
    <msub>
      <mi>ϕ</mi>
      <msub>
        <mi>x</mi>
        <mn>2</mn>
      </msub>
    </msub>
    <mo stretchy="false" form="prefix">(</mo>
    <msub>
      <mi>y</mi>
      <mn>2</mn>
    </msub>
    <mo stretchy="false" form="postfix">)</mo>
    <mi>.</mi>
  </mrow>
</math>
</file>

<file path=Formula-244/content.xml><?xml version="1.0" encoding="utf-8"?>
<math xmlns="http://www.w3.org/1998/Math/MathML" display="inline">
  <msub>
    <mi>y</mi>
    <mn>2</mn>
  </msub>
</math>
</file>

<file path=Formula-246/content.xml><?xml version="1.0" encoding="utf-8"?>
<math xmlns="http://www.w3.org/1998/Math/MathML" display="inline">
  <msub>
    <mi>y</mi>
    <mn>1</mn>
  </msub>
</math>
</file>

<file path=Formula-248/content.xml><?xml version="1.0" encoding="utf-8"?>
<math xmlns="http://www.w3.org/1998/Math/MathML" display="block">
  <mtable>
    <mtr>
      <mtd columnalign="right">
        <mo stretchy="false" form="postfix">∥</mo>
        <msub>
          <mi>y</mi>
          <mn>2</mn>
        </msub>
        <mo>−</mo>
        <msub>
          <mi>y</mi>
          <mn>1</mn>
        </msub>
        <mo stretchy="false" form="postfix">∥</mo>
      </mtd>
      <mtd columnalign="left">
        <mo>=</mo>
        <mo stretchy="false" form="postfix">∥</mo>
        <msub>
          <mi>ϕ</mi>
          <msub>
            <mi>x</mi>
            <mn>2</mn>
          </msub>
        </msub>
        <mo stretchy="false" form="prefix">(</mo>
        <msub>
          <mi>y</mi>
          <mn>2</mn>
        </msub>
        <mo stretchy="false" form="postfix">)</mo>
        <mo>−</mo>
        <msub>
          <mi>ϕ</mi>
          <msub>
            <mi>x</mi>
            <mn>1</mn>
          </msub>
        </msub>
        <mo stretchy="false" form="prefix">(</mo>
        <msub>
          <mi>y</mi>
          <mn>1</mn>
        </msub>
        <mo stretchy="false" form="postfix">)</mo>
        <mo stretchy="false" form="postfix">∥</mo>
      </mtd>
    </mtr>
    <mtr>
      <mtd columnalign="right"/>
      <mtd columnalign="left">
        <mo>≤</mo>
        <mo stretchy="false" form="postfix">∥</mo>
        <msub>
          <mi>ϕ</mi>
          <msub>
            <mi>x</mi>
            <mn>2</mn>
          </msub>
        </msub>
        <mo stretchy="false" form="prefix">(</mo>
        <msub>
          <mi>y</mi>
          <mn>2</mn>
        </msub>
        <mo stretchy="false" form="postfix">)</mo>
        <mo>−</mo>
        <msub>
          <mi>ϕ</mi>
          <msub>
            <mi>x</mi>
            <mn>2</mn>
          </msub>
        </msub>
        <mo stretchy="false" form="prefix">(</mo>
        <msub>
          <mi>y</mi>
          <mn>1</mn>
        </msub>
        <mo stretchy="false" form="postfix">)</mo>
        <mo stretchy="false" form="postfix">∥</mo>
        <mo>+</mo>
        <mo stretchy="false" form="postfix">∥</mo>
        <msub>
          <mi>ϕ</mi>
          <msub>
            <mi>x</mi>
            <mn>1</mn>
          </msub>
        </msub>
        <mo stretchy="false" form="prefix">(</mo>
        <msub>
          <mi>y</mi>
          <mn>1</mn>
        </msub>
        <mo stretchy="false" form="postfix">)</mo>
        <mo>−</mo>
        <msub>
          <mi>ϕ</mi>
          <msub>
            <mi>x</mi>
            <mn>2</mn>
          </msub>
        </msub>
        <mo stretchy="false" form="prefix">(</mo>
        <msub>
          <mi>y</mi>
          <mn>1</mn>
        </msub>
        <mo stretchy="false" form="postfix">)</mo>
        <mo stretchy="false" form="postfix">∥</mo>
        <mi>.</mi>
      </mtd>
    </mtr>
  </mtable>
</math>
</file>

<file path=Formula-250/content.xml><?xml version="1.0" encoding="utf-8"?>
<math xmlns="http://www.w3.org/1998/Math/MathML" display="inline">
  <msub>
    <mi>ϕ</mi>
    <msub>
      <mi>x</mi>
      <mn>2</mn>
    </msub>
  </msub>
</math>
</file>

<file path=Formula-252/content.xml><?xml version="1.0" encoding="utf-8"?>
<math xmlns="http://www.w3.org/1998/Math/MathML" display="inline">
  <mi>κ</mi>
</math>
</file>

<file path=Formula-254/content.xml><?xml version="1.0" encoding="utf-8"?>
<math xmlns="http://www.w3.org/1998/Math/MathML" display="inline">
  <mrow>
    <mi>κ</mi>
    <mo stretchy="false" form="postfix">∥</mo>
    <msub>
      <mi>y</mi>
      <mn>2</mn>
    </msub>
    <mo>−</mo>
    <msub>
      <mi>y</mi>
      <mn>1</mn>
    </msub>
    <mo stretchy="false" form="postfix">∥</mo>
  </mrow>
</math>
</file>

<file path=Formula-256/content.xml><?xml version="1.0" encoding="utf-8"?>
<math xmlns="http://www.w3.org/1998/Math/MathML" display="block">
  <mrow>
    <mo stretchy="false" form="postfix">∥</mo>
    <msub>
      <mi>y</mi>
      <mn>2</mn>
    </msub>
    <mo>−</mo>
    <msub>
      <mi>y</mi>
      <mn>1</mn>
    </msub>
    <mo stretchy="false" form="postfix">∥</mo>
    <mo>≤</mo>
    <mfrac>
      <mn>1</mn>
      <mrow>
        <mn>1</mn>
        <mo>−</mo>
        <mi>κ</mi>
      </mrow>
    </mfrac>
    <mo stretchy="false" form="postfix">∥</mo>
    <msub>
      <mi>ϕ</mi>
      <msub>
        <mi>x</mi>
        <mn>1</mn>
      </msub>
    </msub>
    <mo stretchy="false" form="prefix">(</mo>
    <msub>
      <mi>y</mi>
      <mn>1</mn>
    </msub>
    <mo stretchy="false" form="postfix">)</mo>
    <mo>−</mo>
    <msub>
      <mi>ϕ</mi>
      <msub>
        <mi>x</mi>
        <mn>2</mn>
      </msub>
    </msub>
    <mo stretchy="false" form="prefix">(</mo>
    <msub>
      <mi>y</mi>
      <mn>1</mn>
    </msub>
    <mo stretchy="false" form="postfix">)</mo>
    <mo stretchy="false" form="postfix">∥</mo>
    <mi>.</mi>
  </mrow>
</math>
</file>

<file path=Formula-258/content.xml><?xml version="1.0" encoding="utf-8"?>
<math xmlns="http://www.w3.org/1998/Math/MathML" display="inline">
  <mrow>
    <mi>y</mi>
    <mo>↦</mo>
    <msub>
      <mi>ϕ</mi>
      <msub>
        <mi>x</mi>
        <mn>1</mn>
      </msub>
    </msub>
    <mo stretchy="false" form="prefix">(</mo>
    <mi>y</mi>
    <mo stretchy="false" form="postfix">)</mo>
  </mrow>
</math>
</file>

<file path=Formula-26/content.xml><?xml version="1.0" encoding="utf-8"?>
<math xmlns="http://www.w3.org/1998/Math/MathML" display="inline">
  <mrow>
    <mi>U</mi>
    <mo>×</mo>
    <mi>V</mi>
    <mo>⊂</mo>
    <mi>W</mi>
  </mrow>
</math>
</file>

<file path=Formula-260/content.xml><?xml version="1.0" encoding="utf-8"?>
<math xmlns="http://www.w3.org/1998/Math/MathML" display="inline">
  <msub>
    <mi>y</mi>
    <mn>1</mn>
  </msub>
</math>
</file>

<file path=Formula-262/content.xml><?xml version="1.0" encoding="utf-8"?>
<math xmlns="http://www.w3.org/1998/Math/MathML" display="inline">
  <msub>
    <mi>y</mi>
    <mn>2</mn>
  </msub>
</math>
</file>

<file path=Formula-264/content.xml><?xml version="1.0" encoding="utf-8"?>
<math xmlns="http://www.w3.org/1998/Math/MathML" display="inline">
  <msub>
    <mi>y</mi>
    <mn>1</mn>
  </msub>
</math>
</file>

<file path=Formula-266/content.xml><?xml version="1.0" encoding="utf-8"?>
<math xmlns="http://www.w3.org/1998/Math/MathML" display="inline">
  <msub>
    <mi>x</mi>
    <mn>2</mn>
  </msub>
</math>
</file>

<file path=Formula-268/content.xml><?xml version="1.0" encoding="utf-8"?>
<math xmlns="http://www.w3.org/1998/Math/MathML" display="inline">
  <msub>
    <mi>x</mi>
    <mn>1</mn>
  </msub>
</math>
</file>

<file path=Formula-270/content.xml><?xml version="1.0" encoding="utf-8"?>
<math xmlns="http://www.w3.org/1998/Math/MathML" display="inline">
  <mi>ψ</mi>
</math>
</file>

<file path=Formula-272/content.xml><?xml version="1.0" encoding="utf-8"?>
<math xmlns="http://www.w3.org/1998/Math/MathML" display="inline">
  <msub>
    <mi>x</mi>
    <mn>1</mn>
  </msub>
</math>
</file>

<file path=Formula-274/content.xml><?xml version="1.0" encoding="utf-8"?>
<math xmlns="http://www.w3.org/1998/Math/MathML" display="inline">
  <mi>ψ</mi>
</math>
</file>

<file path=Formula-276/content.xml><?xml version="1.0" encoding="utf-8"?>
<math xmlns="http://www.w3.org/1998/Math/MathML" display="inline">
  <msub>
    <mi>x</mi>
    <mn>1</mn>
  </msub>
</math>
</file>

<file path=Formula-278/content.xml><?xml version="1.0" encoding="utf-8"?>
<math xmlns="http://www.w3.org/1998/Math/MathML" display="inline">
  <mi>f</mi>
</math>
</file>

<file path=Formula-28/content.xml><?xml version="1.0" encoding="utf-8"?>
<math xmlns="http://www.w3.org/1998/Math/MathML" display="inline">
  <mrow>
    <mi>ψ</mi>
    <mo>:</mo>
    <mi>U</mi>
    <mo>→</mo>
    <msup>
      <mstyle mathvariant="double-struck">
        <mi>ℝ</mi>
      </mstyle>
      <mi>m</mi>
    </msup>
  </mrow>
</math>
</file>

<file path=Formula-280/content.xml><?xml version="1.0" encoding="utf-8"?>
<math xmlns="http://www.w3.org/1998/Math/MathML" display="inline">
  <mrow>
    <mo stretchy="false" form="prefix">(</mo>
    <msub>
      <mi>x</mi>
      <mn>1</mn>
    </msub>
    <mo>,</mo>
    <msub>
      <mi>y</mi>
      <mn>1</mn>
    </msub>
    <mo stretchy="false" form="postfix">)</mo>
  </mrow>
</math>
</file>

<file path=Formula-282/content.xml><?xml version="1.0" encoding="utf-8"?>
<math xmlns="http://www.w3.org/1998/Math/MathML" display="inline">
  <mrow>
    <msub>
      <mi>y</mi>
      <mn>1</mn>
    </msub>
    <mo>=</mo>
    <mi>ψ</mi>
    <mo stretchy="false" form="prefix">(</mo>
    <msub>
      <mi>x</mi>
      <mn>1</mn>
    </msub>
    <mo stretchy="false" form="postfix">)</mo>
  </mrow>
</math>
</file>

<file path=Formula-284/content.xml><?xml version="1.0" encoding="utf-8"?>
<math xmlns="http://www.w3.org/1998/Math/MathML" display="inline">
  <mi>ε</mi>
</math>
</file>

<file path=Formula-286/content.xml><?xml version="1.0" encoding="utf-8"?>
<math xmlns="http://www.w3.org/1998/Math/MathML" display="inline">
  <mrow>
    <mi>o</mi>
    <mo stretchy="false" form="prefix">(</mo>
    <mn>1</mn>
    <mo stretchy="false" form="postfix">)</mo>
  </mrow>
</math>
</file>

<file path=Formula-288/content.xml><?xml version="1.0" encoding="utf-8"?>
<math xmlns="http://www.w3.org/1998/Math/MathML" display="block">
  <mtable>
    <mtr>
      <mtd columnalign="right">
        <mi>f</mi>
        <mo stretchy="false" form="prefix">(</mo>
        <mi>x</mi>
        <mo>,</mo>
        <mi>y</mi>
        <mo stretchy="false" form="postfix">)</mo>
      </mtd>
      <mtd columnalign="left">
        <mo>=</mo>
        <mi>f</mi>
        <mo stretchy="false" form="prefix">(</mo>
        <msub>
          <mi>x</mi>
          <mn>1</mn>
        </msub>
        <mo>,</mo>
        <msub>
          <mi>y</mi>
          <mn>1</mn>
        </msub>
        <mo stretchy="false" form="postfix">)</mo>
        <mo>+</mo>
        <msub>
          <mi>∂</mi>
          <mi>x</mi>
        </msub>
        <mi>f</mi>
        <mo stretchy="false" form="prefix">(</mo>
        <msub>
          <mi>x</mi>
          <mn>1</mn>
        </msub>
        <mo>,</mo>
        <msub>
          <mi>y</mi>
          <mn>1</mn>
        </msub>
        <mo stretchy="false" form="postfix">)</mo>
        <mo>⋅</mo>
        <mo stretchy="false" form="prefix">(</mo>
        <mi>x</mi>
        <mo>−</mo>
        <msub>
          <mi>x</mi>
          <mn>1</mn>
        </msub>
        <mo stretchy="false" form="postfix">)</mo>
        <mo>+</mo>
        <msub>
          <mi>∂</mi>
          <mi>y</mi>
        </msub>
        <mi>f</mi>
        <mo stretchy="false" form="prefix">(</mo>
        <msub>
          <mi>x</mi>
          <mn>1</mn>
        </msub>
        <mo>,</mo>
        <msub>
          <mi>y</mi>
          <mn>1</mn>
        </msub>
        <mo stretchy="false" form="postfix">)</mo>
        <mo>⋅</mo>
        <mo stretchy="false" form="prefix">(</mo>
        <mi>y</mi>
        <mo>−</mo>
        <msub>
          <mi>y</mi>
          <mn>1</mn>
        </msub>
        <mo stretchy="false" form="postfix">)</mo>
      </mtd>
    </mtr>
    <mtr>
      <mtd columnalign="right"/>
      <mtd columnalign="left">
        <mphantom>
          <mo>=</mo>
        </mphantom>
        <mo>+</mo>
        <mi>ε</mi>
        <mo stretchy="false" form="prefix">(</mo>
        <mo stretchy="false" form="prefix">(</mo>
        <mi>x</mi>
        <mo>−</mo>
        <msub>
          <mi>x</mi>
          <mn>1</mn>
        </msub>
        <mo>,</mo>
        <mi>y</mi>
        <mo>−</mo>
        <msub>
          <mi>y</mi>
          <mn>1</mn>
        </msub>
        <mo stretchy="false" form="postfix">)</mo>
        <mo stretchy="false" form="postfix">)</mo>
        <mo stretchy="false" form="prefix">(</mo>
        <mo stretchy="false" form="postfix">∥</mo>
        <mi>x</mi>
        <mo>−</mo>
        <msub>
          <mi>x</mi>
          <mn>1</mn>
        </msub>
        <mo stretchy="false" form="postfix">∥</mo>
        <mo>+</mo>
        <mo stretchy="false" form="postfix">∥</mo>
        <mi>y</mi>
        <mo>−</mo>
        <msub>
          <mi>y</mi>
          <mn>1</mn>
        </msub>
        <mo stretchy="false" form="postfix">∥</mo>
        <mo stretchy="false" form="postfix">)</mo>
      </mtd>
    </mtr>
  </mtable>
</math>
</file>

<file path=Formula-290/content.xml><?xml version="1.0" encoding="utf-8"?>
<math xmlns="http://www.w3.org/1998/Math/MathML" display="inline">
  <mrow>
    <mi>f</mi>
    <mo stretchy="false" form="prefix">(</mo>
    <msub>
      <mi>x</mi>
      <mn>1</mn>
    </msub>
    <mo>,</mo>
    <msub>
      <mi>y</mi>
      <mn>1</mn>
    </msub>
    <mo stretchy="false" form="postfix">)</mo>
    <mo>=</mo>
    <mn>0</mn>
  </mrow>
</math>
</file>

<file path=Formula-292/content.xml><?xml version="1.0" encoding="utf-8"?>
<math xmlns="http://www.w3.org/1998/Math/MathML" display="inline">
  <mrow>
    <mi>y</mi>
    <mo>=</mo>
    <mi>ψ</mi>
    <mo stretchy="false" form="prefix">(</mo>
    <mi>x</mi>
    <mo stretchy="false" form="postfix">)</mo>
  </mrow>
</math>
</file>

<file path=Formula-294/content.xml><?xml version="1.0" encoding="utf-8"?>
<math xmlns="http://www.w3.org/1998/Math/MathML" display="inline">
  <mrow>
    <mi>f</mi>
    <mo stretchy="false" form="prefix">(</mo>
    <mi>x</mi>
    <mo>,</mo>
    <mi>y</mi>
    <mo stretchy="false" form="postfix">)</mo>
    <mo>=</mo>
    <mn>0</mn>
  </mrow>
</math>
</file>

<file path=Formula-296/content.xml><?xml version="1.0" encoding="utf-8"?>
<math xmlns="http://www.w3.org/1998/Math/MathML" display="inline">
  <mrow>
    <mi>P</mi>
    <mo>=</mo>
    <msub>
      <mi>∂</mi>
      <mi>x</mi>
    </msub>
    <mi>f</mi>
    <mo stretchy="false" form="prefix">(</mo>
    <msub>
      <mi>x</mi>
      <mn>1</mn>
    </msub>
    <mo>,</mo>
    <msub>
      <mi>y</mi>
      <mn>1</mn>
    </msub>
    <mo stretchy="false" form="postfix">)</mo>
  </mrow>
</math>
</file>

<file path=Formula-298/content.xml><?xml version="1.0" encoding="utf-8"?>
<math xmlns="http://www.w3.org/1998/Math/MathML" display="inline">
  <mrow>
    <mi>Q</mi>
    <mo>=</mo>
    <msub>
      <mi>∂</mi>
      <mi>y</mi>
    </msub>
    <mi>f</mi>
    <mo stretchy="false" form="prefix">(</mo>
    <msub>
      <mi>x</mi>
      <mn>1</mn>
    </msub>
    <mo>,</mo>
    <msub>
      <mi>y</mi>
      <mn>1</mn>
    </msub>
    <mo stretchy="false" form="postfix">)</mo>
  </mrow>
</math>
</file>

<file path=Formula-30/content.xml><?xml version="1.0" encoding="utf-8"?>
<math xmlns="http://www.w3.org/1998/Math/MathML" display="inline">
  <mrow>
    <mi>x</mi>
    <mo>∈</mo>
    <mi>U</mi>
  </mrow>
</math>
</file>

<file path=Formula-300/content.xml><?xml version="1.0" encoding="utf-8"?>
<math xmlns="http://www.w3.org/1998/Math/MathML" display="block">
  <mtable>
    <mtr>
      <mtd columnalign="right">
        <mi>ψ</mi>
        <mo stretchy="false" form="prefix">(</mo>
        <mi>x</mi>
        <mo stretchy="false" form="postfix">)</mo>
      </mtd>
      <mtd columnalign="left">
        <mo>=</mo>
        <mi>ψ</mi>
        <mo stretchy="false" form="prefix">(</mo>
        <msub>
          <mi>x</mi>
          <mn>1</mn>
        </msub>
        <mo stretchy="false" form="postfix">)</mo>
        <mo>−</mo>
        <msup>
          <mi>Q</mi>
          <mrow>
            <mo>−</mo>
            <mn>1</mn>
          </mrow>
        </msup>
        <mo>⋅</mo>
        <mi>P</mi>
        <mo>⋅</mo>
        <mo stretchy="false" form="prefix">(</mo>
        <mi>x</mi>
        <mo>−</mo>
        <msub>
          <mi>x</mi>
          <mn>1</mn>
        </msub>
        <mo stretchy="false" form="postfix">)</mo>
      </mtd>
    </mtr>
    <mtr>
      <mtd columnalign="right"/>
      <mtd columnalign="left">
        <mphantom>
          <mo>=</mo>
        </mphantom>
        <mo>−</mo>
        <msup>
          <mi>Q</mi>
          <mrow>
            <mo>−</mo>
            <mn>1</mn>
          </mrow>
        </msup>
        <mo>⋅</mo>
        <mi>P</mi>
        <mo>⋅</mo>
        <mi>ε</mi>
        <mo stretchy="false" form="prefix">(</mo>
        <mo stretchy="false" form="prefix">(</mo>
        <mi>x</mi>
        <mo>−</mo>
        <msub>
          <mi>x</mi>
          <mn>1</mn>
        </msub>
        <mo>,</mo>
        <mi>ψ</mi>
        <mo stretchy="false" form="prefix">(</mo>
        <mi>x</mi>
        <mo stretchy="false" form="postfix">)</mo>
        <mo>−</mo>
        <mi>ψ</mi>
        <mo stretchy="false" form="prefix">(</mo>
        <msub>
          <mi>x</mi>
          <mn>1</mn>
        </msub>
        <mo stretchy="false" form="postfix">)</mo>
        <mo stretchy="false" form="postfix">)</mo>
        <mo stretchy="false" form="prefix">(</mo>
        <mo stretchy="false" form="postfix">∥</mo>
        <mi>x</mi>
        <mo>−</mo>
        <msub>
          <mi>x</mi>
          <mn>1</mn>
        </msub>
        <mo stretchy="false" form="postfix">∥</mo>
        <mo>+</mo>
        <mo stretchy="false" form="postfix">∥</mo>
        <mi>ψ</mi>
        <mo stretchy="false" form="prefix">(</mo>
        <mi>x</mi>
        <mo stretchy="false" form="postfix">)</mo>
        <mo>−</mo>
        <mi>ψ</mi>
        <mo stretchy="false" form="prefix">(</mo>
        <msub>
          <mi>x</mi>
          <mn>1</mn>
        </msub>
        <mo stretchy="false" form="postfix">)</mo>
        <mo stretchy="false" form="postfix">∥</mo>
        <mo stretchy="false" form="postfix">)</mo>
        <mi>.</mi>
      </mtd>
    </mtr>
  </mtable>
</math>
</file>

<file path=Formula-302/content.xml><?xml version="1.0" encoding="utf-8"?>
<math xmlns="http://www.w3.org/1998/Math/MathML" display="block">
  <mrow>
    <msub>
      <mi>ε</mi>
      <mi>x</mi>
    </msub>
    <mo stretchy="false" form="prefix">(</mo>
    <mi>x</mi>
    <mo>−</mo>
    <msub>
      <mi>x</mi>
      <mn>1</mn>
    </msub>
    <mo stretchy="false" form="postfix">)</mo>
    <mo>:=</mo>
    <mi>ε</mi>
    <mo stretchy="false" form="prefix">(</mo>
    <mo stretchy="false" form="prefix">(</mo>
    <mi>x</mi>
    <mo>−</mo>
    <msub>
      <mi>x</mi>
      <mn>1</mn>
    </msub>
    <mo>,</mo>
    <mi>ψ</mi>
    <mo stretchy="false" form="prefix">(</mo>
    <mi>x</mi>
    <mo stretchy="false" form="postfix">)</mo>
    <mo>−</mo>
    <mi>ψ</mi>
    <mo stretchy="false" form="prefix">(</mo>
    <msub>
      <mi>x</mi>
      <mn>1</mn>
    </msub>
    <mo stretchy="false" form="postfix">)</mo>
    <mo stretchy="false" form="postfix">)</mo>
  </mrow>
</math>
</file>

<file path=Formula-304/content.xml><?xml version="1.0" encoding="utf-8"?>
<math xmlns="http://www.w3.org/1998/Math/MathML" display="inline">
  <mrow>
    <mi>o</mi>
    <mo stretchy="false" form="prefix">(</mo>
    <mn>1</mn>
    <mo stretchy="false" form="postfix">)</mo>
  </mrow>
</math>
</file>

<file path=Formula-306/content.xml><?xml version="1.0" encoding="utf-8"?>
<math xmlns="http://www.w3.org/1998/Math/MathML" display="inline">
  <mi>ψ</mi>
</math>
</file>

<file path=Formula-308/content.xml><?xml version="1.0" encoding="utf-8"?>
<math xmlns="http://www.w3.org/1998/Math/MathML" display="inline">
  <msub>
    <mi>x</mi>
    <mn>1</mn>
  </msub>
</math>
</file>

<file path=Formula-310/content.xml><?xml version="1.0" encoding="utf-8"?>
<math xmlns="http://www.w3.org/1998/Math/MathML" display="inline">
  <mi>x</mi>
</math>
</file>

<file path=Formula-312/content.xml><?xml version="1.0" encoding="utf-8"?>
<math xmlns="http://www.w3.org/1998/Math/MathML" display="inline">
  <msub>
    <mi>x</mi>
    <mn>1</mn>
  </msub>
</math>
</file>

<file path=Formula-314/content.xml><?xml version="1.0" encoding="utf-8"?>
<math xmlns="http://www.w3.org/1998/Math/MathML" display="block">
  <mrow>
    <mo stretchy="false" form="postfix">∥</mo>
    <msup>
      <mi>Q</mi>
      <mrow>
        <mo>−</mo>
        <mn>1</mn>
      </mrow>
    </msup>
    <mo>⋅</mo>
    <mi>P</mi>
    <mo stretchy="false" form="postfix">∥</mo>
    <mo>×</mo>
    <mo stretchy="false" form="postfix">∥</mo>
    <msub>
      <mi>ε</mi>
      <mi>x</mi>
    </msub>
    <mo stretchy="false" form="prefix">(</mo>
    <mi>x</mi>
    <mo>−</mo>
    <msub>
      <mi>x</mi>
      <mn>1</mn>
    </msub>
    <mo stretchy="false" form="postfix">)</mo>
    <mo stretchy="false" form="postfix">∥</mo>
    <mo>≤</mo>
    <mfrac>
      <mn>1</mn>
      <mn>2</mn>
    </mfrac>
    <mo>,</mo>
  </mrow>
</math>
</file>

<file path=Formula-316/content.xml><?xml version="1.0" encoding="utf-8"?>
<math xmlns="http://www.w3.org/1998/Math/MathML" display="block">
  <mrow>
    <mo stretchy="false" form="postfix">∥</mo>
    <mi>ψ</mi>
    <mo stretchy="false" form="prefix">(</mo>
    <mi>x</mi>
    <mo stretchy="false" form="postfix">)</mo>
    <mo>−</mo>
    <mi>ψ</mi>
    <mo stretchy="false" form="prefix">(</mo>
    <msub>
      <mi>x</mi>
      <mn>1</mn>
    </msub>
    <mo stretchy="false" form="postfix">)</mo>
    <mo stretchy="false" form="postfix">∥</mo>
    <mo>≤</mo>
    <mo stretchy="false" form="postfix">∥</mo>
    <msup>
      <mi>Q</mi>
      <mrow>
        <mo>−</mo>
        <mn>1</mn>
      </mrow>
    </msup>
    <mi>P</mi>
    <mo stretchy="false" form="postfix">∥</mo>
    <mo>×</mo>
    <mo stretchy="false" form="postfix">∥</mo>
    <mi>x</mi>
    <mo>−</mo>
    <msub>
      <mi>x</mi>
      <mn>1</mn>
    </msub>
    <mo stretchy="false" form="postfix">∥</mo>
    <mo>+</mo>
    <mfrac>
      <mn>1</mn>
      <mn>2</mn>
    </mfrac>
    <mo stretchy="false" form="postfix">∥</mo>
    <mi>x</mi>
    <mo>−</mo>
    <msub>
      <mi>x</mi>
      <mn>1</mn>
    </msub>
    <mo stretchy="false" form="postfix">∥</mo>
    <mo>+</mo>
    <mfrac>
      <mn>1</mn>
      <mn>2</mn>
    </mfrac>
    <mo stretchy="false" form="postfix">∥</mo>
    <mi>ψ</mi>
    <mo stretchy="false" form="prefix">(</mo>
    <mi>x</mi>
    <mo stretchy="false" form="postfix">)</mo>
    <mo>−</mo>
    <mi>ψ</mi>
    <mo stretchy="false" form="prefix">(</mo>
    <msub>
      <mi>x</mi>
      <mn>1</mn>
    </msub>
    <mo stretchy="false" form="postfix">)</mo>
    <mo stretchy="false" form="postfix">∥</mo>
  </mrow>
</math>
</file>

<file path=Formula-318/content.xml><?xml version="1.0" encoding="utf-8"?>
<math xmlns="http://www.w3.org/1998/Math/MathML" display="block">
  <mrow>
    <mo stretchy="false" form="postfix">∥</mo>
    <mi>ψ</mi>
    <mo stretchy="false" form="prefix">(</mo>
    <mi>x</mi>
    <mo stretchy="false" form="postfix">)</mo>
    <mo>−</mo>
    <mi>ψ</mi>
    <mo stretchy="false" form="prefix">(</mo>
    <msub>
      <mi>x</mi>
      <mn>1</mn>
    </msub>
    <mo stretchy="false" form="postfix">)</mo>
    <mo stretchy="false" form="postfix">∥</mo>
    <mo>≤</mo>
    <mi>α</mi>
    <mo stretchy="false" form="postfix">∥</mo>
    <mi>x</mi>
    <mo>−</mo>
    <msub>
      <mi>x</mi>
      <mn>1</mn>
    </msub>
    <mo stretchy="false" form="postfix">∥</mo>
    <mspace width="0.167em"/>
    <mrow>
      <mspace width="0.333em"/>
      <mtext mathvariant="normal"> avec </mtext>
      <mspace width="0.333em"/>
    </mrow>
    <mspace width="0.167em"/>
    <mi>α</mi>
    <mo>:=</mo>
    <mn>2</mn>
    <mo stretchy="false" form="postfix">∥</mo>
    <msup>
      <mi>Q</mi>
      <mrow>
        <mo>−</mo>
        <mn>1</mn>
      </mrow>
    </msup>
    <mi>P</mi>
    <mo stretchy="false" form="postfix">∥</mo>
    <mo>+</mo>
    <mn>1</mn>
    <mi>.</mi>
  </mrow>
</math>
</file>

<file path=Formula-32/content.xml><?xml version="1.0" encoding="utf-8"?>
<math xmlns="http://www.w3.org/1998/Math/MathML" display="inline">
  <mrow>
    <mi>y</mi>
    <mo>∈</mo>
    <mi>V</mi>
  </mrow>
</math>
</file>

<file path=Formula-320/content.xml><?xml version="1.0" encoding="utf-8"?>
<math xmlns="http://www.w3.org/1998/Math/MathML" display="block">
  <mrow>
    <mo stretchy="false" form="postfix">∥</mo>
    <mi>ψ</mi>
    <mo stretchy="false" form="prefix">(</mo>
    <mi>x</mi>
    <mo stretchy="false" form="postfix">)</mo>
    <mo>−</mo>
    <mi>ψ</mi>
    <mo stretchy="false" form="prefix">(</mo>
    <msub>
      <mi>x</mi>
      <mn>1</mn>
    </msub>
    <mo stretchy="false" form="postfix">)</mo>
    <mo>−</mo>
    <msup>
      <mi>Q</mi>
      <mrow>
        <mo>−</mo>
        <mn>1</mn>
      </mrow>
    </msup>
    <mo>⋅</mo>
    <mi>P</mi>
    <mo>⋅</mo>
    <mo stretchy="false" form="prefix">(</mo>
    <mi>x</mi>
    <mo>−</mo>
    <msub>
      <mi>x</mi>
      <mn>1</mn>
    </msub>
    <mo stretchy="false" form="postfix">)</mo>
    <mo stretchy="false" form="postfix">∥</mo>
    <mo>≤</mo>
    <mo stretchy="false" form="postfix">∥</mo>
    <mi>ε</mi>
    <msub>
      <mi>′</mi>
      <mi>x</mi>
    </msub>
    <mo stretchy="false" form="prefix">(</mo>
    <mi>x</mi>
    <mo>−</mo>
    <msub>
      <mi>x</mi>
      <mn>1</mn>
    </msub>
    <mo stretchy="false" form="postfix">)</mo>
    <mo stretchy="false" form="postfix">∥</mo>
    <mo>×</mo>
    <mo stretchy="false" form="postfix">∥</mo>
    <mi>x</mi>
    <mo>−</mo>
    <msub>
      <mi>x</mi>
      <mn>1</mn>
    </msub>
    <mo stretchy="false" form="postfix">∥</mo>
    <mi>.</mi>
  </mrow>
</math>
</file>

<file path=Formula-322/content.xml><?xml version="1.0" encoding="utf-8"?>
<math xmlns="http://www.w3.org/1998/Math/MathML" display="inline">
  <mrow>
    <mi>ε</mi>
    <msub>
      <mi>′</mi>
      <mi>x</mi>
    </msub>
  </mrow>
</math>
</file>

<file path=Formula-324/content.xml><?xml version="1.0" encoding="utf-8"?>
<math xmlns="http://www.w3.org/1998/Math/MathML" display="inline">
  <mrow>
    <mi>o</mi>
    <mo stretchy="false" form="prefix">(</mo>
    <mn>1</mn>
    <mo stretchy="false" form="postfix">)</mo>
  </mrow>
</math>
</file>

<file path=Formula-326/content.xml><?xml version="1.0" encoding="utf-8"?>
<math xmlns="http://www.w3.org/1998/Math/MathML" display="block">
  <mrow>
    <mi>ε</mi>
    <msub>
      <mi>′</mi>
      <mi>x</mi>
    </msub>
    <mo stretchy="false" form="prefix">(</mo>
    <mi>x</mi>
    <mo>−</mo>
    <msub>
      <mi>x</mi>
      <mn>1</mn>
    </msub>
    <mo stretchy="false" form="postfix">)</mo>
    <mo>:=</mo>
    <mo stretchy="false" form="prefix">(</mo>
    <mn>1</mn>
    <mo>+</mo>
    <mi>α</mi>
    <mo stretchy="false" form="postfix">)</mo>
    <mo>×</mo>
    <mo stretchy="false" form="postfix">∥</mo>
    <msup>
      <mi>Q</mi>
      <mrow>
        <mo>−</mo>
        <mn>1</mn>
      </mrow>
    </msup>
    <mo>⋅</mo>
    <mi>P</mi>
    <mo stretchy="false" form="postfix">∥</mo>
    <mo>×</mo>
    <mo stretchy="false" form="postfix">∥</mo>
    <msub>
      <mi>ε</mi>
      <mi>x</mi>
    </msub>
    <mo stretchy="false" form="prefix">(</mo>
    <mi>x</mi>
    <mo>−</mo>
    <msub>
      <mi>x</mi>
      <mn>1</mn>
    </msub>
    <mo stretchy="false" form="postfix">)</mo>
    <mo stretchy="false" form="postfix">∥</mo>
    <mo>,</mo>
  </mrow>
</math>
</file>

<file path=Formula-328/content.xml><?xml version="1.0" encoding="utf-8"?>
<math xmlns="http://www.w3.org/1998/Math/MathML" display="inline">
  <mi>ψ</mi>
</math>
</file>

<file path=Formula-330/content.xml><?xml version="1.0" encoding="utf-8"?>
<math xmlns="http://www.w3.org/1998/Math/MathML" display="inline">
  <msub>
    <mi>x</mi>
    <mn>1</mn>
  </msub>
</math>
</file>

<file path=Formula-332/content.xml><?xml version="1.0" encoding="utf-8"?>
<math xmlns="http://www.w3.org/1998/Math/MathML" display="inline">
  <mi>◼</mi>
</math>
</file>

<file path=Formula-334/content.xml><?xml version="1.0" encoding="utf-8"?>
<math xmlns="http://www.w3.org/1998/Math/MathML" display="inline">
  <mrow>
    <mi>f</mi>
    <mo>:</mo>
    <mi>U</mi>
    <mo>⊂</mo>
    <msup>
      <mstyle mathvariant="double-struck">
        <mi>ℝ</mi>
      </mstyle>
      <mi>n</mi>
    </msup>
    <mo>→</mo>
    <mi>V</mi>
    <mo>⊂</mo>
    <msup>
      <mstyle mathvariant="double-struck">
        <mi>ℝ</mi>
      </mstyle>
      <mi>n</mi>
    </msup>
  </mrow>
</math>
</file>

<file path=Formula-336/content.xml><?xml version="1.0" encoding="utf-8"?>
<math xmlns="http://www.w3.org/1998/Math/MathML" display="inline">
  <mi>U</mi>
</math>
</file>

<file path=Formula-338/content.xml><?xml version="1.0" encoding="utf-8"?>
<math xmlns="http://www.w3.org/1998/Math/MathML" display="inline">
  <mi>V</mi>
</math>
</file>

<file path=Formula-34/content.xml><?xml version="1.0" encoding="utf-8"?>
<math xmlns="http://www.w3.org/1998/Math/MathML" display="block">
  <mrow>
    <mi>f</mi>
    <mo stretchy="false" form="prefix">(</mo>
    <mi>x</mi>
    <mo>,</mo>
    <mi>y</mi>
    <mo stretchy="false" form="postfix">)</mo>
    <mo>=</mo>
    <mn>0</mn>
    <mspace width="0.278em"/>
    <mo>⇔</mo>
    <mspace width="0.278em"/>
    <mi>y</mi>
    <mo>=</mo>
    <mi>ψ</mi>
    <mo stretchy="false" form="prefix">(</mo>
    <mi>x</mi>
    <mo stretchy="false" form="postfix">)</mo>
    <mi>.</mi>
  </mrow>
</math>
</file>

<file path=Formula-340/content.xml><?xml version="1.0" encoding="utf-8"?>
<math xmlns="http://www.w3.org/1998/Math/MathML" display="inline">
  <msup>
    <mi>C</mi>
    <mn>1</mn>
  </msup>
</math>
</file>

<file path=Formula-342/content.xml><?xml version="1.0" encoding="utf-8"?>
<math xmlns="http://www.w3.org/1998/Math/MathML" display="inline">
  <mi>U</mi>
</math>
</file>

<file path=Formula-344/content.xml><?xml version="1.0" encoding="utf-8"?>
<math xmlns="http://www.w3.org/1998/Math/MathML" display="inline">
  <mi>V</mi>
</math>
</file>

<file path=Formula-346/content.xml><?xml version="1.0" encoding="utf-8"?>
<math xmlns="http://www.w3.org/1998/Math/MathML" display="inline">
  <mi>f</mi>
</math>
</file>

<file path=Formula-348/content.xml><?xml version="1.0" encoding="utf-8"?>
<math xmlns="http://www.w3.org/1998/Math/MathML" display="inline">
  <mi>f</mi>
</math>
</file>

<file path=Formula-350/content.xml><?xml version="1.0" encoding="utf-8"?>
<math xmlns="http://www.w3.org/1998/Math/MathML" display="inline">
  <msup>
    <mi>f</mi>
    <mrow>
      <mo>−</mo>
      <mn>1</mn>
    </mrow>
  </msup>
</math>
</file>

<file path=Formula-352/content.xml><?xml version="1.0" encoding="utf-8"?>
<math xmlns="http://www.w3.org/1998/Math/MathML" display="inline">
  <mrow>
    <mi>f</mi>
    <mo>:</mo>
    <mi>U</mi>
    <mo>→</mo>
    <mi>V</mi>
  </mrow>
</math>
</file>

<file path=Formula-354/content.xml><?xml version="1.0" encoding="utf-8"?>
<math xmlns="http://www.w3.org/1998/Math/MathML" display="inline">
  <msup>
    <mi>C</mi>
    <mn>1</mn>
  </msup>
</math>
</file>

<file path=Formula-356/content.xml><?xml version="1.0" encoding="utf-8"?>
<math xmlns="http://www.w3.org/1998/Math/MathML" display="inline">
  <mrow>
    <mi>d</mi>
    <mi>f</mi>
  </mrow>
</math>
</file>

<file path=Formula-358/content.xml><?xml version="1.0" encoding="utf-8"?>
<math xmlns="http://www.w3.org/1998/Math/MathML" display="inline">
  <mi>x</mi>
</math>
</file>

<file path=Formula-36/content.xml><?xml version="1.0" encoding="utf-8"?>
<math xmlns="http://www.w3.org/1998/Math/MathML" display="inline">
  <mi>ψ</mi>
</math>
</file>

<file path=Formula-360/content.xml><?xml version="1.0" encoding="utf-8"?>
<math xmlns="http://www.w3.org/1998/Math/MathML" display="inline">
  <mi>U</mi>
</math>
</file>

<file path=Formula-362/content.xml><?xml version="1.0" encoding="utf-8"?>
<math xmlns="http://www.w3.org/1998/Math/MathML" display="block">
  <mrow>
    <mo stretchy="false" form="prefix">(</mo>
    <mi>d</mi>
    <mi>f</mi>
    <mo stretchy="false" form="prefix">(</mo>
    <mi>x</mi>
    <mo stretchy="false" form="postfix">)</mo>
    <msup>
      <mo stretchy="false" form="postfix">)</mo>
      <mrow>
        <mo>−</mo>
        <mn>1</mn>
      </mrow>
    </msup>
    <mo>=</mo>
    <mi>d</mi>
    <msup>
      <mi>f</mi>
      <mrow>
        <mo>−</mo>
        <mn>1</mn>
      </mrow>
    </msup>
    <mo stretchy="false" form="prefix">(</mo>
    <mi>y</mi>
    <mo stretchy="false" form="postfix">)</mo>
    <mspace width="0.167em"/>
    <mrow>
      <mspace width="0.333em"/>
      <mtext mathvariant="normal"> où </mtext>
      <mspace width="0.333em"/>
    </mrow>
    <mspace width="0.167em"/>
    <mi>y</mi>
    <mo>=</mo>
    <mi>f</mi>
    <mo stretchy="false" form="prefix">(</mo>
    <mi>x</mi>
    <mo stretchy="false" form="postfix">)</mo>
    <mi>.</mi>
  </mrow>
</math>
</file>

<file path=Formula-364/content.xml><?xml version="1.0" encoding="utf-8"?>
<math xmlns="http://www.w3.org/1998/Math/MathML" display="inline">
  <mi>◼</mi>
</math>
</file>

<file path=Formula-366/content.xml><?xml version="1.0" encoding="utf-8"?>
<math xmlns="http://www.w3.org/1998/Math/MathML" display="inline">
  <mrow>
    <mi>f</mi>
    <mo>:</mo>
    <mi>U</mi>
    <mo>⊂</mo>
    <msup>
      <mstyle mathvariant="double-struck">
        <mi>ℝ</mi>
      </mstyle>
      <mi>n</mi>
    </msup>
    <mo>→</mo>
    <msup>
      <mstyle mathvariant="double-struck">
        <mi>ℝ</mi>
      </mstyle>
      <mi>n</mi>
    </msup>
  </mrow>
</math>
</file>

<file path=Formula-368/content.xml><?xml version="1.0" encoding="utf-8"?>
<math xmlns="http://www.w3.org/1998/Math/MathML" display="inline">
  <mi>U</mi>
</math>
</file>

<file path=Formula-370/content.xml><?xml version="1.0" encoding="utf-8"?>
<math xmlns="http://www.w3.org/1998/Math/MathML" display="inline">
  <mrow>
    <mi>d</mi>
    <mi>f</mi>
    <mo stretchy="false" form="prefix">(</mo>
    <mi>x</mi>
    <mo stretchy="false" form="postfix">)</mo>
  </mrow>
</math>
</file>

<file path=Formula-372/content.xml><?xml version="1.0" encoding="utf-8"?>
<math xmlns="http://www.w3.org/1998/Math/MathML" display="inline">
  <mi>x</mi>
</math>
</file>

<file path=Formula-374/content.xml><?xml version="1.0" encoding="utf-8"?>
<math xmlns="http://www.w3.org/1998/Math/MathML" display="inline">
  <mi>U</mi>
</math>
</file>

<file path=Formula-376/content.xml><?xml version="1.0" encoding="utf-8"?>
<math xmlns="http://www.w3.org/1998/Math/MathML" display="inline">
  <msub>
    <mi>x</mi>
    <mn>0</mn>
  </msub>
</math>
</file>

<file path=Formula-378/content.xml><?xml version="1.0" encoding="utf-8"?>
<math xmlns="http://www.w3.org/1998/Math/MathML" display="inline">
  <mi>U</mi>
</math>
</file>

<file path=Formula-38/content.xml><?xml version="1.0" encoding="utf-8"?>
<math xmlns="http://www.w3.org/1998/Math/MathML" display="inline">
  <mrow>
    <mi>x</mi>
    <mo>∈</mo>
    <mi>U</mi>
  </mrow>
</math>
</file>

<file path=Formula-380/content.xml><?xml version="1.0" encoding="utf-8"?>
<math xmlns="http://www.w3.org/1998/Math/MathML" display="inline">
  <mrow>
    <mi>V</mi>
    <mo>⊂</mo>
    <mi>U</mi>
  </mrow>
</math>
</file>

<file path=Formula-382/content.xml><?xml version="1.0" encoding="utf-8"?>
<math xmlns="http://www.w3.org/1998/Math/MathML" display="inline">
  <msub>
    <mi>x</mi>
    <mn>0</mn>
  </msub>
</math>
</file>

<file path=Formula-384/content.xml><?xml version="1.0" encoding="utf-8"?>
<math xmlns="http://www.w3.org/1998/Math/MathML" display="inline">
  <mrow>
    <mi>W</mi>
    <mo>=</mo>
    <mi>f</mi>
    <mo stretchy="false" form="prefix">(</mo>
    <mi>V</mi>
    <mo stretchy="false" form="postfix">)</mo>
  </mrow>
</math>
</file>

<file path=Formula-386/content.xml><?xml version="1.0" encoding="utf-8"?>
<math xmlns="http://www.w3.org/1998/Math/MathML" display="inline">
  <mi>f</mi>
</math>
</file>

<file path=Formula-388/content.xml><?xml version="1.0" encoding="utf-8"?>
<math xmlns="http://www.w3.org/1998/Math/MathML" display="inline">
  <mi>V</mi>
</math>
</file>

<file path=Formula-390/content.xml><?xml version="1.0" encoding="utf-8"?>
<math xmlns="http://www.w3.org/1998/Math/MathML" display="inline">
  <msup>
    <mi>C</mi>
    <mn>1</mn>
  </msup>
</math>
</file>

<file path=Formula-392/content.xml><?xml version="1.0" encoding="utf-8"?>
<math xmlns="http://www.w3.org/1998/Math/MathML" display="inline">
  <mi>V</mi>
</math>
</file>

<file path=Formula-394/content.xml><?xml version="1.0" encoding="utf-8"?>
<math xmlns="http://www.w3.org/1998/Math/MathML" display="inline">
  <mi>W</mi>
</math>
</file>

<file path=Formula-396/content.xml><?xml version="1.0" encoding="utf-8"?>
<math xmlns="http://www.w3.org/1998/Math/MathML" display="inline">
  <mrow>
    <mi>ϕ</mi>
    <mo>:</mo>
    <mi>U</mi>
    <mo>×</mo>
    <msup>
      <mstyle mathvariant="double-struck">
        <mi>ℝ</mi>
      </mstyle>
      <mi>n</mi>
    </msup>
    <mo>→</mo>
    <msup>
      <mstyle mathvariant="double-struck">
        <mi>ℝ</mi>
      </mstyle>
      <mi>n</mi>
    </msup>
  </mrow>
</math>
</file>

<file path=Formula-398/content.xml><?xml version="1.0" encoding="utf-8"?>
<math xmlns="http://www.w3.org/1998/Math/MathML" display="block">
  <mrow>
    <mi>ϕ</mi>
    <mo stretchy="false" form="prefix">(</mo>
    <mi>x</mi>
    <mo>,</mo>
    <mi>y</mi>
    <mo stretchy="false" form="postfix">)</mo>
    <mo>=</mo>
    <mi>f</mi>
    <mo stretchy="false" form="prefix">(</mo>
    <mi>x</mi>
    <mo stretchy="false" form="postfix">)</mo>
    <mo>−</mo>
    <mi>y</mi>
    <mi>.</mi>
  </mrow>
</math>
</file>

<file path=Formula-4/content.xml><?xml version="1.0" encoding="utf-8"?>
<math xmlns="http://www.w3.org/1998/Math/MathML" display="inline">
  <mrow>
    <msup>
      <mstyle mathvariant="double-struck">
        <mi>ℝ</mi>
      </mstyle>
      <mi>n</mi>
    </msup>
    <mo>×</mo>
    <msup>
      <mstyle mathvariant="double-struck">
        <mi>ℝ</mi>
      </mstyle>
      <mi>m</mi>
    </msup>
  </mrow>
</math>
</file>

<file path=Formula-40/content.xml><?xml version="1.0" encoding="utf-8"?>
<math xmlns="http://www.w3.org/1998/Math/MathML" display="block">
  <mrow>
    <mi>d</mi>
    <mi>ψ</mi>
    <mo stretchy="false" form="prefix">(</mo>
    <mi>x</mi>
    <mo stretchy="false" form="postfix">)</mo>
    <mo>=</mo>
    <mo>−</mo>
    <mo stretchy="false" form="prefix">(</mo>
    <msub>
      <mi>∂</mi>
      <mi>y</mi>
    </msub>
    <mi>f</mi>
    <mo stretchy="false" form="prefix">(</mo>
    <mi>x</mi>
    <mo>,</mo>
    <mi>y</mi>
    <mo stretchy="false" form="postfix">)</mo>
    <msup>
      <mo stretchy="false" form="postfix">)</mo>
      <mrow>
        <mo>−</mo>
        <mn>1</mn>
      </mrow>
    </msup>
    <mo>⋅</mo>
    <msub>
      <mi>∂</mi>
      <mi>x</mi>
    </msub>
    <mi>f</mi>
    <mo stretchy="false" form="prefix">(</mo>
    <mi>x</mi>
    <mo>,</mo>
    <mi>y</mi>
    <mo stretchy="false" form="postfix">)</mo>
    <mspace width="0.167em"/>
    <mrow>
      <mspace width="0.333em"/>
      <mtext mathvariant="normal"> où </mtext>
      <mspace width="0.333em"/>
    </mrow>
    <mspace width="0.167em"/>
    <mi>y</mi>
    <mo>=</mo>
    <mi>ψ</mi>
    <mo stretchy="false" form="prefix">(</mo>
    <mi>x</mi>
    <mo stretchy="false" form="postfix">)</mo>
    <mi>.</mi>
  </mrow>
</math>
</file>

<file path=Formula-400/content.xml><?xml version="1.0" encoding="utf-8"?>
<math xmlns="http://www.w3.org/1998/Math/MathML" display="inline">
  <mrow>
    <mi>ϕ</mi>
    <mo stretchy="false" form="prefix">(</mo>
    <mi>x</mi>
    <mo>,</mo>
    <mi>y</mi>
    <mo stretchy="false" form="postfix">)</mo>
    <mo>=</mo>
    <mn>0</mn>
  </mrow>
</math>
</file>

<file path=Formula-402/content.xml><?xml version="1.0" encoding="utf-8"?>
<math xmlns="http://www.w3.org/1998/Math/MathML" display="inline">
  <mrow>
    <mi>f</mi>
    <mo stretchy="false" form="prefix">(</mo>
    <mi>x</mi>
    <mo stretchy="false" form="postfix">)</mo>
    <mo>=</mo>
    <mi>y</mi>
  </mrow>
</math>
</file>

<file path=Formula-404/content.xml><?xml version="1.0" encoding="utf-8"?>
<math xmlns="http://www.w3.org/1998/Math/MathML" display="inline">
  <mi>ϕ</mi>
</math>
</file>

<file path=Formula-406/content.xml><?xml version="1.0" encoding="utf-8"?>
<math xmlns="http://www.w3.org/1998/Math/MathML" display="inline">
  <mrow>
    <msub>
      <mi>∂</mi>
      <mi>x</mi>
    </msub>
    <mi>ϕ</mi>
    <mo stretchy="false" form="prefix">(</mo>
    <mi>x</mi>
    <mo>,</mo>
    <mi>y</mi>
    <mo stretchy="false" form="postfix">)</mo>
    <mo>=</mo>
    <mi>d</mi>
    <mi>f</mi>
    <mo stretchy="false" form="prefix">(</mo>
    <mi>x</mi>
    <mo stretchy="false" form="postfix">)</mo>
  </mrow>
</math>
</file>

<file path=Formula-408/content.xml><?xml version="1.0" encoding="utf-8"?>
<math xmlns="http://www.w3.org/1998/Math/MathML" display="inline">
  <mrow>
    <mo stretchy="false" form="prefix">(</mo>
    <msub>
      <mi>x</mi>
      <mn>0</mn>
    </msub>
    <mo>,</mo>
    <mi>f</mi>
    <mo stretchy="false" form="prefix">(</mo>
    <msub>
      <mi>x</mi>
      <mn>0</mn>
    </msub>
    <mo stretchy="false" form="postfix">)</mo>
    <mo stretchy="false" form="postfix">)</mo>
  </mrow>
</math>
</file>

<file path=Formula-410/content.xml><?xml version="1.0" encoding="utf-8"?>
<math xmlns="http://www.w3.org/1998/Math/MathML" display="inline">
  <mi>A</mi>
</math>
</file>

<file path=Formula-412/content.xml><?xml version="1.0" encoding="utf-8"?>
<math xmlns="http://www.w3.org/1998/Math/MathML" display="inline">
  <mi>B</mi>
</math>
</file>

<file path=Formula-414/content.xml><?xml version="1.0" encoding="utf-8"?>
<math xmlns="http://www.w3.org/1998/Math/MathML" display="inline">
  <msub>
    <mi>x</mi>
    <mn>0</mn>
  </msub>
</math>
</file>

<file path=Formula-416/content.xml><?xml version="1.0" encoding="utf-8"?>
<math xmlns="http://www.w3.org/1998/Math/MathML" display="inline">
  <mrow>
    <mi>f</mi>
    <mo stretchy="false" form="prefix">(</mo>
    <msub>
      <mi>x</mi>
      <mn>0</mn>
    </msub>
    <mo stretchy="false" form="postfix">)</mo>
  </mrow>
</math>
</file>

<file path=Formula-418/content.xml><?xml version="1.0" encoding="utf-8"?>
<math xmlns="http://www.w3.org/1998/Math/MathML" display="inline">
  <mrow>
    <mi>A</mi>
    <mo>×</mo>
    <mi>B</mi>
    <mo>⊂</mo>
    <mi>U</mi>
    <mo>×</mo>
    <msup>
      <mstyle mathvariant="double-struck">
        <mi>ℝ</mi>
      </mstyle>
      <mi>n</mi>
    </msup>
  </mrow>
</math>
</file>

<file path=Formula-42/content.xml><?xml version="1.0" encoding="utf-8"?>
<math xmlns="http://www.w3.org/1998/Math/MathML" display="inline">
  <mrow>
    <msub>
      <mi>∂</mi>
      <mi>y</mi>
    </msub>
    <mi>f</mi>
  </mrow>
</math>
</file>

<file path=Formula-420/content.xml><?xml version="1.0" encoding="utf-8"?>
<math xmlns="http://www.w3.org/1998/Math/MathML" display="inline">
  <mrow>
    <mi>ψ</mi>
    <mo>:</mo>
    <mi>B</mi>
    <mo>→</mo>
    <msup>
      <mstyle mathvariant="double-struck">
        <mi>ℝ</mi>
      </mstyle>
      <mi>m</mi>
    </msup>
  </mrow>
</math>
</file>

<file path=Formula-422/content.xml><?xml version="1.0" encoding="utf-8"?>
<math xmlns="http://www.w3.org/1998/Math/MathML" display="inline">
  <mrow>
    <mo stretchy="false" form="prefix">(</mo>
    <mi>x</mi>
    <mo>,</mo>
    <mi>y</mi>
    <mo stretchy="false" form="postfix">)</mo>
    <mo>∈</mo>
    <mi>A</mi>
    <mo>×</mo>
    <mi>B</mi>
  </mrow>
</math>
</file>

<file path=Formula-424/content.xml><?xml version="1.0" encoding="utf-8"?>
<math xmlns="http://www.w3.org/1998/Math/MathML" display="block">
  <mrow>
    <mi>f</mi>
    <mo stretchy="false" form="prefix">(</mo>
    <mi>x</mi>
    <mo stretchy="false" form="postfix">)</mo>
    <mo>=</mo>
    <mi>y</mi>
    <mspace width="0.278em"/>
    <mo>⇔</mo>
    <mspace width="0.278em"/>
    <mi>x</mi>
    <mo>=</mo>
    <mi>ψ</mi>
    <mo stretchy="false" form="prefix">(</mo>
    <mi>y</mi>
    <mo stretchy="false" form="postfix">)</mo>
    <mi>.</mi>
  </mrow>
</math>
</file>

<file path=Formula-426/content.xml><?xml version="1.0" encoding="utf-8"?>
<math xmlns="http://www.w3.org/1998/Math/MathML" display="inline">
  <mi>f</mi>
</math>
</file>

<file path=Formula-428/content.xml><?xml version="1.0" encoding="utf-8"?>
<math xmlns="http://www.w3.org/1998/Math/MathML" display="inline">
  <mrow>
    <mi>A</mi>
    <mi>′</mi>
    <mo>=</mo>
    <mi>A</mi>
    <mo>∩</mo>
    <msup>
      <mi>f</mi>
      <mrow>
        <mo>−</mo>
        <mn>1</mn>
      </mrow>
    </msup>
    <mo stretchy="false" form="prefix">(</mo>
    <mi>B</mi>
    <mo stretchy="false" form="postfix">)</mo>
  </mrow>
</math>
</file>

<file path=Formula-430/content.xml><?xml version="1.0" encoding="utf-8"?>
<math xmlns="http://www.w3.org/1998/Math/MathML" display="inline">
  <mi>A</mi>
</math>
</file>

<file path=Formula-432/content.xml><?xml version="1.0" encoding="utf-8"?>
<math xmlns="http://www.w3.org/1998/Math/MathML" display="inline">
  <mrow>
    <mi>x</mi>
    <mo>∈</mo>
    <mi>A</mi>
    <mi>′</mi>
    <mo>↦</mo>
    <mi>f</mi>
    <mo stretchy="false" form="prefix">(</mo>
    <mi>x</mi>
    <mo stretchy="false" form="postfix">)</mo>
    <mo>∈</mo>
    <mi>B</mi>
  </mrow>
</math>
</file>

<file path=Formula-434/content.xml><?xml version="1.0" encoding="utf-8"?>
<math xmlns="http://www.w3.org/1998/Math/MathML" display="inline">
  <mrow>
    <mi>y</mi>
    <mo>∈</mo>
    <mi>B</mi>
    <mo>↦</mo>
    <mi>ψ</mi>
    <mo stretchy="false" form="prefix">(</mo>
    <mi>y</mi>
    <mo stretchy="false" form="postfix">)</mo>
    <mo>∈</mo>
    <mi>A</mi>
    <mi>′</mi>
  </mrow>
</math>
</file>

<file path=Formula-436/content.xml><?xml version="1.0" encoding="utf-8"?>
<math xmlns="http://www.w3.org/1998/Math/MathML" display="inline">
  <msup>
    <mi>C</mi>
    <mn>1</mn>
  </msup>
</math>
</file>

<file path=Formula-438/content.xml><?xml version="1.0" encoding="utf-8"?>
<math xmlns="http://www.w3.org/1998/Math/MathML" display="inline">
  <mrow>
    <mi>A</mi>
    <mi>′</mi>
  </mrow>
</math>
</file>

<file path=Formula-44/content.xml><?xml version="1.0" encoding="utf-8"?>
<math xmlns="http://www.w3.org/1998/Math/MathML" display="inline">
  <mrow>
    <mo stretchy="false" form="prefix">(</mo>
    <msub>
      <mi>x</mi>
      <mn>0</mn>
    </msub>
    <mo>,</mo>
    <msub>
      <mi>y</mi>
      <mn>0</mn>
    </msub>
    <mo stretchy="false" form="postfix">)</mo>
  </mrow>
</math>
</file>

<file path=Formula-440/content.xml><?xml version="1.0" encoding="utf-8"?>
<math xmlns="http://www.w3.org/1998/Math/MathML" display="inline">
  <mi>B</mi>
</math>
</file>

<file path=Formula-442/content.xml><?xml version="1.0" encoding="utf-8"?>
<math xmlns="http://www.w3.org/1998/Math/MathML" display="inline">
  <mi>◼</mi>
</math>
</file>

<file path=Formula-444/content.xml><?xml version="1.0" encoding="utf-8"?>
<math xmlns="http://www.w3.org/1998/Math/MathML" display="inline">
  <mrow>
    <mo stretchy="false" form="prefix">[</mo>
    <mo>cos</mo>
    <mo stretchy="false" form="prefix">(</mo>
    <mo stretchy="false" form="prefix">[</mo>
    <mi>x</mi>
    <mo stretchy="false" form="postfix">]</mo>
    <mo stretchy="false" form="postfix">)</mo>
    <mo stretchy="false" form="postfix">]</mo>
  </mrow>
</math>
</file>

<file path=Formula-446/content.xml><?xml version="1.0" encoding="utf-8"?>
<math xmlns="http://www.w3.org/1998/Math/MathML" display="inline">
  <mi>U</mi>
</math>
</file>

<file path=Formula-448/content.xml><?xml version="1.0" encoding="utf-8"?>
<math xmlns="http://www.w3.org/1998/Math/MathML" display="inline">
  <msup>
    <mstyle mathvariant="double-struck">
      <mi>ℝ</mi>
    </mstyle>
    <mi>n</mi>
  </msup>
</math>
</file>

<file path=Formula-450/content.xml><?xml version="1.0" encoding="utf-8"?>
<math xmlns="http://www.w3.org/1998/Math/MathML" display="inline">
  <mrow>
    <mi>T</mi>
    <mo>:</mo>
    <mi>U</mi>
    <mo>⊂</mo>
    <msup>
      <mstyle mathvariant="double-struck">
        <mi>ℝ</mi>
      </mstyle>
      <mi>n</mi>
    </msup>
    <mo>→</mo>
    <msup>
      <mstyle mathvariant="double-struck">
        <mi>ℝ</mi>
      </mstyle>
      <mi>n</mi>
    </msup>
  </mrow>
</math>
</file>

<file path=Formula-452/content.xml><?xml version="1.0" encoding="utf-8"?>
<math xmlns="http://www.w3.org/1998/Math/MathML" display="inline">
  <mi>T</mi>
</math>
</file>

<file path=Formula-454/content.xml><?xml version="1.0" encoding="utf-8"?>
<math xmlns="http://www.w3.org/1998/Math/MathML" display="inline">
  <mrow>
    <mi>T</mi>
    <mo>=</mo>
    <mi>I</mi>
    <mo>+</mo>
    <mi>H</mi>
  </mrow>
</math>
</file>

<file path=Formula-456/content.xml><?xml version="1.0" encoding="utf-8"?>
<math xmlns="http://www.w3.org/1998/Math/MathML" display="inline">
  <mi>H</mi>
</math>
</file>

<file path=Formula-458/content.xml><?xml version="1.0" encoding="utf-8"?>
<math xmlns="http://www.w3.org/1998/Math/MathML" display="block">
  <mrow>
    <munder>
      <mo>sup</mo>
      <mrow>
        <mi>x</mi>
        <mo>∈</mo>
        <mi>U</mi>
      </mrow>
    </munder>
    <mo stretchy="false" form="postfix">∥</mo>
    <mi>d</mi>
    <mi>H</mi>
    <mo stretchy="false" form="prefix">(</mo>
    <mi>x</mi>
    <mo stretchy="false" form="postfix">)</mo>
    <mo stretchy="false" form="postfix">∥</mo>
    <mo>:=</mo>
    <mi>κ</mi>
    <mo>&lt;</mo>
    <mn>1</mn>
    <mi>.</mi>
  </mrow>
</math>
</file>

<file path=Formula-46/content.xml><?xml version="1.0" encoding="utf-8"?>
<math xmlns="http://www.w3.org/1998/Math/MathML" display="inline">
  <mi>W</mi>
</math>
</file>

<file path=Formula-460/content.xml><?xml version="1.0" encoding="utf-8"?>
<math xmlns="http://www.w3.org/1998/Math/MathML" display="inline">
  <mi>T</mi>
</math>
</file>

<file path=Formula-462/content.xml><?xml version="1.0" encoding="utf-8"?>
<math xmlns="http://www.w3.org/1998/Math/MathML" display="inline">
  <mi>T</mi>
</math>
</file>

<file path=Formula-464/content.xml><?xml version="1.0" encoding="utf-8"?>
<math xmlns="http://www.w3.org/1998/Math/MathML" display="inline">
  <mrow>
    <mi>V</mi>
    <mo>=</mo>
    <mi>T</mi>
    <mo stretchy="false" form="prefix">(</mo>
    <mi>U</mi>
    <mo stretchy="false" form="postfix">)</mo>
  </mrow>
</math>
</file>

<file path=Formula-466/content.xml><?xml version="1.0" encoding="utf-8"?>
<math xmlns="http://www.w3.org/1998/Math/MathML" display="inline">
  <mi>T</mi>
</math>
</file>

<file path=Formula-468/content.xml><?xml version="1.0" encoding="utf-8"?>
<math xmlns="http://www.w3.org/1998/Math/MathML" display="inline">
  <mi>U</mi>
</math>
</file>

<file path=Formula-470/content.xml><?xml version="1.0" encoding="utf-8"?>
<math xmlns="http://www.w3.org/1998/Math/MathML" display="inline">
  <mi>V</mi>
</math>
</file>

<file path=Formula-472/content.xml><?xml version="1.0" encoding="utf-8"?>
<math xmlns="http://www.w3.org/1998/Math/MathML" display="inline">
  <mi>x</mi>
</math>
</file>

<file path=Formula-474/content.xml><?xml version="1.0" encoding="utf-8"?>
<math xmlns="http://www.w3.org/1998/Math/MathML" display="inline">
  <mi>y</mi>
</math>
</file>

<file path=Formula-476/content.xml><?xml version="1.0" encoding="utf-8"?>
<math xmlns="http://www.w3.org/1998/Math/MathML" display="inline">
  <mi>U</mi>
</math>
</file>

<file path=Formula-478/content.xml><?xml version="1.0" encoding="utf-8"?>
<math xmlns="http://www.w3.org/1998/Math/MathML" display="inline">
  <mrow>
    <mo stretchy="false" form="prefix">[</mo>
    <mi>x</mi>
    <mo>,</mo>
    <mi>y</mi>
    <mo stretchy="false" form="postfix">]</mo>
    <mo>⊂</mo>
    <mi>U</mi>
  </mrow>
</math>
</file>

<file path=Formula-48/content.xml><?xml version="1.0" encoding="utf-8"?>
<math xmlns="http://www.w3.org/1998/Math/MathML" display="inline">
  <mrow>
    <mi>A</mi>
    <mo>:</mo>
    <msup>
      <mstyle mathvariant="double-struck">
        <mi>ℝ</mi>
      </mstyle>
      <mi>m</mi>
    </msup>
    <mo>→</mo>
    <msup>
      <mstyle mathvariant="double-struck">
        <mi>ℝ</mi>
      </mstyle>
      <mi>m</mi>
    </msup>
  </mrow>
</math>
</file>

<file path=Formula-480/content.xml><?xml version="1.0" encoding="utf-8"?>
<math xmlns="http://www.w3.org/1998/Math/MathML" display="block">
  <mrow>
    <mo stretchy="false" form="postfix">∥</mo>
    <mi>H</mi>
    <mo stretchy="false" form="prefix">(</mo>
    <mi>x</mi>
    <mo stretchy="false" form="postfix">)</mo>
    <mo>−</mo>
    <mi>H</mi>
    <mo stretchy="false" form="prefix">(</mo>
    <mi>y</mi>
    <mo stretchy="false" form="postfix">)</mo>
    <mo stretchy="false" form="postfix">∥</mo>
    <mo>≤</mo>
    <mi>κ</mi>
    <mo stretchy="false" form="postfix">∥</mo>
    <mi>x</mi>
    <mo>−</mo>
    <mi>y</mi>
    <mo stretchy="false" form="postfix">∥</mo>
    <mi>.</mi>
  </mrow>
</math>
</file>

<file path=Formula-482/content.xml><?xml version="1.0" encoding="utf-8"?>
<math xmlns="http://www.w3.org/1998/Math/MathML" display="block">
  <mtable>
    <mtr>
      <mtd columnalign="right">
        <mo stretchy="false" form="postfix">∥</mo>
        <mi>T</mi>
        <mo stretchy="false" form="prefix">(</mo>
        <mi>x</mi>
        <mo stretchy="false" form="postfix">)</mo>
        <mo>−</mo>
        <mi>T</mi>
        <mo stretchy="false" form="prefix">(</mo>
        <mi>y</mi>
        <mo stretchy="false" form="postfix">)</mo>
        <mo stretchy="false" form="postfix">∥</mo>
      </mtd>
      <mtd columnalign="left">
        <mo>=</mo>
        <mo stretchy="false" form="postfix">∥</mo>
        <mi>x</mi>
        <mo>+</mo>
        <mi>H</mi>
        <mo stretchy="false" form="prefix">(</mo>
        <mi>x</mi>
        <mo stretchy="false" form="postfix">)</mo>
        <mo>−</mo>
        <mo stretchy="false" form="prefix">(</mo>
        <mi>y</mi>
        <mo>+</mo>
        <mi>H</mi>
        <mo stretchy="false" form="prefix">(</mo>
        <mi>y</mi>
        <mo stretchy="false" form="postfix">)</mo>
        <mo stretchy="false" form="postfix">)</mo>
        <mo stretchy="false" form="postfix">∥</mo>
      </mtd>
    </mtr>
    <mtr>
      <mtd columnalign="right"/>
      <mtd columnalign="left">
        <mo>≥</mo>
        <mo stretchy="false" form="postfix">∥</mo>
        <mi>x</mi>
        <mo>−</mo>
        <mi>y</mi>
        <mo stretchy="false" form="postfix">∥</mo>
        <mo>−</mo>
        <mo stretchy="false" form="postfix">∥</mo>
        <mi>H</mi>
        <mo stretchy="false" form="prefix">(</mo>
        <mi>x</mi>
        <mo stretchy="false" form="postfix">)</mo>
        <mo>−</mo>
        <mi>H</mi>
        <mo stretchy="false" form="prefix">(</mo>
        <mi>y</mi>
        <mo stretchy="false" form="postfix">)</mo>
        <mo stretchy="false" form="postfix">∥</mo>
      </mtd>
    </mtr>
    <mtr>
      <mtd columnalign="right"/>
      <mtd columnalign="left">
        <mo>≥</mo>
        <mo stretchy="false" form="prefix">(</mo>
        <mn>1</mn>
        <mo>−</mo>
        <mi>κ</mi>
        <mo stretchy="false" form="postfix">)</mo>
        <mo stretchy="false" form="postfix">∥</mo>
        <mi>x</mi>
        <mo>−</mo>
        <mi>y</mi>
        <mo stretchy="false" form="postfix">∥</mo>
      </mtd>
    </mtr>
  </mtable>
</math>
</file>

<file path=Formula-484/content.xml><?xml version="1.0" encoding="utf-8"?>
<math xmlns="http://www.w3.org/1998/Math/MathML" display="inline">
  <mrow>
    <mi>T</mi>
    <mo stretchy="false" form="prefix">(</mo>
    <mi>x</mi>
    <mo stretchy="false" form="postfix">)</mo>
    <mo>=</mo>
    <mi>T</mi>
    <mo stretchy="false" form="prefix">(</mo>
    <mi>y</mi>
    <mo stretchy="false" form="postfix">)</mo>
  </mrow>
</math>
</file>

<file path=Formula-486/content.xml><?xml version="1.0" encoding="utf-8"?>
<math xmlns="http://www.w3.org/1998/Math/MathML" display="inline">
  <mrow>
    <mi>x</mi>
    <mo>=</mo>
    <mi>y</mi>
  </mrow>
</math>
</file>

<file path=Formula-488/content.xml><?xml version="1.0" encoding="utf-8"?>
<math xmlns="http://www.w3.org/1998/Math/MathML" display="inline">
  <mi>T</mi>
</math>
</file>

<file path=Formula-490/content.xml><?xml version="1.0" encoding="utf-8"?>
<math xmlns="http://www.w3.org/1998/Math/MathML" display="inline">
  <mrow>
    <mi>d</mi>
    <mi>T</mi>
    <mo stretchy="false" form="prefix">(</mo>
    <mi>x</mi>
    <mo stretchy="false" form="postfix">)</mo>
  </mrow>
</math>
</file>

<file path=Formula-492/content.xml><?xml version="1.0" encoding="utf-8"?>
<math xmlns="http://www.w3.org/1998/Math/MathML" display="inline">
  <mi>T</mi>
</math>
</file>

<file path=Formula-494/content.xml><?xml version="1.0" encoding="utf-8"?>
<math xmlns="http://www.w3.org/1998/Math/MathML" display="inline">
  <mi>x</mi>
</math>
</file>

<file path=Formula-496/content.xml><?xml version="1.0" encoding="utf-8"?>
<math xmlns="http://www.w3.org/1998/Math/MathML" display="inline">
  <msup>
    <mstyle mathvariant="double-struck">
      <mi>ℝ</mi>
    </mstyle>
    <mi>n</mi>
  </msup>
</math>
</file>

<file path=Formula-498/content.xml><?xml version="1.0" encoding="utf-8"?>
<math xmlns="http://www.w3.org/1998/Math/MathML" display="inline">
  <msup>
    <mstyle mathvariant="double-struck">
      <mi>ℝ</mi>
    </mstyle>
    <mi>n</mi>
  </msup>
</math>
</file>

<file path=Formula-50/content.xml><?xml version="1.0" encoding="utf-8"?>
<math xmlns="http://www.w3.org/1998/Math/MathML" display="inline">
  <msup>
    <mi>A</mi>
    <mrow>
      <mo>−</mo>
      <mn>1</mn>
    </mrow>
  </msup>
</math>
</file>

<file path=Formula-500/content.xml><?xml version="1.0" encoding="utf-8"?>
<math xmlns="http://www.w3.org/1998/Math/MathML" display="block">
  <mrow>
    <mi>d</mi>
    <mi>T</mi>
    <mo stretchy="false" form="prefix">(</mo>
    <mi>x</mi>
    <mo stretchy="false" form="postfix">)</mo>
    <mo>=</mo>
    <mi>I</mi>
    <mo>+</mo>
    <mi>d</mi>
    <mi>H</mi>
    <mo stretchy="false" form="prefix">(</mo>
    <mi>x</mi>
    <mo stretchy="false" form="postfix">)</mo>
    <mi>.</mi>
  </mrow>
</math>
</file>

<file path=Formula-502/content.xml><?xml version="1.0" encoding="utf-8"?>
<math xmlns="http://www.w3.org/1998/Math/MathML" display="inline">
  <msup>
    <mstyle mathvariant="double-struck">
      <mi>ℝ</mi>
    </mstyle>
    <mi>n</mi>
  </msup>
</math>
</file>

<file path=Formula-504/content.xml><?xml version="1.0" encoding="utf-8"?>
<math xmlns="http://www.w3.org/1998/Math/MathML" display="inline">
  <mrow>
    <mi>h</mi>
    <mo>↦</mo>
    <mi>d</mi>
    <mi>H</mi>
    <mo stretchy="false" form="prefix">(</mo>
    <mi>x</mi>
    <mo stretchy="false" form="postfix">)</mo>
    <mo>⋅</mo>
    <mi>h</mi>
  </mrow>
</math>
</file>

<file path=Formula-506/content.xml><?xml version="1.0" encoding="utf-8"?>
<math xmlns="http://www.w3.org/1998/Math/MathML" display="inline">
  <mi>y</mi>
</math>
</file>

<file path=Formula-508/content.xml><?xml version="1.0" encoding="utf-8"?>
<math xmlns="http://www.w3.org/1998/Math/MathML" display="inline">
  <msup>
    <mstyle mathvariant="double-struck">
      <mi>ℝ</mi>
    </mstyle>
    <mi>n</mi>
  </msup>
</math>
</file>

<file path=Formula-510/content.xml><?xml version="1.0" encoding="utf-8"?>
<math xmlns="http://www.w3.org/1998/Math/MathML" display="inline">
  <mrow>
    <mi>d</mi>
    <mi>H</mi>
    <mo stretchy="false" form="prefix">(</mo>
    <mi>x</mi>
    <mo stretchy="false" form="postfix">)</mo>
  </mrow>
</math>
</file>

<file path=Formula-512/content.xml><?xml version="1.0" encoding="utf-8"?>
<math xmlns="http://www.w3.org/1998/Math/MathML" display="inline">
  <mrow>
    <mi>h</mi>
    <mo>↦</mo>
    <mi>d</mi>
    <mi>T</mi>
    <mo stretchy="false" form="prefix">(</mo>
    <mi>x</mi>
    <mo stretchy="false" form="postfix">)</mo>
    <mo>⋅</mo>
    <mi>h</mi>
  </mrow>
</math>
</file>

<file path=Formula-514/content.xml><?xml version="1.0" encoding="utf-8"?>
<math xmlns="http://www.w3.org/1998/Math/MathML" display="inline">
  <msup>
    <mstyle mathvariant="double-struck">
      <mi>ℝ</mi>
    </mstyle>
    <mi>n</mi>
  </msup>
</math>
</file>

<file path=Formula-516/content.xml><?xml version="1.0" encoding="utf-8"?>
<math xmlns="http://www.w3.org/1998/Math/MathML" display="inline">
  <msup>
    <mstyle mathvariant="double-struck">
      <mi>ℝ</mi>
    </mstyle>
    <mi>n</mi>
  </msup>
</math>
</file>

<file path=Formula-518/content.xml><?xml version="1.0" encoding="utf-8"?>
<math xmlns="http://www.w3.org/1998/Math/MathML" display="inline">
  <mi>x</mi>
</math>
</file>

<file path=Formula-52/content.xml><?xml version="1.0" encoding="utf-8"?>
<math xmlns="http://www.w3.org/1998/Math/MathML" display="inline">
  <mrow>
    <msup>
      <mstyle mathvariant="double-struck">
        <mi>ℝ</mi>
      </mstyle>
      <mi>m</mi>
    </msup>
    <mo>→</mo>
    <msup>
      <mstyle mathvariant="double-struck">
        <mi>ℝ</mi>
      </mstyle>
      <mi>m</mi>
    </msup>
  </mrow>
</math>
</file>

<file path=Formula-520/content.xml><?xml version="1.0" encoding="utf-8"?>
<math xmlns="http://www.w3.org/1998/Math/MathML" display="inline">
  <mi>U</mi>
</math>
</file>

<file path=Formula-522/content.xml><?xml version="1.0" encoding="utf-8"?>
<math xmlns="http://www.w3.org/1998/Math/MathML" display="inline">
  <mi>f</mi>
</math>
</file>

<file path=Formula-524/content.xml><?xml version="1.0" encoding="utf-8"?>
<math xmlns="http://www.w3.org/1998/Math/MathML" display="inline">
  <msub>
    <mi>V</mi>
    <mi>x</mi>
  </msub>
</math>
</file>

<file path=Formula-526/content.xml><?xml version="1.0" encoding="utf-8"?>
<math xmlns="http://www.w3.org/1998/Math/MathML" display="inline">
  <mi>x</mi>
</math>
</file>

<file path=Formula-528/content.xml><?xml version="1.0" encoding="utf-8"?>
<math xmlns="http://www.w3.org/1998/Math/MathML" display="inline">
  <mrow>
    <msub>
      <mi>W</mi>
      <mi>x</mi>
    </msub>
    <mo>=</mo>
    <mi>f</mi>
    <mo stretchy="false" form="prefix">(</mo>
    <msub>
      <mi>V</mi>
      <mi>x</mi>
    </msub>
    <mo stretchy="false" form="postfix">)</mo>
  </mrow>
</math>
</file>

<file path=Formula-530/content.xml><?xml version="1.0" encoding="utf-8"?>
<math xmlns="http://www.w3.org/1998/Math/MathML" display="block">
  <mrow>
    <mi>f</mi>
    <mo stretchy="false" form="prefix">(</mo>
    <mi>U</mi>
    <mo stretchy="false" form="postfix">)</mo>
    <mo>=</mo>
    <mi>f</mi>
    <mrow>
      <mo stretchy="true" form="prefix">(</mo>
      <munder>
        <mo>⋃</mo>
        <mrow>
          <mi>x</mi>
          <mo>∈</mo>
          <mi>U</mi>
        </mrow>
      </munder>
      <msub>
        <mi>V</mi>
        <mi>x</mi>
      </msub>
      <mo stretchy="true" form="postfix">)</mo>
    </mrow>
    <mo>=</mo>
    <munder>
      <mo>⋃</mo>
      <mrow>
        <mi>x</mi>
        <mo>∈</mo>
        <mi>U</mi>
      </mrow>
    </munder>
    <mi>f</mi>
    <mo stretchy="false" form="prefix">(</mo>
    <msub>
      <mi>V</mi>
      <mi>x</mi>
    </msub>
    <mo stretchy="false" form="postfix">)</mo>
  </mrow>
</math>
</file>

<file path=Formula-532/content.xml><?xml version="1.0" encoding="utf-8"?>
<math xmlns="http://www.w3.org/1998/Math/MathML" display="inline">
  <mrow>
    <mi>f</mi>
    <mo stretchy="false" form="prefix">(</mo>
    <mi>U</mi>
    <mo stretchy="false" form="postfix">)</mo>
  </mrow>
</math>
</file>

<file path=Formula-534/content.xml><?xml version="1.0" encoding="utf-8"?>
<math xmlns="http://www.w3.org/1998/Math/MathML" display="inline">
  <mi>f</mi>
</math>
</file>

<file path=Formula-536/content.xml><?xml version="1.0" encoding="utf-8"?>
<math xmlns="http://www.w3.org/1998/Math/MathML" display="inline">
  <mi>U</mi>
</math>
</file>

<file path=Formula-538/content.xml><?xml version="1.0" encoding="utf-8"?>
<math xmlns="http://www.w3.org/1998/Math/MathML" display="inline">
  <mrow>
    <mi>f</mi>
    <mo stretchy="false" form="prefix">(</mo>
    <mi>U</mi>
    <mo stretchy="false" form="postfix">)</mo>
  </mrow>
</math>
</file>

<file path=Formula-54/content.xml><?xml version="1.0" encoding="utf-8"?>
<math xmlns="http://www.w3.org/1998/Math/MathML" display="inline">
  <mrow>
    <mo stretchy="false" form="prefix">[</mo>
    <mi>A</mi>
    <mo stretchy="false" form="postfix">]</mo>
  </mrow>
</math>
</file>

<file path=Formula-540/content.xml><?xml version="1.0" encoding="utf-8"?>
<math xmlns="http://www.w3.org/1998/Math/MathML" display="inline">
  <mi>y</mi>
</math>
</file>

<file path=Formula-542/content.xml><?xml version="1.0" encoding="utf-8"?>
<math xmlns="http://www.w3.org/1998/Math/MathML" display="inline">
  <mrow>
    <mi>f</mi>
    <mo stretchy="false" form="prefix">(</mo>
    <mi>U</mi>
    <mo stretchy="false" form="postfix">)</mo>
  </mrow>
</math>
</file>

<file path=Formula-544/content.xml><?xml version="1.0" encoding="utf-8"?>
<math xmlns="http://www.w3.org/1998/Math/MathML" display="inline">
  <mrow>
    <mi>x</mi>
    <mo>∈</mo>
    <mi>U</mi>
  </mrow>
</math>
</file>

<file path=Formula-546/content.xml><?xml version="1.0" encoding="utf-8"?>
<math xmlns="http://www.w3.org/1998/Math/MathML" display="inline">
  <mrow>
    <mi>f</mi>
    <mo stretchy="false" form="prefix">(</mo>
    <mi>x</mi>
    <mo stretchy="false" form="postfix">)</mo>
    <mo>=</mo>
    <mi>y</mi>
  </mrow>
</math>
</file>

<file path=Formula-548/content.xml><?xml version="1.0" encoding="utf-8"?>
<math xmlns="http://www.w3.org/1998/Math/MathML" display="inline">
  <msub>
    <mi>V</mi>
    <mi>x</mi>
  </msub>
</math>
</file>

<file path=Formula-550/content.xml><?xml version="1.0" encoding="utf-8"?>
<math xmlns="http://www.w3.org/1998/Math/MathML" display="inline">
  <mi>x</mi>
</math>
</file>

<file path=Formula-552/content.xml><?xml version="1.0" encoding="utf-8"?>
<math xmlns="http://www.w3.org/1998/Math/MathML" display="inline">
  <mi>f</mi>
</math>
</file>

<file path=Formula-554/content.xml><?xml version="1.0" encoding="utf-8"?>
<math xmlns="http://www.w3.org/1998/Math/MathML" display="inline">
  <msub>
    <mi>V</mi>
    <mi>x</mi>
  </msub>
</math>
</file>

<file path=Formula-556/content.xml><?xml version="1.0" encoding="utf-8"?>
<math xmlns="http://www.w3.org/1998/Math/MathML" display="inline">
  <mrow>
    <msub>
      <mi>W</mi>
      <mi>x</mi>
    </msub>
    <mo>=</mo>
    <mi>f</mi>
    <mo stretchy="false" form="prefix">(</mo>
    <msub>
      <mi>V</mi>
      <mi>x</mi>
    </msub>
    <mo stretchy="false" form="postfix">)</mo>
  </mrow>
</math>
</file>

<file path=Formula-558/content.xml><?xml version="1.0" encoding="utf-8"?>
<math xmlns="http://www.w3.org/1998/Math/MathML" display="inline">
  <msup>
    <mi>f</mi>
    <mrow>
      <mo>−</mo>
      <mn>1</mn>
    </mrow>
  </msup>
</math>
</file>

<file path=Formula-56/content.xml><?xml version="1.0" encoding="utf-8"?>
<math xmlns="http://www.w3.org/1998/Math/MathML" display="inline">
  <msup>
    <mstyle mathvariant="double-struck">
      <mi>ℝ</mi>
    </mstyle>
    <mrow>
      <mi>m</mi>
      <mo>×</mo>
      <mi>m</mi>
    </mrow>
  </msup>
</math>
</file>

<file path=Formula-560/content.xml><?xml version="1.0" encoding="utf-8"?>
<math xmlns="http://www.w3.org/1998/Math/MathML" display="inline">
  <mi>y</mi>
</math>
</file>

<file path=Formula-562/content.xml><?xml version="1.0" encoding="utf-8"?>
<math xmlns="http://www.w3.org/1998/Math/MathML" display="inline">
  <mi>U</mi>
</math>
</file>

<file path=Formula-564/content.xml><?xml version="1.0" encoding="utf-8"?>
<math xmlns="http://www.w3.org/1998/Math/MathML" display="inline">
  <mrow>
    <mi>f</mi>
    <mo stretchy="false" form="prefix">(</mo>
    <mi>U</mi>
    <mo stretchy="false" form="postfix">)</mo>
  </mrow>
</math>
</file>

<file path=Formula-566/content.xml><?xml version="1.0" encoding="utf-8"?>
<math xmlns="http://www.w3.org/1998/Math/MathML" display="inline">
  <mrow>
    <mi>X</mi>
    <mo>↦</mo>
    <msup>
      <mi>X</mi>
      <mrow>
        <mo>−</mo>
        <mn>1</mn>
      </mrow>
    </msup>
  </mrow>
</math>
</file>

<file path=Formula-568/content.xml><?xml version="1.0" encoding="utf-8"?>
<math xmlns="http://www.w3.org/1998/Math/MathML" display="inline">
  <msup>
    <mi>C</mi>
    <mn>2</mn>
  </msup>
</math>
</file>

<file path=Formula-58/content.xml><?xml version="1.0" encoding="utf-8"?>
<math xmlns="http://www.w3.org/1998/Math/MathML" display="inline">
  <mrow>
    <mi>A</mi>
    <mo>↦</mo>
    <mo>det</mo>
    <mo stretchy="false" form="prefix">[</mo>
    <mi>A</mi>
    <mo stretchy="false" form="postfix">]</mo>
  </mrow>
</math>
</file>

<file path=Formula-6/content.xml><?xml version="1.0" encoding="utf-8"?>
<math xmlns="http://www.w3.org/1998/Math/MathML" display="block">
  <mrow>
    <mi>f</mi>
    <mo>:</mo>
    <mo stretchy="false" form="prefix">(</mo>
    <mi>x</mi>
    <mo>,</mo>
    <mi>y</mi>
    <mo stretchy="false" form="postfix">)</mo>
    <mo>∈</mo>
    <mi>W</mi>
    <mo>⊂</mo>
    <msup>
      <mstyle mathvariant="double-struck">
        <mi>ℝ</mi>
      </mstyle>
      <mi>n</mi>
    </msup>
    <mo>×</mo>
    <msup>
      <mstyle mathvariant="double-struck">
        <mi>ℝ</mi>
      </mstyle>
      <mi>m</mi>
    </msup>
    <mo>→</mo>
    <mi>f</mi>
    <mo stretchy="false" form="prefix">(</mo>
    <mi>x</mi>
    <mo>,</mo>
    <mi>y</mi>
    <mo stretchy="false" form="postfix">)</mo>
    <mo>∈</mo>
    <msup>
      <mstyle mathvariant="double-struck">
        <mi>ℝ</mi>
      </mstyle>
      <mi>m</mi>
    </msup>
  </mrow>
</math>
</file>

<file path=Formula-60/content.xml><?xml version="1.0" encoding="utf-8"?>
<math xmlns="http://www.w3.org/1998/Math/MathML" display="inline">
  <mrow>
    <mo stretchy="false" form="prefix">[</mo>
    <mi>A</mi>
    <mo stretchy="false" form="postfix">]</mo>
  </mrow>
</math>
</file>

<file path=Formula-62/content.xml><?xml version="1.0" encoding="utf-8"?>
<math xmlns="http://www.w3.org/1998/Math/MathML" display="inline">
  <mrow>
    <msup>
      <mstyle mathvariant="double-struck">
        <mi>ℝ</mi>
      </mstyle>
      <mi>m</mi>
    </msup>
    <mo>→</mo>
    <msup>
      <mstyle mathvariant="double-struck">
        <mi>ℝ</mi>
      </mstyle>
      <mi>m</mi>
    </msup>
  </mrow>
</math>
</file>

<file path=Formula-64/content.xml><?xml version="1.0" encoding="utf-8"?>
<math xmlns="http://www.w3.org/1998/Math/MathML" display="inline">
  <mrow>
    <mstyle mathvariant="double-struck">
      <mi>ℝ</mi>
    </mstyle>
    <mo>\</mo>
    <mo stretchy="false" form="prefix">{</mo>
    <mn>0</mn>
    <mo stretchy="false" form="postfix">}</mo>
  </mrow>
</math>
</file>

<file path=Formula-66/content.xml><?xml version="1.0" encoding="utf-8"?>
<math xmlns="http://www.w3.org/1998/Math/MathML" display="inline">
  <mi>A</mi>
</math>
</file>

<file path=Formula-68/content.xml><?xml version="1.0" encoding="utf-8"?>
<math xmlns="http://www.w3.org/1998/Math/MathML" display="block">
  <mrow>
    <mo stretchy="false" form="prefix">[</mo>
    <mi>A</mi>
    <msup>
      <mo stretchy="false" form="postfix">]</mo>
      <mrow>
        <mo>−</mo>
        <mn>1</mn>
      </mrow>
    </msup>
    <mo>=</mo>
    <mfrac>
      <mrow>
        <mstyle mathvariant="normal">
          <mi>c</mi>
          <mi>o</mi>
        </mstyle>
        <mo stretchy="false" form="prefix">(</mo>
        <mo stretchy="false" form="prefix">[</mo>
        <mi>A</mi>
        <mo stretchy="false" form="postfix">]</mo>
        <msup>
          <mo stretchy="false" form="postfix">)</mo>
          <mi>t</mi>
        </msup>
      </mrow>
      <mrow>
        <mo>det</mo>
        <mo stretchy="false" form="prefix">[</mo>
        <mi>A</mi>
        <mo stretchy="false" form="postfix">]</mo>
      </mrow>
    </mfrac>
  </mrow>
</math>
</file>

<file path=Formula-70/content.xml><?xml version="1.0" encoding="utf-8"?>
<math xmlns="http://www.w3.org/1998/Math/MathML" display="inline">
  <mrow>
    <mstyle mathvariant="normal">
      <mi>c</mi>
      <mi>o</mi>
    </mstyle>
    <mo stretchy="false" form="prefix">(</mo>
    <mo stretchy="false" form="prefix">[</mo>
    <mi>A</mi>
    <mo stretchy="false" form="postfix">]</mo>
    <mo stretchy="false" form="postfix">)</mo>
  </mrow>
</math>
</file>

<file path=Formula-72/content.xml><?xml version="1.0" encoding="utf-8"?>
<math xmlns="http://www.w3.org/1998/Math/MathML" display="inline">
  <mrow>
    <mo stretchy="false" form="prefix">[</mo>
    <mi>A</mi>
    <mo stretchy="false" form="postfix">]</mo>
  </mrow>
</math>
</file>

<file path=Formula-74/content.xml><?xml version="1.0" encoding="utf-8"?>
<math xmlns="http://www.w3.org/1998/Math/MathML" display="inline">
  <mrow>
    <mo stretchy="false" form="prefix">[</mo>
    <mi>A</mi>
    <mo stretchy="false" form="postfix">]</mo>
  </mrow>
</math>
</file>

<file path=Formula-76/content.xml><?xml version="1.0" encoding="utf-8"?>
<math xmlns="http://www.w3.org/1998/Math/MathML" display="inline">
  <mrow>
    <mi>A</mi>
    <mo>↦</mo>
    <msup>
      <mi>A</mi>
      <mrow>
        <mo>−</mo>
        <mn>1</mn>
      </mrow>
    </msup>
  </mrow>
</math>
</file>

<file path=Formula-78/content.xml><?xml version="1.0" encoding="utf-8"?>
<math xmlns="http://www.w3.org/1998/Math/MathML" display="inline">
  <mrow>
    <msub>
      <mi>∂</mi>
      <mi>y</mi>
    </msub>
    <mi>f</mi>
    <mo stretchy="false" form="prefix">(</mo>
    <msub>
      <mi>x</mi>
      <mn>0</mn>
    </msub>
    <mo>,</mo>
    <msub>
      <mi>y</mi>
      <mn>0</mn>
    </msub>
    <mo stretchy="false" form="postfix">)</mo>
  </mrow>
</math>
</file>

<file path=Formula-8/content.xml><?xml version="1.0" encoding="utf-8"?>
<math xmlns="http://www.w3.org/1998/Math/MathML" display="inline">
  <mrow>
    <msub>
      <mi>∂</mi>
      <mi>y</mi>
    </msub>
    <mi>f</mi>
  </mrow>
</math>
</file>

<file path=Formula-80/content.xml><?xml version="1.0" encoding="utf-8"?>
<math xmlns="http://www.w3.org/1998/Math/MathML" display="inline">
  <mrow>
    <msub>
      <mi>∂</mi>
      <mi>y</mi>
    </msub>
    <mi>f</mi>
  </mrow>
</math>
</file>

<file path=Formula-82/content.xml><?xml version="1.0" encoding="utf-8"?>
<math xmlns="http://www.w3.org/1998/Math/MathML" display="inline">
  <mrow>
    <mo stretchy="false" form="prefix">(</mo>
    <msub>
      <mi>x</mi>
      <mn>0</mn>
    </msub>
    <mo>,</mo>
    <msub>
      <mi>y</mi>
      <mn>0</mn>
    </msub>
    <mo stretchy="false" form="postfix">)</mo>
  </mrow>
</math>
</file>

<file path=Formula-84/content.xml><?xml version="1.0" encoding="utf-8"?>
<math xmlns="http://www.w3.org/1998/Math/MathML" display="inline">
  <mi>W</mi>
</math>
</file>

<file path=Formula-86/content.xml><?xml version="1.0" encoding="utf-8"?>
<math xmlns="http://www.w3.org/1998/Math/MathML" display="inline">
  <mrow>
    <msub>
      <mi>∂</mi>
      <mi>y</mi>
    </msub>
    <mi>f</mi>
  </mrow>
</math>
</file>

<file path=Formula-88/content.xml><?xml version="1.0" encoding="utf-8"?>
<math xmlns="http://www.w3.org/1998/Math/MathML" display="inline">
  <mrow>
    <mo stretchy="false" form="prefix">(</mo>
    <msub>
      <mi>x</mi>
      <mn>0</mn>
    </msub>
    <mo>,</mo>
    <msub>
      <mi>y</mi>
      <mn>0</mn>
    </msub>
    <mo stretchy="false" form="postfix">)</mo>
  </mrow>
</math>
</file>

<file path=Formula-90/content.xml><?xml version="1.0" encoding="utf-8"?>
<math xmlns="http://www.w3.org/1998/Math/MathML" display="inline">
  <mi>W</mi>
</math>
</file>

<file path=Formula-92/content.xml><?xml version="1.0" encoding="utf-8"?>
<math xmlns="http://www.w3.org/1998/Math/MathML" display="inline">
  <mi>ψ</mi>
</math>
</file>

<file path=Formula-94/content.xml><?xml version="1.0" encoding="utf-8"?>
<math xmlns="http://www.w3.org/1998/Math/MathML" display="inline">
  <mrow>
    <mi>d</mi>
    <mi>ψ</mi>
  </mrow>
</math>
</file>

<file path=Formula-96/content.xml><?xml version="1.0" encoding="utf-8"?>
<math xmlns="http://www.w3.org/1998/Math/MathML" display="inline">
  <mrow>
    <mi>f</mi>
    <mo stretchy="false" form="prefix">(</mo>
    <mi>x</mi>
    <mo>,</mo>
    <mi>ψ</mi>
    <mo stretchy="false" form="prefix">(</mo>
    <mi>x</mi>
    <mo stretchy="false" form="postfix">)</mo>
    <mo stretchy="false" form="postfix">)</mo>
    <mo>=</mo>
    <mn>0</mn>
  </mrow>
</math>
</file>

<file path=Formula-98/content.xml><?xml version="1.0" encoding="utf-8"?>
<math xmlns="http://www.w3.org/1998/Math/MathML" display="inline">
  <mi>U</mi>
</math>
</file>